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E0000005E5FBDFD39DF1AB59D.png" manifest:media-type="image/png"/>
  <manifest:file-entry manifest:full-path="Pictures/10000201000000C3000001038C928AA4E07C356B.png" manifest:media-type="image/png"/>
  <manifest:file-entry manifest:full-path="Pictures/10000201000000150000001D355EE526B56FE17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alibri1" svg:font-family="Calibri, sans-serif"/>
    <style:font-face style:name="FreeSans1" svg:font-family="FreeSans" style:font-family-generic="swiss"/>
    <style:font-face style:name="Batang" svg:font-family="Batang" style:font-family-generic="system" style:font-pitch="fixed"/>
    <style:font-face style:name="Linux Libertine Display G" svg:font-family="'Linux Libertine Display G'" style:font-pitch="variable"/>
    <style:font-face style:name="Linux Libertine Display G1" svg:font-family="'Linux Libertine Display G'" style:font-adornments="Normal" style:font-pitch="variable"/>
    <style:font-face style:name="Monlam Uni OuChan2" svg:font-family="'Monlam Uni OuChan2'" style:font-adornments="Normal" style:font-pitch="variable"/>
    <style:font-face style:name="TibetanChogyalUnicode-170221" svg:font-family="TibetanChogyalUnicode-170221" style:font-pitch="variable"/>
    <style:font-face style:name="TibetanChogyalUnicode-ID" svg:font-family="TibetanChogyalUnicode-ID" style:font-pitch="variable"/>
    <style:font-face style:name="Berlin Sans FB" svg:font-family="'Berlin Sans FB'" style:font-family-generic="roman" style:font-pitch="variable"/>
    <style:font-face style:name="Calibri2" svg:font-family="Calibri" style:font-family-generic="roman" style:font-pitch="variable"/>
    <style:font-face style:name="Century" svg:font-family="Century" style:font-family-generic="roman" style:font-pitch="variable"/>
    <style:font-face style:name="Century1" svg:font-family="Century" style:font-adornments="Normal" style:font-family-generic="roman" style:font-pitch="variable"/>
    <style:font-face style:name="Garamond" svg:font-family="Garamond" style:font-family-generic="roman" style:font-pitch="variable"/>
    <style:font-face style:name="Garamond Dia" svg:font-family="'Garamond Dia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betanChogyal" svg:font-family="TibetanChogyal" style:font-family-generic="roman" style:font-pitch="variable"/>
    <style:font-face style:name="TibetanChogyalSkt3" svg:font-family="TibetanChogyalSkt3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Gras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parajita" svg:font-family="Aparajita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ato1" svg:font-family="Lato" style:font-family-generic="swiss" style:font-pitch="variable"/>
    <style:font-face style:name="Lato" svg:font-family="Lato" style:font-adornments="Gra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FZSongTi" svg:font-family="FZSongTi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Himalaya" svg:font-family="'Microsoft Himalaya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1d680d2" officeooo:paragraph-rsid="01d680d2"/>
    </style:style>
    <style:style style:name="P2" style:family="paragraph" style:parent-style-name="Tibetan" style:master-page-name="Standard">
      <style:paragraph-properties style:page-number="auto"/>
    </style:style>
    <style:style style:name="P3" style:family="paragraph" style:parent-style-name="Tibetan">
      <style:text-properties officeooo:paragraph-rsid="02324924"/>
    </style:style>
    <style:style style:name="P4" style:family="paragraph" style:parent-style-name="Tibetan">
      <style:text-properties officeooo:paragraph-rsid="023272b2"/>
    </style:style>
    <style:style style:name="P5" style:family="paragraph" style:parent-style-name="Tibetan">
      <style:text-properties officeooo:paragraph-rsid="0236ea1d"/>
    </style:style>
    <style:style style:name="P6" style:family="paragraph" style:parent-style-name="Tibetan">
      <style:text-properties officeooo:paragraph-rsid="0237dab9"/>
    </style:style>
    <style:style style:name="P7" style:family="paragraph" style:parent-style-name="Tibetan">
      <style:text-properties officeooo:paragraph-rsid="023924cd"/>
    </style:style>
    <style:style style:name="P8" style:family="paragraph" style:parent-style-name="Tibetan">
      <style:text-properties officeooo:paragraph-rsid="0239875a"/>
    </style:style>
    <style:style style:name="P9" style:family="paragraph" style:parent-style-name="Tibetan">
      <style:text-properties officeooo:paragraph-rsid="02398ca8"/>
    </style:style>
    <style:style style:name="P10" style:family="paragraph" style:parent-style-name="Tibetan">
      <style:text-properties officeooo:paragraph-rsid="023afd8b"/>
    </style:style>
    <style:style style:name="P11" style:family="paragraph" style:parent-style-name="Tibetan">
      <style:text-properties officeooo:paragraph-rsid="023c66d0"/>
    </style:style>
    <style:style style:name="P12" style:family="paragraph" style:parent-style-name="Tibetan">
      <style:text-properties officeooo:paragraph-rsid="023e5eab"/>
    </style:style>
    <style:style style:name="P13" style:family="paragraph" style:parent-style-name="Tibetan">
      <style:text-properties officeooo:paragraph-rsid="02428804"/>
    </style:style>
    <style:style style:name="P14" style:family="paragraph" style:parent-style-name="Tibetan">
      <style:text-properties officeooo:paragraph-rsid="0243ffa0"/>
    </style:style>
    <style:style style:name="P15" style:family="paragraph" style:parent-style-name="Tibetan_20_Instructions">
      <style:text-properties officeooo:paragraph-rsid="023afd8b"/>
    </style:style>
    <style:style style:name="P16" style:family="paragraph" style:parent-style-name="Tibetan_20_Instructions">
      <style:text-properties officeooo:paragraph-rsid="023c66d0"/>
    </style:style>
    <style:style style:name="P17" style:family="paragraph" style:parent-style-name="Transliteration">
      <style:text-properties officeooo:paragraph-rsid="023c66d0"/>
    </style:style>
    <style:style style:name="T1" style:family="text">
      <style:text-properties style:font-name="Times New Roman" fo:font-size="28pt" officeooo:rsid="023924cd" style:font-size-asian="28pt" style:font-name-complex="TibetanChogyalUnicode-170221" style:font-size-complex="28pt"/>
    </style:style>
    <style:style style:name="T2" style:family="text">
      <style:text-properties style:font-name="Times New Roman" fo:font-size="28pt" officeooo:rsid="0239875a" style:font-size-asian="28pt" style:font-name-complex="TibetanChogyalUnicode-170221" style:font-size-complex="28pt"/>
    </style:style>
    <style:style style:name="T3" style:family="text">
      <style:text-properties officeooo:rsid="0236ea1d"/>
    </style:style>
    <style:style style:name="T4" style:family="text">
      <style:text-properties officeooo:rsid="023924cd"/>
    </style:style>
    <style:style style:name="T5" style:family="text">
      <style:text-properties officeooo:rsid="0239875a"/>
    </style:style>
    <style:style style:name="T6" style:family="text">
      <style:text-properties style:font-name="TibetanChogyalSkt3" fo:font-size="31pt" style:font-size-asian="19pt" style:font-size-complex="28pt"/>
    </style:style>
    <style:style style:name="T7" style:family="text">
      <style:text-properties fo:font-size="28pt" style:font-size-asian="28pt" style:font-size-complex="22pt"/>
    </style:style>
    <style:style style:name="T8" style:family="text">
      <style:text-properties officeooo:rsid="023afd8b"/>
    </style:style>
    <style:style style:name="T9" style:family="text">
      <style:text-properties officeooo:rsid="023c66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-start text:name="__RefHeading___Toc4313_621886178"/>༄༅། །ཀ་དག་གདོད་མའི་མགོན་པོ་ཀུན་ཏུ་བཟང་། །<text:bookmark-end text:name="__RefHeading___Toc4313_621886178"/></text:p>
      <text:p text:style-name="Tibetan">ལོངས་སྐུ་རིགས་ལྔ་རིགས་འདུས་རྡོ་རྗེ་སེམས། །</text:p>
      <text:p text:style-name="Tibetan">དཔལ་ཆེན་གསང་བའི་བདག་པོ་རྡོ་རྗེ་ཆོས། །</text:p>
      <text:p text:style-name="Tibetan">གསོལ་བ་འདེབས་སོ་བདུད་བཞིའི་གཡུལ་འཁྲུགས་བཟློག །</text:p>
      <text:p text:style-name="Tibetan">ལས་ཀྱི་དབང་མོ་པྲ་བྷ་ཧསྟིའི་ཞབས། །</text:p>
      <text:p text:style-name="Tibetan">སྣང་སྲིད་ཟིལ་གནོན་རྒྱལ་དབང་ཐོད་ཕྲེང་རྩལ། །</text:p>
      <text:p text:style-name="Tibetan">རྒྱལ་ཡུམ་མཚོ་རྒྱལ་ཐུགས་སྲས་རྗེ་འབངས་གྲོགས། །</text:p>
      <text:p text:style-name="Tibetan">གསོལ་བ་འདེབས་སོ་བདུད་བཞིའི་གཡུལ་འཁྲུགས་བཟློག །</text:p>
      <text:p text:style-name="Tibetan">སྨོན་ལམ་དབང་སྒྱུར་ལང་གྲོ་ལོ་ཙཱའི་ཞབས། །</text:p>
      <text:p text:style-name="Tibetan">སྤྲུལ་པའི་གཏེར་ཆེན་བདུད་འཇོམས་རྡོ་རྗེའི་མཚན། །</text:p>
      <text:p text:style-name="Tibetan">ལས་ཅན་ཆོས་བདག་བརྒྱུད་པར་བཅས་རྣམས་ལ། །</text:p>
      <text:p text:style-name="Tibetan">གསོལ་བ་འདེབས་སོ་བདུད་བཞིའི་གཡུལ་འཁྲུགས་བཟློག །</text:p>
      <text:p text:style-name="Tibetan">གདུག་པ་ཅན་ལ་སྙིང་རྗེས་རབ་ཁྲོས་པ། །</text:p>
      <text:p text:style-name="Tibetan">དཔལ་ཆེན་ཡི་དམ་བཛྲ་ཀུ་མཱ་ར། །</text:p>
      <text:p text:style-name="Tibetan">ཌཱཀི་ཆོས་སྐྱོང་དམ་ཅན་གཏེར་སྲུང་ལ། །</text:p>
      <text:p text:style-name="Tibetan">གསོལ་བ་འདེབས་སོ་བདུད་བཞིའི་གཡུལ་འཁྲུགས་བཟློག །</text:p>
      <text:p text:style-name="Tibetan">དེ་ལྟར་གསོལ་བ་བཏབ་པའི་བྱིན་རླབས་ཀྱིས། །</text:p>
      <text:p text:style-name="Tibetan">གཉིས་འཛིན་བདུད་བཞིས་བསླད་པའི་སྣང་སྲིད་ཆོས། །</text:p>
      <text:p text:style-name="Tibetan">ཕུར་བཞིའི་དགོངས་པའིུ་ཀ་དག་གདེངས་ཚད་བཪྙེས། །</text:p>
      <text:p text:style-name="Tibetan">ལྷུན་གྲུབ་སྣང་བཞིའི་ཆོས་ཉིད་ཟད་སར་འཁྱོལ། །</text:p>
      <text:p text:style-name="Tibetan">སྐུ་བཞིའི་འབྲས་བཟང་བདེ་བླག་སྨིན་གྱུར་ཅིག །</text:p>
      <text:p text:style-name="Tibetan_20_Instructions">ཅེས་པའང་ཡང་ཟབ་རིན་པོ་ཆེ་འདི་ཉིད་ཀྱི་ཆ་ལག་ཏུ་བྷུ་སུ་ཀུ་པ་ཀློང་ཆེན་ཡེ་ཤེས་རྡོ་རྗེས་སྤ་གྲོ་སྟག་ཚང་དུ་བྲིས་པ་ཤུ་བྷཾ།། །</text:p>
      <text:p text:style-name="Tibetan_20_Instructions"><text:soft-page-break/><text:span text:style-name="T6">μ</text:span> བླ་ཕུར་ཐུགས་ཀྱི་ཐིག་ལེ་ལས༔ ཕྲིན་ལས་རྒྱས་པ་དཔལ་ཆེན་དགྱེས་གླུ་བཞུགས༔</text:p>
      <text:p text:style-name="P4"><text:span text:style-name="T6">μ</text:span> ཁྲག་འཐུང་ཡོངས་རྫོགས་ལྷ་ལ་འདུད༔ </text:p>
      <text:p text:style-name="P4">བདག་ཉིད་རྡོ་རྗེ་ཐོད་ཕྲེང་རྩལ༔</text:p>
      <text:p text:style-name="P4">སངས་རྒྱས་ཀུན་གྱི་ཕྲིན་ལས་གཟུགས༔ </text:p>
      <text:p text:style-name="Tibetan">དཀྱིལ་འཁོར་བདག་པོ་གཉིས་སུ་མེད༔ </text:p>
      <text:p text:style-name="Tibetan">རྡོ་རྗེ་ཕུར་པའི་རྒྱུད་ལུང་དང༔ </text:p>
      <text:p text:style-name="P4">མན་ངག་ཀུན་གྱི་བཀའ་ཡང་བབ༔</text:p>
      <text:p text:style-name="P4">ཤིན་ཏུ་ཟབ་པའི་མཐར་ཐུག་ནི༔ </text:p>
      <text:p text:style-name="Tibetan">བླ་མ་ཡི་དམ་དབྱེར་མེད་དུ༔ </text:p>
      <text:p text:style-name="Tibetan">སྒྲུབ་པའི་གསེང་ལམ་རྨད་བྱུང་བ༔ </text:p>
      <text:p text:style-name="Tibetan">ངོ་མཚར་ཆེན་པོའི་ཟབ་རྒྱའི་ཆོས༔ </text:p>
      <text:p text:style-name="Tibetan">སྒྲུབ་པའི་རིམ་པ་རྨད་བྱུང་བསྟན༔ </text:p>
      <text:p text:style-name="Tibetan">ས་མ་ཡ༔ </text:p>
      <text:p text:style-name="P15">འདི་ལ་སྦྱོར་དངོས་རྗེས་གསུམ་ལས༔ དང་པོ་ཤིས་ཤིང་དབེན་པའི་གནས༔ ཡིད་དང་མཐུན་པའི་དག་ཏུ་ནི༔ བསྒྲུབ་པའི་རྟེན་རྣམས་ཚོགས་བྱས་ཏེ༔ ཐོག་མར་སྐྱབས་སུ་འགྲོ་བ་ནི༔</text:p>
      <text:p text:style-name="Tibetan">ན་མོ༔ སངས་རྒྱས་ཀུན་གྱི་ཡེ་ཤེས་སྐུ༔ </text:p>
      <text:p text:style-name="Tibetan">ཧེ་རུ་ཀ་དཔལ་བླ་མ་རྗེ༔ </text:p>
      <text:p text:style-name="Tibetan">དཀྱིལ་འཁོར་ཀུན་གྱི་བྱེད་པ་པོ༔ </text:p>
      <text:p text:style-name="Tibetan">མི་ཕྱེད་གུས་པས་སྐྱབས་སུ་མཆི༔ </text:p>
      <text:p text:style-name="Tibetan_20_Instructions">གཉིས་པ་སེམས་བསྐྱེད་རིམ་པ་ནི༔ </text:p>
      <text:p text:style-name="Tibetan"><text:soft-page-break/>ཧོ༔ མ་རྟོགས་ཐ་མལ་འཁྲུལ་པའི་འགྲོ༔ </text:p>
      <text:p text:style-name="Tibetan">ཡེ་ཤེས་དབྱིངས་སུ་སྒྲོལ་བའི་ཕྱིར༔ </text:p>
      <text:p text:style-name="Tibetan">དཔལ་ཆེན་ལྷ་སྔགས་ཏིང་འཛིན་གྱིས༔ </text:p>
      <text:p text:style-name="Tibetan">བྱང་ཆུབ་མཆོག་ཏུ་སེམས་བསྐྱེད་དོ༔ </text:p>
      <text:p text:style-name="Tibetan_20_Instructions">གསུམ་པ་ཡན་ལག་བདུན་འབུལ་བ༔ </text:p>
      <text:p text:style-name="Tibetan">ཧོ༔ སྐྱེ་མེད་ཆོས་སྐུའི་དབྱིངས་ཉིད་ལས༔ </text:p>
      <text:p text:style-name="Tibetan">མ་གཡོས་ཡེ་ཤེས་འགག་མེད་རྩལ༔ </text:p>
      <text:p text:style-name="Tibetan">དཔལ་ཆེན་རྡོ་རྗེ་ཕུར་པ་ཡི༔ </text:p>
      <text:p text:style-name="Tibetan">རྩ་གསུམ་ལྷ་ལ་གུས་ཕྱག་འཚལ༔ </text:p>
      <text:p text:style-name="Tibetan">ཀུན་བཟང་མཆོད་པ་རྒྱ་མཚོའི་མཆོད༔ </text:p>
      <text:p text:style-name="Tibetan">སྡིག་ལྟུང་འགལ་འཁྲུལ་ཐམས་ཅད་བཤགས༔ </text:p>
      <text:p text:style-name="Tibetan">འཁོར་འདས་དགེ་ལ་རྗེས་ཡི་རང༔ </text:p>
      <text:p text:style-name="Tibetan">ཟབ་རྒྱས་ཆོས་ཀྱི་སྨིན་གྲོལ་ཕྱིར༔ </text:p>
      <text:p text:style-name="Tibetan">རྡོ་རྗེའི་གསང་གསུམ་རྟག་བཞུགས་གསོལ༔ </text:p>
      <text:p text:style-name="Tibetan">དགེ་ཚོགས་བྱང་ཆུབ་སྙིང་པོར་བསྔོ༔ </text:p>
      <text:p text:style-name="Tibetan">འགྲོ་ཀུན་སྲིད་ཞི་ལས་གྲོལ་ཤོག༔ </text:p>
      <text:p text:style-name="Tibetan_20_Instructions">བཞི་པ་འགལ་རྐྱེན་བགེགས་བསལ་བ༔ </text:p>
      <text:p text:style-name="Tibetan">ཧཱུྃ༔ ཉོན་ཅིག་བགེགས་དང་ལོག་པར་འདྲེན༔ </text:p>
      <text:p text:style-name="Tibetan">ང་ཡི་བཀའ་ལས་འདའ་མ་བྱེད༔ </text:p>
      <text:p text:style-name="Tibetan">རྡོ་རྗེ་གསང་བའི་བཀའ་ལས་ནི༔ </text:p>
      <text:p text:style-name="Tibetan">སྡིག་ཅན་གང་ཞིག་འདའ་བྱེད་ན༔ </text:p>
      <text:p text:style-name="P3">སྟོབས་ཆེན་ཁྲོ་བོ་ཆེན་པོ་བཅུའི༔</text:p>
      <text:p text:style-name="P3"><text:soft-page-break/>ཀླད་པ་ཚལ་པ་བརྒྱ་རུ་ཁོལ༔ </text:p>
      <text:p text:style-name="Tibetan">དེ་བས་དམ་ལ་མ་འདའ་བར༔ </text:p>
      <text:p text:style-name="Tibetan">བྱིན་པའི་གཏོར་མ་འདི་ཁྱེར་ལ༔ </text:p>
      <text:p text:style-name="Tibetan">རྒྱ་མཚོ་ཆེན་པོའི་ཕ་མཐར་དེངས༔ </text:p>
      <text:p text:style-name="Tibetan_20_Instructions">ཧཱུྃ་བཞིའི་སྔགས་དང་སྤུ་གྲི་བརྗོད༔ ཐུན་དང་དམིགས་པས་གཟིར་སྟེ་བསྐྲད༔ ལྔ་པ་སྲུང་བས་མཚམས་བཅད་ནི༔ </text:p>
      <text:p text:style-name="Tibetan">ཧཱུྃ༔ སྤྲུལ་པའི་ཕོ་ཉ་སྤྲོ་བསྡུ་ཡིས༔ </text:p>
      <text:p text:style-name="Tibetan">སྣང་སྲིད་ཕུར་པའི་ཞིང་དུ་གྱུར༔ </text:p>
      <text:p text:style-name="Tibetan">ཀུན་ཀྱང་དགོངས་པ་མི་གཡེལ་བས༔ </text:p>
      <text:p text:style-name="Tibetan">ལྷ་སྔགས་ཡེ་ཤེས་དབྱེར་མེད་པའི༔ </text:p>
      <text:p text:style-name="Tibetan">རང་བྱུང་དཀྱིལ་འཁོར་ཆེན་པོར་ཤར༔ </text:p>
      <text:p text:style-name="Tibetan">ༀ་བཛྲ་རཀྵ་རཀྵ་བྷྲཱུྃ༔ </text:p>
      <text:p text:style-name="Tibetan_20_Instructions">དྲུག་པ་བརྡ་སྒོ་ཕྱག་འཚལ་བ་ནི༔ </text:p>
      <text:p text:style-name="Tibetan">ཧཱུྃ༔ སྣོད་བཅུད་གདོད་ནས་དཀྱིལ་འཁོར་ལྷ༔ </text:p>
      <text:p text:style-name="Tibetan">རང་བཞིན་ཉིད་དུ་ལྷུན་གྱིས་གྲུབ༔ </text:p>
      <text:p text:style-name="Tibetan">དག་པའི་སྣོད་བཅུད་སྒོ་དབྱེ་ཞིང༔ </text:p>
      <text:p text:style-name="Tibetan">གཉིས་མེད་མཉམ་པའི་བརྡ་ཕྱག་འཚལ༔ </text:p>
      <text:p text:style-name="Tibetan">སརྦ་མཎྜལ་བྷྲཱུྃ་པྲ་བེ་ཤ་ཡ་ཕཊ྄༔ </text:p>
      <text:p text:style-name="Tibetan_20_Instructions">ན་མོ་ན་མ་མི༔ བདུན་པ་བྱིན་ཆེན་དབབ་པའི་ཕྱིར༔ གདུང་བའི་ཤུགས་བསྐྱེད་སྤོས་རོལ་བཅས༔ དར་དང་ཞིང་གི་གཡབ་དོར་ཞིང༔ རྐང་གླིང་རོལ་མོ་དབྱངས་དང་བཅས༔ </text:p>
      <text:p text:style-name="Tibetan">ཧཱུྃ༔ ཆོས་དབྱིངས་རང་བྱུང་བརྡལ་བ་ཆེ༔ </text:p>
      <text:p text:style-name="Tibetan">ཡེ་ཤེས་དཀྱིལ་འཁོར་ལྷ་ཡི་དལ༔ </text:p>
      <text:p text:style-name="Tibetan">འགག་མེད་གཟུགས་ཀྱི་སྐུར་བཞེངས་ལ༔ </text:p>
      <text:p text:style-name="Tibetan"><text:soft-page-break/>དབང་སྐུར་བྱིན་ཕོབ་རྟགས་མཚན་སྟོན༔ </text:p>
      <text:p text:style-name="Tibetan">བརྒྱུད་གསུམ་བླ་མ་རིག་འཛིན་ཚོགས༔ </text:p>
      <text:p text:style-name="Tibetan">དགོངས་བརྒྱུད་རིག་པའི་རྩལ་བསྐྱེད་ལ༔ </text:p>
      <text:p text:style-name="Tibetan">རྟོགས་པ་དོན་བརྒྱུད་ཆོས་ཀྱི་སྐུའི༔ </text:p>
      <text:p text:style-name="Tibetan">བྱིན་ཆེན་ཕོབ་ལ་དབང་སྐུར་ཅིག༔ </text:p>
      <text:p text:style-name="Tibetan">གྲུ་གསུམ་མཐིང་ནག་ཨེ་ཡི་ཀློང༔ </text:p>
      <text:p text:style-name="Tibetan">ངེས་པ་ལྔ་དང་ལོངས་སྤྱོད་རྫོགས༔ </text:p>
      <text:p text:style-name="Tibetan">རྡོ་རྗེ་གཞོན་ནུ་དཀྱིལ་འཁོར་ལྷས༔ </text:p>
      <text:p text:style-name="Tibetan">གནས་འདིར་བྱིན་ཕོབ་རྟགས་མཚན་སྟོན༔ </text:p>
      <text:p text:style-name="Tibetan">ཕྱོགས་བཅུ་དག་པའི་ཞིང་ཁམས་ནས༔ </text:p>
      <text:p text:style-name="Tibetan">བདུད་འདུལ་ཁྲོ་བཅུ་ཡབ་ཡུམ་དང༔ </text:p>
      <text:p text:style-name="Tibetan">ཕྲ་ཕྱག་སྒོ་མའི་ཚོགས་བཅས་ཀྱིས༔ </text:p>
      <text:p text:style-name="Tibetan">བྱིན་ཕོབ་དབང་སྐུར་དངོས་གྲུབ་སྩོལ༔ </text:p>
      <text:p text:style-name="Tibetan">ཟླ་གམ་སྐུ་གསུང་ཐུགས་དབྱིངས་ནས༔ </text:p>
      <text:p text:style-name="Tibetan">སྤྲུལ་པའི་སྲས་མཆོག་ཉི་ཤུ་གཅིག༔ </text:p>
      <text:p text:style-name="Tibetan">སྒྲོལ་བྱེད་ཡཀྵ་ཀྲོ་སྡ་ཡིས༔ </text:p>
      <text:p text:style-name="Tibetan">ཁམས་གསུམ་དབྱིངས་སྒྲོལ་བྱིན་ཆེན་ཕོབ༔ </text:p>
      <text:p text:style-name="Tibetan">ཡུམ་ཆེན་འཁོར་ལོ་རྒྱས་འདེབས་མ༔ </text:p>
      <text:p text:style-name="Tibetan">སྒོ་སྐྱོང་ཕུར་སྲུང་དབང་མོ་སོགས༔ </text:p>
      <text:p text:style-name="Tibetan">གནས་ཡུལ་མཁའ་འགྲོ་ཆོས་སྐྱོང་གིས༔ </text:p>
      <text:p text:style-name="Tibetan">ཕྲིན་ལས་ཐོགས་མེད་བྱིན་ཕོབ་ཅིག༔ </text:p>
      <text:p text:style-name="Tibetan"><text:soft-page-break/>རྩ་གསུམ་ལྷ་ཚོགས་མ་ལུས་ཀུན༔ </text:p>
      <text:p text:style-name="Tibetan">རྡོ་རྗེའི་སྐུ་ཡི་གར་སྟབས་བསྒྱུར༔ </text:p>
      <text:p text:style-name="Tibetan">རང་བྱུང་སྔགས་སྒྲ་ཕཻཾ་ཧྲཱིཾ་ཛ༔ </text:p>
      <text:p text:style-name="Tibetan">བདེ་སྟོང་གཟི་བྱིན་ཆེར་བསྐྱེད་ལ༔ </text:p>
      <text:p text:style-name="Tibetan">མེ་ཏོག་ཆར་དང་སྤོས་སྤྲིན་ངད༔ </text:p>
      <text:p text:style-name="Tibetan">ས་གསུམ་ཁྱབ་པར་མཛད་དང་བཅས༔ </text:p>
      <text:p text:style-name="Tibetan">གནས་མཆོག་འདི་རུ་བྱིན་ཕོབ་ཅིག༔ </text:p>
      <text:p text:style-name="Tibetan">སྒྲུབ་མཆོག་རྣམས་ལ་དབང་བཞི་དབང་བསྐུར༔ </text:p>
      <text:p text:style-name="Tibetan">བགེགས་དང་ལོག་འདྲེན་བར་ཆད་སོལ༔ </text:p>
      <text:p text:style-name="Tibetan">མཆོག་དང་ཐུན་མོང་དངོས་གྲུབ་སྩོལ༔ </text:p>
      <text:p text:style-name="P3">ༀ་ཤྲཱི་ཧེ་རུ་ཀ་བཛྲ་ཀྲོ་སྡ་ཀཱི་ལ་ཡ་ས་པ་རི་ཝཱ་ར་ཛྙཱ་ན་ཨ་བཻ་ཤ་ཡ་ཨ་ཨ༔ </text:p>
      <text:p text:style-name="Tibetan">ཧྲཱིཾ་ཧྲཱིཾ་ཧྲཱིཾ༔ </text:p>
      <text:p text:style-name="P4">ཕཻཾ་ཕཻཾ་ཕཻཾ༔</text:p>
      <text:p text:style-name="Tibetan_20_Instructions">བརྒྱད་པ་མཆོད་པ་བྱིན་རླབས་ནི༔ </text:p>
      <text:p text:style-name="Tibetan">ཧཱུྃ་ཧྲཱིཿ སྣོད་བཅུད་རྣམ་དག་འོག་མིན་ཞིང༔ </text:p>
      <text:p text:style-name="Tibetan">ཁྲག་འཐུང་རོལ་པའི་དུར་ཁྲོད་ཆེར༔ </text:p>
      <text:p text:style-name="Tibetan">ཕྱི་ནང་གསང་བ་བླ་མེད་པའི༔ </text:p>
      <text:p text:style-name="Tibetan">ཀུན་བཟང་མཆོད་སྤྲིན་རྒྱ་མཚོར་གྱུར༔ </text:p>
      <text:p text:style-name="Tibetan">ༀ་བཛྲ་ཨརྒྷཾ་ནས། ཤགྲྭ་སརྦ་མ་ཧཱ་པཱུ་ཛ་ཨཱཿཧཱུྃ༔ </text:p>
      <text:p text:style-name="Tibetan">ༀ་སརྦ<text:span text:style-name="T4">་</text:span>པཉྩ་ཨ་མྲི་ཏ་ཧཱུྃ་ཧྲཱི་ཋ༔ </text:p>
      <text:p text:style-name="Tibetan">ༀ་ཨཱཿཧཱུྃ་མ་ཧཱ་བ་ལིཾ་ཏ་ཏེ་ཛྭ་བ་ལིཾ་ཏ་བྷ་ལ་བྷ་ཏེ་གུ་ཧྱ་ས་མ་ཡ་སྭཱ་ཧཱ༔ </text:p>
      <text:p text:style-name="Tibetan">ༀ་ཨཱཿཧཱུྃ་མ་ཧཱ་རཅ་ས་མཏྲ་མཎྜ་ལ་ཧཱུྃ་ཕཊ྄༔ </text:p>
      <text:p text:style-name="Tibetan_20_Instructions"><text:soft-page-break/>སོ་སོར་ལན་གསུམ་བརྗོད་དེ་སྤེལ༔ ས་མ་ཡ༔ གཉིས་པ་དངོས་ཀྱི་ལས་རིམ་ལ༔ དང་པོ་ཏིང་འཛིན་རྣམ་གསུམ་བསྒོམ༔ </text:p>
      <text:p text:style-name="P3">ༀ་མ་ཧཱ་ཤཱུ་ནྱ་ཏཱ་ཛྙཱ་ན་བཛྲ་སྭ་བྷཱ་ཝ་ཨབ་ཀོུཧཾ༔ </text:p>
      <text:p text:style-name="Tibetan">རྡོ་རྗེ་སྟོང་པ་ཉིད་ཀྱི་དབྱིངས༔ </text:p>
      <text:p text:style-name="Tibetan">འཁོར་དང་མྱ་ངན་འདས་པའི་སྲོག༔ </text:p>
      <text:p text:style-name="Tibetan">ཀུན་ལ་ཁྱབ་ཅིང་ཀུན་ལས་འདས༔ </text:p>
      <text:p text:style-name="Tibetan">ཐམས་ཅད་བྱེད་པོ་ང་ཉིད་དོ༔ </text:p>
      <text:p text:style-name="Tibetan">དེ་ལྟར་མ་རྟོགས་ཡིད་ཅན་རྣམས༔ </text:p>
      <text:p text:style-name="Tibetan">འཁྲུལ་པ་ལུ་གུ་རྒྱུད་དུ་འཁྱམས༔ </text:p>
      <text:p text:style-name="Tibetan">སྙིང་རྗེས་དེ་ཀུན་བསྒྲལ་བྱའི་ཕྱིར༔ </text:p>
      <text:p text:style-name="Tibetan">ཀུན་སྣང་ཐུགས་རྗེ་མཁའ་ཁྱབ་བརྡལ༔ </text:p>
      <text:p text:style-name="Tibetan">སྟོང་པའི་སྲོག་ནི་སྙིང་རྗེའི་ཕྱིར༔ </text:p>
      <text:p text:style-name="P3">ཟུང་འཇུག་མི་གནས་ཡེ་ཤེས་ཆེ༔</text:p>
      <text:p text:style-name="P3">ཧཱུྃ་ཡིག་སྲོག་གི་གོ་རུ་བསྒོམ༔ </text:p>
      <text:p text:style-name="Tibetan">ནམ་མཁའི་དཀྱིལ་ནས་ཐིག་པ་ཤར༔ </text:p>
      <text:p text:style-name="Tibetan_20_Instructions">གཉིས་པ་སྣོད་བཅུད་ལྷར་བསྐྱེད་ནི༔ </text:p>
      <text:p text:style-name="Tibetan">རྒྱུ་ལས་ཨེ་ཡཾ་རཾ་སུཾ་བྷྲཱུྃ༔ </text:p>
      <text:p text:style-name="P3">ཁ་དོག་ལྔ་ལྡན་ཡུམ་ལྔའི་དབྱིངས༔</text:p>
      <text:p text:style-name="P3">རྡོ་རྗེ་བཙུན་མོའི་མཁའ་རུ་ཤར༔ </text:p>
      <text:p text:style-name="Tibetan">རྡོ་རྗེ་རྡུལ་འཐས་བརྡལ་བའི་སྟེང༔ </text:p>
      <text:p text:style-name="Tibetan">དུར་ཁྲོད་བརྒྱད་དང་པདྨ་ཉི༔ </text:p>
      <text:p text:style-name="Tibetan">ཕྱི་རོལ་སྲུང་བའི་གུར་གྱིས་གཏམས༔ </text:p>
      <text:p text:style-name="Tibetan">ནང་དུ་སྣ་ཚོགས་རྡོ་རྗེའི་ལྟེར༔ </text:p>
      <text:p text:style-name="Tibetan"><text:soft-page-break/>རིན་ཆེན་ལས་གྲུབ་གཞལ་མེད་ཁང༔ </text:p>
      <text:p text:style-name="Tibetan">གྲུ་བཞི་སྒོ་བཞི་བརྩིགས་པ་ཅན༔ </text:p>
      <text:p text:style-name="Tibetan">ནང་དུ་ཐོད་པ་སྐམ་རློན་ཪྙིད༔ </text:p>
      <text:p text:style-name="P3">མེ་འབར་དུད་འཐུལ་ཤུགས་གླུ་ལེན༔</text:p>
      <text:p text:style-name="P3">གནམ་ལྕགས་གཟེར་བཏབ་ཁྲག་ཀྱང་འཛག༔ </text:p>
      <text:p text:style-name="P3">ཕ་གུ་དྲྭ་བ་ཕྱེད་འཕྱང་འཕྲུལ༔</text:p>
      <text:p text:style-name="P3">པུ་ཤུའི་སྟེང་དུ་ཞིང་གི་འཕན༔ </text:p>
      <text:p text:style-name="Tibetan">རོ་སྐྲའི་རྔ་ཡབ་ཙིངའི་ཏོག༔ </text:p>
      <text:p text:style-name="Tibetan">རྒྱུ་མའི་དྲྭ་ཕྱེད་འཕྱང་འཕྲུལ་ལ༔ </text:p>
      <text:p text:style-name="Tibetan">གཡེར་ཁའི་སྒྲ་ལས་ཆོས་ཀྱང་སྟོན༔ </text:p>
      <text:p text:style-name="Tibetan">དབུས་ཕྱུར་མ་ཧཱ་རུཏྲ་ཡི༔ </text:p>
      <text:p text:style-name="Tibetan">ཐོད་པས་ཐོག་ཕུབ་རྩེ་མོ་རུ༔ </text:p>
      <text:p text:style-name="Tibetan">རྡོ་རྗེ་ནོར་བུའི་འོད་ཟེར་འཕྲོ༔ </text:p>
      <text:p text:style-name="Tibetan">གཞལ་ཡས་ནང་གི་ལྟེ་བ་རུ༔ </text:p>
      <text:p text:style-name="Tibetan">གནམ་ལྕགས་འཁོར་ལོ་རྩིབས་བཅུའི་མཐར༔ </text:p>
      <text:p text:style-name="Tibetan">ཐོད་པ་སྐམ་པོའི་མུ་ཁྱུད་ཟླུམ༔ </text:p>
      <text:p text:style-name="Tibetan">དབུས་སུ་གྲུ་གསུམ་རྣམ་ཐར་གསུམ༔ </text:p>
      <text:p text:style-name="Tibetan">མཚོན་པའིཟླ་གམ་མདུན་གཡས་གཡོན༔ </text:p>
      <text:p text:style-name="Tibetan">རྡོ་རྗེའི་བྲག་ཆེན་ལྷ་ཆེན་པོ༔ </text:p>
      <text:p text:style-name="Tibetan">ཁྱོ་ཤུག་བསྣོལ་བའི་སྟེང་ཉིད་དུ༔ </text:p>
      <text:p text:style-name="Tibetan">ཧཱུྃ་ཡིག་ཐོག་ལྟར་བབ་པ་ཉིད༔ </text:p>
      <text:p text:style-name="Tibetan"><text:soft-page-break/>སྤྲོ་བསྡུས་གནམ་ལྕགས་རྡོ་རྗེར་གྱུར༔ </text:p>
      <text:p text:style-name="Tibetan">དེ་ཉིད་ཡོངས་གྱུར་བཅོམ་ལྡན་འདས༔ </text:p>
      <text:p text:style-name="Tibetan">རྡོ་རྗེ་གཞོན་ནུ་དཔལ་ཆེན་པོ༔ </text:p>
      <text:p text:style-name="Tibetan">མཐིང་ནག་ནམ་མཁའ་<text:span text:style-name="T4">དྭ</text:span>ངས་མའི་མདོག༔ </text:p>
      <text:p text:style-name="Tibetan">ཞལ་གསུམ་ཕྱག་དྲུག་ཞབས་བཞི་བགྲད༔ </text:p>
      <text:p text:style-name="Tibetan">གཡས་དཀར་གཡོན་དམར་དབུས་ཐིང་ནག༔ </text:p>
      <text:p text:style-name="Tibetan">སྒེག་པ་རྔམས་ཤིང་འཇིགས་སུ་རུང༔ </text:p>
      <text:p text:style-name="Tibetan">སྤྱན་དགུ་བགྲད་ཅིང་སྡང་མིག་གཟིར༔ </text:p>
      <text:p text:style-name="Tibetan">རྫི་སྨིན་སྨ་ར་མེ་བཞིན་འབར༔ </text:p>
      <text:p text:style-name="Tibetan">མཆེ་གཙིགས་ལྗགས་འདྲིལ་ཧཱུྃ་དང་ཕཻཾ༔ </text:p>
      <text:p text:style-name="Tibetan">ང་རོ་དྲག་པོ་རྒོད་ཅིང་གཤེ༔ </text:p>
      <text:p text:style-name="Tibetan">ཐོད་སྐམ་ལྔས་བརྒྱན་རལ་པ་བརྫེས༔ </text:p>
      <text:p text:style-name="Tibetan">ཐོར་ཚུགས་རྡོ་རྗེའི་ཏོག་གིས་མཚན༔ </text:p>
      <text:p text:style-name="Tibetan">ཕྱག་དྲུག་གཡས་ཀྱི་དང་པོ་གཉིས༔ </text:p>
      <text:p text:style-name="P3">རྡོ་རྗེ་རྩེ་དགུ་རྩེ་ལྔ་གདེང༔</text:p>
      <text:p text:style-name="P3">གཡོན་པས་མེ་དཔུང་ཁ་ཊྭཱཾ་གསོར༔ </text:p>
      <text:p text:style-name="Tibetan">ཐ་གཉིས་རི་རབ་ཕུར་འདྲིལ་བས༔ </text:p>
      <text:p text:style-name="Tibetan">སྦྱོར་ཡུམ་འཁོར་ལོ་རྒྱས་འདེབས་འཁྱུད༔ </text:p>
      <text:p text:style-name="Tibetan">སྐུ་ཆེ་ཡན་ལག་རགས་པ་ལ༔ </text:p>
      <text:p text:style-name="Tibetan">དཔལ་དང་དུར་ཁྲོད་ཆས་ཐམས་ཅད༔ </text:p>
      <text:p text:style-name="P3">རྫོགས་པས་བསྐལ་པའི་མེ་དབུས་འགྱིང༔</text:p>
      <text:p text:style-name="P3"><text:soft-page-break/>ཡུམ་ཆེན་རྔམས་པ་ཁྲོ་སྒེག་མཛེས༔ </text:p>
      <text:p text:style-name="P3">གཡས་པ་ཨུཏྤལ་ཡབ་མགུལ་འཁྱུད༔</text:p>
      <text:p text:style-name="P3">གཡོན་པས་ཐོད་ཁྲག་གཡས་ཞལ་སྟོབ༔ </text:p>
      <text:p text:style-name="P3">གཞོན་སྒེག་ནུ་འབུར་བྷ་ག་རྒྱས༔</text:p>
      <text:p text:style-name="P3">གཅེར་བུ་གཟིག་ཤམ་ཐོད་སྐམ་ཕྲེང༔ </text:p>
      <text:p text:style-name="P3">རུས་པའི་རྒྱན་མཛེས་རལ་པ་འཕྱང༔</text:p>
      <text:p text:style-name="P3">ཐོད་སྐམ་དབུ་རྒྱན་ཞབས་གཡས་བརྐྱང༔ </text:p>
      <text:p text:style-name="Tibetan">གཡོན་བསྐུམ་དཔལ་གྱི་སྐུ་ལ་འཁྲིལ༔ </text:p>
      <text:p text:style-name="Tibetan">བདེ་སྟོང་མཉམ་པ་ཆེན་པོར་སྦྱོར༔ </text:p>
      <text:p text:style-name="Tibetan">ཡབ་ཀྱི་ཐུགས་ཀར་ཡེ་ཤེས་སེམས༔ </text:p>
      <text:p text:style-name="Tibetan">རྩ་གསུམ་ཀུན་འདུས་ཐོད་ཕྲེང་རྩལ༔ </text:p>
      <text:p text:style-name="Tibetan">འཆོལ་བའི་ཁྲོ་རྒྱལ་སྐུར་བཞེངས་པ༔ </text:p>
      <text:p text:style-name="Tibetan">འཇིགས་མཛད་རྡོ་རྗེ་གྲོ་བོ་ལོད༔ </text:p>
      <text:p text:style-name="Tibetan">དམར་སྨུག་གཏུམ་རྔམས་ཨཾ་གཙིགས་བསྡམ༔ </text:p>
      <text:p text:style-name="Tibetan">སྤྱན་གསུམ་ཟླུམ་འཁྱིལ་སྨར་སྨིན་འབར༔ </text:p>
      <text:p text:style-name="Tibetan">རབ་བྱུང་ཆ་ལུགས་རུས་རྒྱན་དང༔ </text:p>
      <text:p text:style-name="Tibetan">མི་མགོའི་དོ་ཤལ་འཕྱང་ཞིང་གཡོ༔ </text:p>
      <text:p text:style-name="Tibetan">ཕྱག་གཡས་རྡོ་རྗེ་རྩེ་དགུ་གདེང༔ </text:p>
      <text:p text:style-name="Tibetan">གཡོན་པས་གནམ་ལྕགས་ཕུར་པ་གཟིར༔ </text:p>
      <text:p text:style-name="Tibetan">ཞབས་གཉིས་དོར་སྟབས་མཆིལ་ལྷམ་བཅས༔ </text:p>
      <text:p text:style-name="Tibetan">པད་ཉི་རྒྱལ་བསེན་བརྫིས་པ་ཡི༔ </text:p>
      <text:p text:style-name="Tibetan"><text:soft-page-break/>སྟག་ཆེན་གྲུས་མའི་སྟེང་ན་འགྱིངས༔ </text:p>
      <text:p text:style-name="Tibetan">སྐུ་ལ་རྡོ་རྗེ་མེ་དཔུང་དང༔ </text:p>
      <text:p text:style-name="P3">ཧཱུྃ་རཾ་ཕཊ྄་ཀྱི་ཚྭ་ཚྭ་འཕྲོ༔</text:p>
      <text:p text:style-name="P3">གཙོ་བོ་ཡབ་ཡུམ་བདེ་སྟོང་གི༔ </text:p>
      <text:p text:style-name="Tibetan">སྦྱོར་མཚམས་བྱང་ཆུབ་སེམས་ཀྱི་སྤྲིན༔ </text:p>
      <text:p text:style-name="Tibetan">ཧཱུྃ་ཡིག་བཅུ་སྤྲོས་འཁོར་ལོའི་རྩིབས༔ </text:p>
      <text:p text:style-name="Tibetan">འཁོད་པ་ཁྲོ་རྒྱལ་བཅུ་རུ་གྱུར༔ </text:p>
      <text:p text:style-name="Tibetan">སྟེང་དུ་ཧཱུྃ་ཀར་སྒྲ་འབྱིན་སྔོ༔ </text:p>
      <text:p text:style-name="Tibetan">ཕྲ་མེན་ཕག་དང་སྨིགས་བུའི་མགོ༔ </text:p>
      <text:p text:style-name="Tibetan">ཤར་དུ་རྣམ་རྒྱལ་སྙེམས་མ་དཀར༔ </text:p>
      <text:p text:style-name="Tibetan">ཕྲ་མེན་སྟག་དང་བྱ་རྒོད་མགོ༔ </text:p>
      <text:p text:style-name="Tibetan">ཤར་ལྷོ་དབྱུག་སྔོན་སྡེར་མོ་སྔོ༔ </text:p>
      <text:p text:style-name="Tibetan">ཕྲ་མེན་གཡག་དང་བྱ་རོག་མགོ༔ </text:p>
      <text:p text:style-name="P3">ལྷོ་རུ་གཤིན་རྗེ་དུར་ཁྲོད་མཐིང༔</text:p>
      <text:p text:style-name="P3">ཕྲ་མེན་ཤ་བ་འུག་པའི་མགོ༔ </text:p>
      <text:p text:style-name="Tibetan">ལྷོ་ནུབ་མི་གཡོ་གཏུན་ཁུང་ནག༔ </text:p>
      <text:p text:style-name="Tibetan">ཕྲ་མེན་གཟིག་དང་ཁྭ་ཏའི་མགོ༔ </text:p>
      <text:p text:style-name="Tibetan">ནུབ་ཏུ་རྟ་མགྲིན་གཏུམ་མོ་དམར༔ </text:p>
      <text:p text:style-name="Tibetan">ཕྲ་མེན་བྱི་ལ་པུ་ཤུད་མགོ༔ </text:p>
      <text:p text:style-name="Tibetan">ནུབ་བྱང་འདོད་རྒྱལ་མདའ་སྙེམས་དམར༔ </text:p>
      <text:p text:style-name="P3">ཕྲ་མེན་སྤྱང་ཀི་ཁྲ་ཡི་མགོ༔</text:p>
      <text:p text:style-name="P3"><text:soft-page-break/>བྱང་ཕྱོགས་བདུད་རྩི་རླུང་འབྱིན་ལྗང༔ </text:p>
      <text:p text:style-name="Tibetan">ཕྲ་མེན་སེང་གེ་ཕ་ཝང་མགོ༔ </text:p>
      <text:p text:style-name="Tibetan">བྱང་ཤར་འདོད་རྒྱལ་གསོད་བྱེད་ནག༔ </text:p>
      <text:p text:style-name="Tibetan">ཕྲ་མེན་དོམ་དང་སྲེ་མོང་མགོ༔ </text:p>
      <text:p text:style-name="Tibetan">འོག་ཕྱོགས་སྟོབས་ཆེན་བསྐྱོད་དུད་ཁ༔ </text:p>
      <text:p text:style-name="Tibetan">ཕྲ་མེན་དྲེད་དང་བྱི་བའི་མགོ༔ </text:p>
      <text:p text:style-name="Tibetan">ཀུན་ཀྱང་ཞལ་གཅིག་ཕྱག་གཉིས་ཀྱི༔ </text:p>
      <text:p text:style-name="Tibetan">ཕྲིན་ལས་དོན་རྟགས་ཕུར་པ་འདྲིལ༔ </text:p>
      <text:p text:style-name="Tibetan">དཔལ་དང་དུར་ཁྲོད་ཆས་ཀྱིས་བརྒྱན༔ </text:p>
      <text:p text:style-name="Tibetan">ཕྱོགས་སྐྱོང་ཕོ་མོའི་གདན་ལ་འགྱིང༔ </text:p>
      <text:p text:style-name="Tibetan">ཕྲ་མེན་ཉི་ཤུ་གཅེར་བུ་ལ༔ </text:p>
      <text:p text:style-name="Tibetan">ཛྱུལ་དང་རུས་པའི་རྒྱན་དང་བཅས༔ </text:p>
      <text:p text:style-name="Tibetan">ལྕགས་ཀྱུ་ཕུར་འདྲིལ་གར་གྱིས་རྒྱུན༔ </text:p>
      <text:p text:style-name="Tibetan">ཡེ་ཤེས་མེ་འོད་ཀློང་ན་གསལ༔ </text:p>
      <text:p text:style-name="P3">ཟླ་གམ་གསུམ་ལ་སྐུ་གསུང་ཐུགས༔</text:p>
      <text:p text:style-name="P3">གཙོ་བོའི་གནས་ལྔར་སྲས་མཆོག་ལྔ༔ </text:p>
      <text:p text:style-name="P3">སྐུ་སྟོད་ཞལ་གསུམ་ཕྱག་ཀྱང་དྲུག༔</text:p>
      <text:p text:style-name="P3">དཀར་དམར་མཐིང་སེར་ལྗང་ནག་གཟུགས༔ </text:p>
      <text:p text:style-name="Tibetan">གཡས་གཉིས་དགྲ་ཕྲ་ཁ་ཊྭཱཾ་དང༔ </text:p>
      <text:p text:style-name="Tibetan">གཡོན་གཉིས་འཁོར་ལོ་རྡོ་རྗེ་ནོར༔ </text:p>
      <text:p text:style-name="P3">པདྨ་རྒྱ་གྲམ་གཏུན་ཤིང་བཅས༔</text:p>
      <text:p text:style-name="P3"><text:soft-page-break/>མཐའ་གཉིས་ཀུན་ཀྱང་ཕུར་པ་འདྲིལ༔ </text:p>
      <text:p text:style-name="P3">སྐུ་སྨད་གནམ་ལྕགས་ཕུར་པའི་དབལ༔</text:p>
      <text:p text:style-name="P3">ཉམས་པའི་སྙིང་བཏབ་སྐུ་ཡི་ཁྱོན༔ </text:p>
      <text:p text:style-name="P3">དུར་ཁྲོད་དཔལ་ཆས་ཡོངས་སུ་རྫོགས༔</text:p>
      <text:p text:style-name="P3">ཆུ་སྲིན་ཁ་ནས་སྡིག་ཛྱུལ་ལྕགས༔ </text:p>
      <text:p text:style-name="Tibetan">མེ་ཟེར་ཁྲོ་ཆུའི་ཁ་ཕྲུ་འདེབས༔ </text:p>
      <text:p text:style-name="Tibetan">སྒོ་བཞིར་སྐྱ་ག་པུ་ཤུད་དང༔ </text:p>
      <text:p text:style-name="Tibetan">སྲིན་བྱ་ཁྲ་ཡི་མགོ་ཅན་བཞི༔ </text:p>
      <text:p text:style-name="Tibetan">དཀར་སེར་དམར་ལྗང་གཡས་རང་རྟགས༔ </text:p>
      <text:p text:style-name="Tibetan">གཡོན་པས་ཕུར་འདྲིལ་ཞབས་གར་སྟབས༔ </text:p>
      <text:p text:style-name="Tibetan">གཅེར་བུ་ཁྲོ་མོའི་ཆས་དང་ལྡན༔ </text:p>
      <text:p text:style-name="Tibetan">མུན་རན་ཨེ་ཝཾ་མཱ་ཡ་ལས༔ </text:p>
      <text:p text:style-name="P3">ཤྭ་ན་བདག་ཉིད་ས་བདག་བཞི༔</text:p>
      <text:p text:style-name="P3">མཐུ་དང་རྫུ་འཕྲུལ་གློག་ལས་མྱུར༔ </text:p>
      <text:p text:style-name="P3">རང་རང་རྒྱན་དང་ཕྱག་མཚན་འཛིན༔</text:p>
      <text:p text:style-name="P3">དཀྱིལ་འཁོར་གསུམ་གྱི་ལྷ་ཚོགས་རྣམས༔ </text:p>
      <text:p text:style-name="P3">གཙོ་དང་འཁོར་གྱི་ཚུལ་སྣང་ཡང༔</text:p>
      <text:p text:style-name="P3">དོན་ལ་དབྱིངས་རིག་གཉིས་མེད་པ༔ </text:p>
      <text:p text:style-name="Tibetan">གཙོ་མཆོག་རྒྱལ་པོ་ཉིད་དུ་རྫོགས༔ </text:p>
      <text:p text:style-name="Tibetan">ལྷ་ཚོགས་ཀུན་གྱི་གནས་གསུམ་དུ༔ </text:p>
      <text:p text:style-name="Tibetan">རྡོ་རྗེའི་ཡིག་འབྲུ་དཀར་དམར་མཐིང༔ </text:p>
      <text:p text:style-name="Tibetan"><text:soft-page-break/>མཚོན་པའི་སྤྲོ་བསྡུས་སྐུ་གསུང་ཐུགས༔ </text:p>
      <text:p text:style-name="Tibetan">སངས་རྒྱས་ཀུན་དང་གཉིས་མེད་གྱུར༔ </text:p>
      <text:p text:style-name="Tibetan">ༀ་མ་ཧཱ་ཀཱ་ཡ་བཛྲ་<text:span text:style-name="T3">ཨོཾཿ</text:span> ཨཱཿམ་ཧཱ་ཝཱཀ་བཛྲ་ཨཱཿ ཧཱུྃ་མ་ཧཱ་ཙིང་བཛྲ་ཧཱུྃ༔ </text:p>
      <text:p text:style-name="Tibetan">སྤྱི་བོའི་གནས་ལྔའི་ཡི་གེ་ལྔའི༔ </text:p>
      <text:p text:style-name="Tibetan">རིགས་ལྔ་ཡབ་ཡུམ་བཅུར་གྱུར་པའི༔ </text:p>
      <text:p text:style-name="Tibetan">བྱང་སེམས་རྒྱུན་གྱིས་དབང་བསྐུར་བས༔ </text:p>
      <text:p text:style-name="P5">གདན་གསུམ་དཀྱིལ་འཁོར་ཡོངས་སུ་རྫོགས༔</text:p>
      <text:p text:style-name="P5">ༀ་མ་ཧཱ་ཤཱུ་ནྱ་ཏཱ་ཛྙཱ་ན་བཛྲ་སྭ་བྷཱ་ཝ་ཨབ་ཀོུཧཾ༔ </text:p>
      <text:p text:style-name="Tibetan">ༀ་མ་ཧཱ་ཨཱ་དཞ་ཛྙཱ་ན་བཛྲ་སྭ་བྷཱ་ཝ་ཨབ་ཀོུཧཾ༔ </text:p>
      <text:p text:style-name="Tibetan">ༀ་མ་ཧཱ་ས་མ་ཏ་ཛྙཱ་ན་བཛྲ་སྭ་བྷཱ་ཝ་ཨབ་ཀོུཧཾ༔ </text:p>
      <text:p text:style-name="Tibetan">ༀ་མ་ཧཱཔྲ་ཙབེཀྵ་ཪྙ་ཛྙཱ་ན་བཛྲ་སྭ་བྷཱ་ཝ་ཨབ་ཀོུཧཾ༔ </text:p>
      <text:p text:style-name="Tibetan">ༀ་མ་ཧཱ་ཀྲི་ཏྱཱ་ནུ<text:span text:style-name="T1">ཥྛ</text:span>་ན་ཛྙཱ་ན་བཛྲ་སྭ་བྷཱ་ཝ་ཨབ་ཀོུཧཾ༔ </text:p>
      <text:p text:style-name="Tibetan_20_Instructions">གསུམ་པ་ཡེ་ཤེས་སྤྱན་འདྲེན་པ་ནི༔ </text:p>
      <text:p text:style-name="Tibetan">ཧཱུྃ༔ ཆོས་དབྱིངས་ངང་ནས་འབར་བའི་སྐུ༔ </text:p>
      <text:p text:style-name="Tibetan">དཔལ་ཆེན་ཀརྨ་ཀཱི་ལ་ཡ༔ </text:p>
      <text:p text:style-name="P3">འཇིགས་མཛད་རྡོ་རྗེ་གཞོན་ནུ་ཆེ༔</text:p>
      <text:p text:style-name="P3">ཁྲོ་བཅུ་ཕྲ་ཕྱག་སྲས་སྒོ་མ༔ </text:p>
      <text:p text:style-name="Tibetan">བདུད་འདུལ་འབར་བའི་སྐུར་བཞེངས་ལ༔ </text:p>
      <text:p text:style-name="Tibetan">གནས་འདིར་སྤྱན་འདྲེན་གཤེགས་སུ་གསོལ༔ </text:p>
      <text:p text:style-name="Tibetan">གནས་འདིར་སྤྱན་འདྲེན་གཤེགས་ནས་ཀྱང༔ </text:p>
      <text:p text:style-name="Tibetan">རྟགས་དང་མཚན་མ་སྟོན་པ་དང༔ </text:p>
      <text:p text:style-name="Tibetan">བདུད་བགེགས་བར་ཆད་དབྱིངས་སུ་སྒྲོལ༔ </text:p>
      <text:p text:style-name="Tibetan"><text:soft-page-break/>མཆོག་དང་ཐུན་མོང་དངོས་གྲུབ་སྩོལ༔ </text:p>
      <text:p text:style-name="P3">ༀ་ཤྲཱི་བཛྲ་ཀུ་མཱ་ར་ས་པ་རི་ཝཱ་ར་བཛྲ་ས་མ་ཡ་ཛཿཛཿཧཱུྃ་བྃ་ཧོཿ </text:p>
      <text:p text:style-name="Tibetan_20_Instructions">བཞི་པ་དམ་ཡེ་བརྟན་བཞུགས་ནི༔ </text:p>
      <text:p text:style-name="Tibetan">ཧཱུྃ༔ ཡེ་ཤེས་ཕུར་པའི་ལྷ་ཚོགས་ནི༔ </text:p>
      <text:p text:style-name="Tibetan">དབྱིངས་དང་འདུ་འབྲལ་མེད་པའི་ཕྱིར༔ </text:p>
      <text:p text:style-name="Tibetan">དམ་ཡེ་གཉིས་སུ་མེད་པ་ཡི༔ </text:p>
      <text:p text:style-name="Tibetan">དགྱེས་པ་ཆེན་པོས་བཞུགས་སུ་གསོལ༔ </text:p>
      <text:p text:style-name="P5">ས་མ་ཡ་ཏིསྤ་ལྷན༔</text:p>
      <text:p text:style-name="Tibetan_20_Instructions">ལྔ་པ་གུས་པའི་ཕྱག་གིས་འདུད༔ </text:p>
      <text:p text:style-name="Tibetan">ཧཱུྃ༔ སངས་རྒྱས་ཀུན་གྱི་ཕྲིན་ལས་བདག༔ </text:p>
      <text:p text:style-name="Tibetan">བདུད་འདུལ་ཀརྨ་ཧེ་རུ་ཀ༔ </text:p>
      <text:p text:style-name="Tibetan">ཡེ་ཤེས་སྤྲུལ་པའི་དཀྱིལ་འཁོར་གསུམ༔ </text:p>
      <text:p text:style-name="Tibetan">དད་པའི་བློ་ཡི་ཕྱག་གིས་འདུད༔ </text:p>
      <text:p text:style-name="P3">ཨ་ཏི་པུ་ཧོཿ པྲ་ཏཱི་བྲ་ཧོཿ </text:p>
      <text:p text:style-name="Tibetan_20_Instructions">དྲུག་པ་ཕྱི་ནང་གསང་མཆོད་འབུལ༔</text:p>
      <text:p text:style-name="P5">ཧཱུྃ༔ རང་བྱུང་ཁྲོ་རྒྱལ་ཆེན་པོ་ལ༔ </text:p>
      <text:p text:style-name="Tibetan">ཉེར་སྤྱོད་བདུན་དང་འདོད་ཡོན་ལྔ༔ </text:p>
      <text:p text:style-name="Tibetan">རྡོ་རྗེའི་དབང་པོ་སིམ་བྱེད་རྫས༔ </text:p>
      <text:p text:style-name="Tibetan">ཀུན་ནས་ཀུན་ཏུ་འཕྲོ་བས་མཆོད༔ </text:p>
      <text:p text:style-name="P10">ༀ་ཤྲཱི་ཧེ་རུ་ཀ་བཛྲ་ཀཱི་ལ་ཡ་མཎྜལ་ས་པ་རི་ཝཱ་ར་བཛྲ་ཨརྒྷཾ་<text:span text:style-name="T7">ནས་</text:span> </text:p>
      <text:p text:style-name="P10">ཤ<text:span text:style-name="T8">བྡ</text:span>་སརྦ་པཱུ་ཛ་ས་མ་ཡ་ཧོཿ</text:p>
      <text:p text:style-name="P10">ཧཱུྃ༔ དགྲ་བགེགས་བསྒྲལ་བ་ལས་བྱུང་བའི༔ </text:p>
      <text:p text:style-name="Tibetan"><text:soft-page-break/>དབང་པོའི་མེ་ཏོག་ཚིལ་ཆེན་སྤོས༔ཞུན་གྱི་མར་མེ་མཁྲིས་སྣའི་ཆབ༔ </text:p>
      <text:p text:style-name="Tibetan">ཤ་རུས་ཞལ་ཟས་རྐང་གླིང་འབུལ༔ </text:p>
      <text:p text:style-name="P5">མ་ཧཱ་རུ་ཏྲ་པུཁྱེ་སྡཱ་པེ་ཨཱ་ལོ་ཀེ་གབླེ་ནཻ་ཝི་སྔ་ཤགྲྭ་ལྕ་ཤཱ་ན་སརྦ་པཱུ་ཛ་ཧོཿ </text:p>
      <text:p text:style-name="P5">ཧཱུྃ༔ རྩ་བརྒྱད་སྟོང་སྦྱར་སྨན་གྱི་ཕུད༔ </text:p>
      <text:p text:style-name="Tibetan">འདོད་ཡོན་རྨད་བྱུང་གཏོར་མའི་བཅུད༔ </text:p>
      <text:p text:style-name="Tibetan">ཁམས་གསུམ་དབྱིངས་སྒྲོལ་རཅ་ཆེས༔ </text:p>
      <text:p text:style-name="P13">ཁྲག་འཐུང་ལྷ་ཚོགས་མཉེས་གྱུར་ཅིག༔</text:p>
      <text:p text:style-name="P13">མ་ཧཱ་སརྦ་པཉྩ་ཨ་མྲི་ཏ་བ་ལིཾ་ཏ་རཅ་ཨཱ་ཧཱུྃ༔ </text:p>
      <text:p text:style-name="Tibetan">ཧཱུྃ༔ ཁྲོ་མོ་ཡུམ་གྱི་མཁའ་དབྱིངས་ཨེར༔ </text:p>
      <text:p text:style-name="Tibetan">ཐབས་ཀྱི་རྡོ་རྗེས་བརྡུངས་བྱས་ནས༔ </text:p>
      <text:p text:style-name="Tibetan">གཉིས་མེད་བདེ་ཆེན་སྦྱོར་བ་དང༔ </text:p>
      <text:p text:style-name="Tibetan">ཆགས་སྡང་སྒྲོལ་བའི་ལས་ཀྱིས་མཆོད༔ </text:p>
      <text:p text:style-name="P3">ཏ་ན་ག་ཪྙ་མ་ཧཱ་སུ་ཁ་པཱུ་ཛ་ཧོ༔</text:p>
      <text:p text:style-name="Tibetan_20_Instructions">བདུན་པ་བསྟོད་ཅིང་གསོལ་བ་གདབ༔ </text:p>
      <text:p text:style-name="Tibetan">ཧཱུྃ༔ ཚོགས་བརྒྱད་དབྱིངས་སུ་བསྒྲལ་བ་ཡི༔ </text:p>
      <text:p text:style-name="Tibetan">ཡེ་ཤེས་ཀློང་དགུའི་རིགས་ཀུན་བདག༔ </text:p>
      <text:p text:style-name="Tibetan">ཕྱོགས་དུས་རྒྱལ་བའི་ཡེ་ཤེས་སྐུ༔ </text:p>
      <text:p text:style-name="Tibetan">བླ་མ་འཆོལ་བའི་ཁྲོ་རྒྱལ་བསྟོད༔ </text:p>
      <text:p text:style-name="Tibetan">དབྱིངས་ཡེ་གཉིས་མེད་དཔལ་ཆེན་པོ༔ </text:p>
      <text:p text:style-name="Tibetan">དབང་དང་སྟོབས་བཅུའི་ཁྲོ་རྒྱལ་བཅུ༔ </text:p>
      <text:p text:style-name="Tibetan">ཚད་མེད་མཐར་ཕྱིན་ཕྲིན་ལས་བཞིས༔ </text:p>
      <text:p text:style-name="Tibetan">དོན་མཛད་སྒོ་མ་སྲས་མཆོག་བསྟོད༔ </text:p>
      <text:p text:style-name="Tibetan"><text:soft-page-break/>སྟོང་པའི་ཡེ་གདངས་ཕྲིན་ལས་རྩལ༔ </text:p>
      <text:p text:style-name="Tibetan">རྣོམྱུར་ནུས་པས་ས་ལམ་སྤོར༔ </text:p>
      <text:p text:style-name="Tibetan">བདེ་ཆེན་མཆོག་སྟེར་ཌཱ་ཀི་མ༔ </text:p>
      <text:p text:style-name="Tibetan">མཁའ་འགྲོའིཚོགས་སུ་ཤར་ལ་བསྟོད༔ </text:p>
      <text:p text:style-name="Tibetan">རྣམ་འགྱུར་འཇིག་རྟེན་མ་མོའི་ཚུལ༔ </text:p>
      <text:p text:style-name="Tibetan">དོན་ལ་དཔལ་གྱི་རྣམ་པར་རོལ༔ </text:p>
      <text:p text:style-name="Tibetan">བདེན་དོན་དག་པའི་བཀའ་སྲུང་ཆེ༔ </text:p>
      <text:p text:style-name="Tibetan">དམ་ཅན་སྲུང་མའི་ཚོགས་ལ་བསྟོད༔ </text:p>
      <text:p text:style-name="Tibetan">ཡེ་ཤེས་དབྱིངས་ལས་འབར་བའི་སྐུ༔ </text:p>
      <text:p text:style-name="Tibetan">ཞེ་སྡང་རྡོ་རྗེ་ཕྲིན་ལས་ལྷ༔ </text:p>
      <text:p text:style-name="Tibetan">དཀྱིལ་འཁོར་གསུམ་གྱི་ལྷ་ཚོགས་ལ༔ </text:p>
      <text:p text:style-name="Tibetan">མི་ཕྱེད་གུས་པས་འདུད་ཅིང་བསྟོད༔ </text:p>
      <text:p text:style-name="Tibetan">བདག་གི་ལྷག་པའི་ལྷ་གཅིག་པུ༔ </text:p>
      <text:p text:style-name="P3">ཁྱོད་ཀྱི་ཡེ་ཤེས་སྒྱུ་མ་ལ༔</text:p>
      <text:p text:style-name="P3">བསྟོད་ཅིང་གསོལ་བ་བཏབ་པའི་མཐུས༔ </text:p>
      <text:p text:style-name="Tibetan">བྱིན་རླབས་དངོས་གྲུབ་མཐའ་དག་སྩོལ༔ </text:p>
      <text:p text:style-name="Tibetan_20_Instructions">བརྒྱད་པ་བཟླས་པ་སྔགས་ཀྱི་ཚུལ༔ བསྙེན་སྒྲུབ་ལས་ཀྱི་དང་པོ་ནི༔ བྱིན་རླབས་བླ་མའི་བསྙེན་པ་སྟེ༔ མོས་གུས་གདུང་བའི་ཤུགས་ཀྱིས་བསྐུལ༔ </text:p>
      <text:p text:style-name="Tibetan">ཧཱུྃ་ཧཱུྃ་ཧཱུྃ༔ མཚུངས་མེད་བླ་མ་ཐུགས་རྗེའི་གཏེར༔</text:p>
      <text:p text:style-name="P3">ཁྱོད་ནི་དུས་ངན་སྙིགས་མའི་སྐྱབས༔ </text:p>
      <text:p text:style-name="Tibetan">མ་ཧཱ་གུ་རུ་ཐོད་ཕྲེང་རྩལ༔ </text:p>
      <text:p text:style-name="Tibetan">དྲག་པོ་ཁྲོ་རྒྱལ་འཆོལ་བའི་སྐུ༔ </text:p>
      <text:p text:style-name="Tibetan"><text:soft-page-break/>རྡོ་རྗེ་གྲོ་ལོད་དབྱིངས་ནས་བཞེངས༔ </text:p>
      <text:p text:style-name="Tibetan">དུས་ངན་སྙིགས་མའི་སྐྱེ་འགྲོ་རྣམས༔ </text:p>
      <text:p text:style-name="Tibetan">དུག་གསུམ་འཆོལ་བའི་རྒྱུ་འབྲས་ལས༔ </text:p>
      <text:p text:style-name="Tibetan">བྱུང་བའི་ནད་མཚོན་མུ་གེ་ཡིས༔ </text:p>
      <text:p text:style-name="Tibetan">མནར་བཞིན་རེ་ལྟོས་ཁྱེད་ལ་འཆའ༔ </text:p>
      <text:p text:style-name="Tibetan">གདུང་བས་ཕ་གཅིག་འབོད་ལ་དགོངས༔ </text:p>
      <text:p text:style-name="Tibetan">ལྔ་བརྒྱའི་སེམས་ཅན་སྐྱོབ་པ་ཡི༔ </text:p>
      <text:p text:style-name="Tibetan">ཞལ་བཞེས་བསླུ་བ་མེད་པ་ཡིས༔ </text:p>
      <text:p text:style-name="Tibetan">རྡོ་རྗེའི་ཐ་ཚིག་དེང་བསྐུལ་ན༔ </text:p>
      <text:p text:style-name="Tibetan">མཁྱེན་བརྩེ་ནུས་པའི་རྩལ་སྤྲུགས་ལ༔ </text:p>
      <text:p text:style-name="Tibetan">བྱིན་གྱིས་རློབས་ཤིག་གུ་རུ་རྗེ༔ </text:p>
      <text:p text:style-name="P3">ལུས་ལ་སྐུ་ཡིས་བྱིན་གྱིས་རློབས༔</text:p>
      <text:p text:style-name="P3">ངག་ལ་གསུང་གི་ནུས་པ་སྩོལ༔ </text:p>
      <text:p text:style-name="P3">སེམས་ལ་དགོངས་པས་རྟོགས་པ་སྤོར༔</text:p>
      <text:p text:style-name="P3">ཡེ་ཤེས་དབྱིངས་སུ་དབྱེར་མེད་མཛོད༔ </text:p>
      <text:p text:style-name="Tibetan">གསོལ་བཏབ་ཐུགས་དམ་རྒྱུད་བསྐུལ་བས༔ </text:p>
      <text:p text:style-name="Tibetan">ཡེ་ཤེས་སེམས་དཔའི་གནས་གསུམ་ལས༔ </text:p>
      <text:p text:style-name="Tibetan">ཧཱུྃ་ཡིག་དཀར་དམར་མཐིང་གསུམ་སྤྲོས༔ </text:p>
      <text:p text:style-name="Tibetan">ལུས་ངག་ཡིད་ཀྱི་སྒྲིབ་པ་དང༔ </text:p>
      <text:p text:style-name="Tibetan">ནད་གདོན་བར་ཆད་གཞོབ་ཐུལ་བསྲེགས༔ </text:p>
      <text:p text:style-name="Tibetan">བྱད་ཕུར་རྦོད་གཏོང་ཐལ་བར་བརླག༔ </text:p>
      <text:p text:style-name="Tibetan"><text:soft-page-break/>རིག་འཛིན་བླ་མའིགསང་གསུམ་དང༔ </text:p>
      <text:p text:style-name="Tibetan">གཉིས་སུ་མེད་པར་བྱིན་བརླབ་གྱུར༔ </text:p>
      <text:p text:style-name="Tibetan">ༀ་ཨཱཿཧཱུྃ་བཛྲ་གུ་རུ་རྡོ་རྗེ་གྲོ་བོ་ལོད་ཀཱི་ལི་ཀཱི་ལ་ཡ་སརྦ་བིལྟ་ན་བྃ་ཧཱུྃ་ཕཊ྄༔ </text:p>
      <text:p text:style-name="Tibetan_20_Instructions">བླ་མ་ཡི་དམ་དབྱེར་མེད་པའི༔ བསྙེན་སྔགས་ཁྱད་པར་ཧཱུྃ་ལྔའི་གླུས༔ བྱིན་རླབས་བཙན་ཐབས་འབེབས་པ་ཡིས༔ ཐབས་ཀྱི་གསེང་ལམ་རྨད་བྱུང་ངོ༔ ས་མ་ཡ༔ གཉིས་པ་ཡི་དམ་སྒྲུབ་པ་ནི༔ དཀྱིལ་འཁོར་གསུམ་གྱི་ལྷ་ཚོགས་རྣམས༔ གསལ་བརྟན་དག་པདྲན་ལ་བསླབ༔ </text:p>
      <text:p text:style-name="Tibetan">གཙོ་བོའི་ཐུགས་ཀར་ཡེ་ཤེས་སེམས༔ </text:p>
      <text:p text:style-name="Tibetan">བླ་མ་དྲག་པོའི་ཐུགས་ཀློང་དུ༔ </text:p>
      <text:p text:style-name="Tibetan">ཉི་སྟེང་རྡོ་རྗེ་ནས་ཙམ་པའི༔ </text:p>
      <text:p text:style-name="Tibetan">ལྟེ་བར་ཧཱུྃ་མཐར་ཀཱི་ལ་ཡ༔ </text:p>
      <text:p text:style-name="Tibetan">འབྲུ་དགུའི་བར་དུ་རྟ་མགྲིན་དམར༔ </text:p>
      <text:p text:style-name="Tibetan">པདྨ་དྲིལ་བུ་འཛིན་པས་བསྲུངས༔ </text:p>
      <text:p text:style-name="Tibetan">འོད་འཕྲོས་ཕྱོགས་དུས་རྒྱལ་བ་མཆོད༔ </text:p>
      <text:p text:style-name="Tibetan">རིག་འཛིན་བླ་མའི་ཐུགས་དམ་བསྐངས༔ </text:p>
      <text:p text:style-name="Tibetan">རྩ་གསུམ་ལྷ་ཡི་བྱིན་རླབས་བསྡུས༔ </text:p>
      <text:p text:style-name="Tibetan">དམ་ཅན་སྲུང་མ་ལས་ལ་བསྐུལ༔ </text:p>
      <text:p text:style-name="Tibetan">རིག་དྲུག་སྒྲིབ་སྦྱངས་ལྷ་རུ་སད༔ </text:p>
      <text:p text:style-name="Tibetan">སྣང་སྲིད་རྡོ་རྗེ་ཕུར་པའི་ཞིང༔ </text:p>
      <text:p text:style-name="Tibetan">དཀྱིལ་འཁོར་ཆེན་པོ་གཅིག་ཏུ་རྫོགས༔ </text:p>
      <text:p text:style-name="Tibetan">སྐུ་གསུང་ཐུགས་ཀྱི་བྱིན་རླབས་རྣམས༔ </text:p>
      <text:p text:style-name="Tibetan">བསྡུས་ཏེ་བདག་མདུན་ཀུན་ལ་ཐིམ༔ </text:p>
      <text:p text:style-name="Tibetan">གཟི་བྱིན་འོད་དུ་འབར་བར་བསམ༔ </text:p>
      <text:p text:style-name="Tibetan"><text:soft-page-break/>ལྷ་སྔགས་ཏིང་འཛིན་ཐམས་ཅད་ཀྱང༔ </text:p>
      <text:p text:style-name="Tibetan">ཡེ་ཤེས་གཅིག་གི་རོལ་པ་སྟེ༔ </text:p>
      <text:p text:style-name="P3">སྣང་སྟོང་དབྱེར་མེད་མཉམ་པ་ཉིད༔</text:p>
      <text:p text:style-name="P3">ཆུ་ཟླ་འཇའ་ཚོན་ལྟ་བུར་བསྒོམ༔ </text:p>
      <text:p text:style-name="P3">ༀ་བཛྲ་ཀཱི་ལི་ཀཱི་ལ་ཡ་སརྦ་བིལྟ་ན་བྃ་ཧཱུྃ་ཕཊ྄༔</text:p>
      <text:p text:style-name="Tibetan_20_Instructions">ཅེས་བཟླ་སྲོག་སྡོམ་གཟེར་བཞིས་གདབ༔ སྒྲུབ་པ་ཆེན་པོའི་ཏིང་འཛིན་ནི༔ </text:p>
      <text:p text:style-name="Tibetan">གཙོ་བོའི་འོད་ཀྱིས་ཁྲོ་བཅུ་བསྐུལ༔ </text:p>
      <text:p text:style-name="Tibetan">སྐུ་སྔགས་ཕྱག་མཚན་སྤྲོ་བསྡུ་ཡིས༔ </text:p>
      <text:p text:style-name="P3">སྣོད་བཅུད་རྡོ་རྗེ་ཕུར་པའི་ཞིང༔</text:p>
      <text:p text:style-name="P3">སྲིད་པ་བརྟན་གཡོ་ལྷ་ཡི་དལ༔ </text:p>
      <text:p text:style-name="Tibetan">སྐུ་གསུང་ཐུགས་གསུམ་མི་ཕྱེད་པ༔ </text:p>
      <text:p text:style-name="Tibetan">རང་བྱུང་ཡེ་ཤེས་ཕྱག་རྒྱར་རྫོགས༔ </text:p>
      <text:p text:style-name="Tibetan">ༀ་བཛྲ་ཀཱི་ལི་ཀཱི་ལ་ཡ་ཛཿཧཱུྃ་བྃ་ཧོཿ ཀ་ཏཾ་ཀ་ཡེ༔ཛ་ཡེ་བི་ཛ་ཡེ༔ ཨ་ཛི་ཏེ༔ ཨ་པ་ར་ཛི་ཏེ༔ མ་ར་སེ་ན་པྲ་མད་ན་ཡེ་སརྦ་བིལྟ་ན་བྃ་ཧཱུྃ་ཕཊ྄༔ </text:p>
      <text:p text:style-name="Tibetan_20_Instructions">གཙོ་འཁོར་སྤྱི་དྲིལ་བཟླས་པ་བྱ༔ ས་མ་ཡ༔ གསུམ་པ་ལས་ལ་སྦྱོར་བ་ནི༔ </text:p>
      <text:p text:style-name="Tibetan">ལྷ་ཚོགས་ཀུན་གྱིས་འོད་ཟེར་ནི༔ </text:p>
      <text:p text:style-name="Tibetan">ལྗང་ནག་བ་ཐག་ལྟ་བུ་སྤྲོས༔ </text:p>
      <text:p text:style-name="Tibetan">དགྲ་བགེགས་སྡེ་དཔུང་དང་བཅས་པ༔ </text:p>
      <text:p text:style-name="Tibetan">ལྷ་དབྲལ་གཟུད་ལ་དབབ་པ་དང༔ </text:p>
      <text:p text:style-name="Tibetan">བྱད་དུ་གཞུག་དང་<text:span text:style-name="T3">སྨྱོ་</text:span>རུ་གཞུག༔ </text:p>
      <text:p text:style-name="Tibetan">རྡུལ་དུ་བརླག་དང་ཞལ་བསྟབ་པའི༔ </text:p>
      <text:p text:style-name="Tibetan">མངོན་སྤྱོད་ལས་དྲུག་མཐར་ཕྱིན་མོས༔ </text:p>
      <text:p text:style-name="Tibetan_20_Instructions"><text:soft-page-break/>རྩ་སྔགས་ཉིད་ཀྱི་མགོ་མནན་ཏེ༔ ལས་སྔགས་སྤུ་གྲི་འདི་ཉིད་བཟླ༔ </text:p>
      <text:p text:style-name="P11">མ་ར<text:span text:style-name="T9">ཀྨོ</text:span>་ཡ<text:span text:style-name="T9">ཀྨོ</text:span>༔</text:p>
      <text:p text:style-name="P5">ཀཱ་ལ་རུ་པ༔ </text:p>
      <text:p text:style-name="Tibetan">སྙིང་རྩ་ལ་ཡཾ་ཡཾ༔ </text:p>
      <text:p text:style-name="Tibetan">སྲོག་ལ་ཡཾ་ཡཾ༔ </text:p>
      <text:p text:style-name="Tibetan">སྙིང་ལ་ཕྲིལ་ཕྲིལ༔ </text:p>
      <text:p text:style-name="Tibetan">སྲོག་རྩ་ལ་ཆུཾ་ཆུཾ༔ </text:p>
      <text:p text:style-name="Tibetan">ཙིང་སྲོག་ལ་ཏུང་ཏུང༔ </text:p>
      <text:p text:style-name="Tibetan">སྙིང་ཁྲག་སྲོག་ལ་ཤད་ཤད༔ </text:p>
      <text:p text:style-name="Tibetan">ཐུཾ་རི་ལི་ལི༔ </text:p>
      <text:p text:style-name="Tibetan">ཙིག་ཙིག༔ </text:p>
      <text:p text:style-name="Tibetan">འུར་འུར༔ </text:p>
      <text:p text:style-name="Tibetan">ཤིག་ཤིག༔ </text:p>
      <text:p text:style-name="Tibetan">འགུལ་འགུལ༔ </text:p>
      <text:p text:style-name="P5">མྱག་མྱག༔</text:p>
      <text:p text:style-name="P5">སོད་སོད༔ </text:p>
      <text:p text:style-name="Tibetan">དྷཱ་ཏི་མ་མ་ཀརྨ་ཤྲཱི་སྐཾ་ཀ་ར་ཡེ༔ </text:p>
      <text:p text:style-name="P3">མཱ་ར་སེ་ན་པྲ་མད་ན་ཡེ་ཧཱུྃ་ཕཊ྄༔</text:p>
      <text:p text:style-name="Tibetan_20_Instructions">རྫས་སྔགས་དམིགས་པའི་འཕྲུལ་འཁོར་ནི༔ མན་ངག་ཞལ་ཁྲིད་ཇི་བཞིན་དུ༔ དགོས་པའི་དུས་སུ་གནད་དུ་བརྡེག༔ས་མ་ཡ༔ རྗེས་རིམ་དང་པོ་ཚོགས་མཆོད་ནི༔ ཞིང་ངམ་གཅན་གཟན་ལྤགས་པའི་སྟེང༔ ཐབས་ཤེས་རྫས་རྣམས་གཅལ་དུ་བཀྲམ༔ རྣལ་འབྱོར་ཕོ་མོའི་ལྟ་གདིང་བསྐྱེད༔ ཐོག་མར་བྱིན་གྱིས་བརླབ་པ་ནི༔ </text:p>
      <text:p text:style-name="Tibetan">སྟོང་པའི་ངང་ལས་རླུང་མེ་དང༔ </text:p>
      <text:p text:style-name="Tibetan"><text:soft-page-break/>ཐོད་སྐམ་སྒྱེད་པུ་གསུམ་གྱི་སྟེང༔ </text:p>
      <text:p text:style-name="Tibetan">མཚན་ལྡན་རྡོ་རྗེའི་ཀ་པཱ་ལར༔ </text:p>
      <text:p text:style-name="Tibetan">ཤ་ལྔ་བདུད་རྩི་ཐབས་ཤེས་རྫས༔ </text:p>
      <text:p text:style-name="Tibetan">བསྲེགས་གཏོར་སྦྱངས་ནས་འབྲུ་གསུམ་གྱིས༔ </text:p>
      <text:p text:style-name="Tibetan">བྱིན་རླབས་རིགས་ལྔའི་དམ་རྫས་གྱུར༔ </text:p>
      <text:p text:style-name="Tibetan">རྃ་ཡྃ་ཁྃ༔ </text:p>
      <text:p text:style-name="Tibetan">ༀ་ཨཱཿཧཱུྃ༔ </text:p>
      <text:p text:style-name="Tibetan_20_Instructions">གཉིས་པ་མགྲོན་ཀུན་སྤྱན་འདྲེན་ནི༔ </text:p>
      <text:p text:style-name="Tibetan">ཧཱུྃ༔ རབ་འབྱམས་སྐུ་གསུམ་རྒྱལ་བའི་ཚོགས༔</text:p>
      <text:p text:style-name="P3">རིག་འཛིན་ལྷ་དང་མཁའ་འགྲོ་ཀུན༔ </text:p>
      <text:p text:style-name="Tibetan">རྡོ་རྗེ་ཕུར་པའི་དཀྱིལ་འཁོར་དུ༔ </text:p>
      <text:p text:style-name="Tibetan">ཚོགས་ལ་སྤྱན་འདྲེན་གཤེགས་སུ་གསོལ༔ </text:p>
      <text:p text:style-name="Tibetan">ཚོགས་ཁང་དུར་ཁྲོད་རོལ་པའི་ཞིང༔ </text:p>
      <text:p text:style-name="Tibetan">ཧེ་རུ་ཀ་དཔལ་འདུས་ས་ཆེ༔ </text:p>
      <text:p text:style-name="Tibetan">དཔའ་བོ་ཌཱ་ཀི་དགྱེས་པར་འདུ༔ </text:p>
      <text:p text:style-name="Tibetan">ཀུན་ཀྱང་རྡོ་རྗེའི་བ<text:span text:style-name="T3">རྟུ</text:span>ལ་ཞུགས་སྤྱོད༔ </text:p>
      <text:p text:style-name="Tibetan">གསང་བ་མཆོག་གི་དམ་ཚིག་ལ༔ </text:p>
      <text:p text:style-name="Tibetan">དགྱེས་རོལ་མཆོག་ཐུན་དངོས་གྲུབ་སྩོལ༔ </text:p>
      <text:p text:style-name="P5">ༀ་བཛྲ་ཀུ་མཱ་ར་མཎྜ་ལ་ཏྲི་ས་པ་རི་ཝཱ་ར་བཛྲ་ས་མ་ཡ་ཛཿཨེ་ཨ་ར་རྟི་ཕཻཾ་ཕཻཾ་ཧྲཱིཾ་ཧྲཱིཾ་ཛཿཛཿ </text:p>
      <text:p text:style-name="Tibetan_20_Instructions">གསུམ་པ་ཕུད་ཀྱི་མཆོད་པ་ནི༔ </text:p>
      <text:p text:style-name="Tibetan">ཧཱུྃ༔ དཔལ་ཆེན་དགྱེས་པའི་དམ་ཚིག་རྫས༔ </text:p>
      <text:p text:style-name="Tibetan">ཟག་མེད་རྡོ་རྗེའི་འདོད་ཡོན་གཏེར༔ </text:p>
      <text:p text:style-name="Tibetan"><text:soft-page-break/>བླ་ན་མེད་པའི་མཆོད་པ་ཆེས༔ </text:p>
      <text:p text:style-name="Tibetan">དཀྱིལ་འཁོར་ལྷ་ཚོགས་མཉེས་གྱུར་ཅིག༔ </text:p>
      <text:p text:style-name="Tibetan">ག་ཪྙ་ཙཀྲ་པཱུ་ཛ་ཧོ༔ </text:p>
      <text:p text:style-name="Tibetan_20_Instructions">བཞིཔ་ཉམས་ཆག་བཤགས་པ་ནི༔ </text:p>
      <text:p text:style-name="P3">ཧོཿ ཐོག་མེད་བསགས་པའི་སྡིག་ལྟུང་ཚོགས༔</text:p>
      <text:p text:style-name="P3">བཤགས་ཤིང་ཚངས་པ་བསྩལ་བའི་ཕྱིར༔ </text:p>
      <text:p text:style-name="Tibetan">དམ་རྫས་བདུད་རྩིའི་ཚོགས་མཆོད་ཀྱིས༔ </text:p>
      <text:p text:style-name="Tibetan">མ་ལུས་བྱང་ཞིང་དག་པར་སྩོལ༔ </text:p>
      <text:p text:style-name="P3">ས་མ་ཡ་ཤུལྐེ་ཨཿ </text:p>
      <text:p text:style-name="Tibetan_20_Instructions">ཡིག་བརྒྱ་བཟླ༔ ལྔ་པ་ཉམས་པ་བདུན་བསྒྲལ་ནི༔ </text:p>
      <text:p text:style-name="Tibetan">ཧཱུྃ༔ རྡོ་རྗེ་ཁྲོས་པའི་ཡེ་ཤེས་མཚོན༔ </text:p>
      <text:p text:style-name="Tibetan">བདག་རྟོག་རུཏྲར་བཏབ་ཅིང་བསྒྲལ༔ </text:p>
      <text:p text:style-name="Tibetan">སྡུག་བསྔལ་ཉེར་ལེན་ཤ་ཁྲག་རུས༔ </text:p>
      <text:p text:style-name="Tibetan">དཔལ་ཆེན་དགྱེས་པའི་ཞལ་དུ་བསྟབ༔ </text:p>
      <text:p text:style-name="Tibetan">རུ་ཏྲ་ཧ་ལ་པཉྩ་ཛྙཱ་ན་པཱུ་ཛ་ཁཱ་ཧི༔ </text:p>
      <text:p text:style-name="Tibetan_20_Instructions">དྲུག་པ་ཐབས་ཤེས་མཉམ་པའི་རྫས༔ རྣལ་འབྱོར་ལྡན་པས་ལོངས་སུ་སྤྱོད༔ བདེ་སྟོང་ཡེ་ཤེས་རོལ་པ་ཡི༔ ལྟ་དགོངས་ལྡན་པས་བརྟུལ་ཞུགས་སྤྱོད༔ བདུན་པ་ལྷག་མས་བཀའ་སྡོད་བརྔན༔ </text:p>
      <text:p text:style-name="Tibetan">ཨེ་ཨ་ར་རྟི་ཧོ༔ </text:p>
      <text:p text:style-name="Tibetan">ཕཻཾ༔ </text:p>
      <text:p text:style-name="Tibetan">དཔལ་གྱི་བཀའ་སྡོད་དཀྱིལ་འཁོར་སྐྱོང༔ </text:p>
      <text:p text:style-name="Tibetan">དམ་ལྡན་ཕྲིན་ལས་སྒྲུབ་པ་མོ༔ </text:p>
      <text:p text:style-name="Tibetan">ལྷག་ལ་དབང་བའི་དྲེགས་ཚོགས་ཀུན༔ </text:p>
      <text:p text:style-name="Tibetan"><text:soft-page-break/>ཕམ་ཕབ་ལོངས་ལ་བསྟན་པ་སྲུང༔ </text:p>
      <text:p text:style-name="Tibetan">མ་མ་ཧྲཱིཾ་ཧྲཱིཾ་ཨུབྲིསྔ་བ་ལིཾ་ཏ་ཁཱ་ཧི༔ </text:p>
      <text:p text:style-name="Tibetan_20_Instructions">རྡོ་རྗེའི་རིགས་སྐྱེས་སྨོན་ལམ་དང༔ རྒྱུད་བཀླག་རྡོ་རྗེའི་གླུ་གར་བྱ༔ བརྒྱད་པ་ཐུགས་དམ་བསྐུལ་བ་ནི༔ </text:p>
      <text:p text:style-name="Tibetan">ཧཱུྃ༔ ངང་ཉིད་རྡོ་རྗེ་ཆོས་དབྱིངས་ལས༔ </text:p>
      <text:p text:style-name="Tibetan">འབར་བའི་ཁྲོ་བོ་མི་བཟད་པ༔ </text:p>
      <text:p text:style-name="Tibetan">བླ་མ་དཔལ་ཆེན་ཧེ་རུ་ཀ༔ </text:p>
      <text:p text:style-name="Tibetan">རྡོ་རྗེ་གཞོན་ནུ་འཁོར་དང་བཅས༔ </text:p>
      <text:p text:style-name="Tibetan">ཡེ་ཤེས་ཐུགས་རྗེ་རྩལ་སྤྲུགས་ཏེ༔ </text:p>
      <text:p text:style-name="Tibetan">བདག་ཅག་རྩེ་གཅིག་སྒྲུབ་ལ་དགོངས༔ </text:p>
      <text:p text:style-name="Tibetan">རྡོ་རྗེ་སྐུ་གསུང་ཐུགས་ཀྱི་དབྱིངས༔ </text:p>
      <text:p text:style-name="Tibetan">མི་ཟད་རྒྱན་གྱི་འཁོར་ལོ་ཡི༔ </text:p>
      <text:p text:style-name="Tibetan">བྱིན་རླབས་དངོས་གྲུབ་ཐོགས་མེད་པས༔ </text:p>
      <text:p text:style-name="P3">དོན་གཉིས་འབད་མེད་ལྷུན་གྲུབ་མཛོད༔</text:p>
      <text:p text:style-name="Tibetan_20_Instructions">དགུ་པ་སྲུང་མར་ཆད་ཐོ་བསྒྲགས༔ </text:p>
      <text:p text:style-name="Tibetan">ཧཱུྃ༔ སྔོན་ཚེ་དཔལ་ཆེན་ཧེ་རུ་ཀ༔ </text:p>
      <text:p text:style-name="Tibetan">བར་དུ་བརྒྱུད་གསུམ་བླ་མའི་ཚོགས༔ </text:p>
      <text:p text:style-name="Tibetan">ཐ་མ་སྨོན་ལམ་དུས་བབ་པས༔ </text:p>
      <text:p text:style-name="Tibetan">རྒྱུད་གསུང་ཟབ་གཏེར་སྒོ་འབྱེད་ཚེ༔ </text:p>
      <text:p text:style-name="Tibetan">བསྟན་དང་བསྟན་འཛིན་ལེགས་སྐྱོང་བའི༔ </text:p>
      <text:p text:style-name="Tibetan">རྡོ་རྗེའི་ཐ་ཚིག་ཕོག་པ་བཞིན༔ </text:p>
      <text:p text:style-name="Tibetan">ཡལ་གམ་གཉན་པོ་མ་དྲལ་བའི༔ </text:p>
      <text:p text:style-name="Tibetan">ཐུགས་དམ་རྗེས་སུ་བསྐུལ་བའི་ཕྱིར༔ </text:p>
      <text:p text:style-name="Tibetan"><text:soft-page-break/>གཏོར་མ་འབུལ་བ་འདི་བཞེས་ལ༔ </text:p>
      <text:p text:style-name="Tibetan">བྱང་ཆུབ་སྒྲུབ་པའི་བར་ཆད་སེལ༔ </text:p>
      <text:p text:style-name="Tibetan">སྒྲུབ་པའི་སྡོང་གྲོགས་གཡེལ་མེད་མཛོད༔ </text:p>
      <text:p text:style-name="P3">མ་ཧཱ་བ་ལིཾ་ཏ་ཁཱ་ཧིཿ</text:p>
      <text:p text:style-name="Tibetan_20_Instructions">བཅུ་པ་བརྟན་མ་བཤལ་ཆུས་མཆོད༔ </text:p>
      <text:p text:style-name="Tibetan">ཧཱུྃ༔ སློབ་དཔོན་ཆེན་པོ་པདྨ་ཡིས༔ </text:p>
      <text:p text:style-name="Tibetan">བཀའ་ཉན་མ་མོ་བརྟན་མའི་ཚོགས༔ </text:p>
      <text:p text:style-name="Tibetan">བཤལ་ཆུའི་བདུད་རྩི་འདི་བཞེས་ལ༔ </text:p>
      <text:p text:style-name="Tibetan">ཕུར་པའི་སྒྲུབ་པའི་གྲོགས་མཛོད་ཅིག༔ </text:p>
      <text:p text:style-name="Tibetan">གསང་ཆེན་བསྟན་པ་སྐྱོང་བ་དང༔ </text:p>
      <text:p text:style-name="Tibetan">གངས་ཅན་བདེ་བའི་ཕྲིན་ལས་མཛོད༔ </text:p>
      <text:p text:style-name="Tibetan">མ་མ་ཧྲཱིཾ་ཧྲཱིཾ་བ་ལིཾ་ཏ་ཁཱ་ཧི༔ </text:p>
      <text:p text:style-name="Tibetan_20_Instructions">བཅུ་གཅིག་ལས་མཇུག་བྲོ་ཡིས་བསྡུ༔</text:p>
      <text:p text:style-name="P5">ཧཱུྃ༔ བདག་ཏུ་ལྟ་བའི་དམ་སྲི་དཔུང༔ </text:p>
      <text:p text:style-name="P3">རྣམ་ཐར་གསུམ་གྱི་དབྱིངས་སུ་མནན༔</text:p>
      <text:p text:style-name="P3">ཆོས་དབྱིངས་དགོངས་པས་རྒྱས་བཏབ་པས༔ </text:p>
      <text:p text:style-name="P3">ནམ་ཡང་ལྡང་བར་མ་གྱུར་ཅིག༔</text:p>
      <text:p text:style-name="P3">ཕྲཾ་བྷ་ཡ་ནན༔ </text:p>
      <text:p text:style-name="Tibetan_20_Instructions">བཅུ་གཉིས་པ་དངོས་གྲུབ་བླང་བ་ནི༔ </text:p>
      <text:p text:style-name="Tibetan">སྣང་སྲིད་རྡོ་རྗེ་ཕུར་པའི་ལྷས༔ </text:p>
      <text:p text:style-name="Tibetan">སྲིད་པ་རྡོ་རྗེ་ཕུར་པའི་དལ༔ </text:p>
      <text:p text:style-name="Tibetan">སྒྲུབ་ཕྱིར་ཡེ་ཤེས་དག་པའི་ལྷས༔ </text:p>
      <text:p text:style-name="Tibetan"><text:soft-page-break/>སྲིད་ཞི་མཉམ་པ་ཆེར་སྦྱོར་བས༔ </text:p>
      <text:p text:style-name="Tibetan">ལས་དང་དངོས་གྲུབ་རབ་འབྱམས་ཀུན༔ </text:p>
      <text:p text:style-name="Tibetan">ཐོགས་པ་མེད་པར་གྲུབ་པར་མཛོད༔ </text:p>
      <text:p text:style-name="P3">ཀཱ་ཡ་ཝཱཀ྄་ཙིང་སརྦ་སིདྡྷི་ཧོཿ </text:p>
      <text:p text:style-name="Tibetan_20_Instructions">བཅུ་གསུམ་མཆོད་བསྟོད་སྔོན་དུ་འགྲོ་བས༔ ནོངས་པ་བཤགས་ཤིང་སོར་ཆུད་ཕྱིར༔ </text:p>
      <text:p text:style-name="Tibetan">ཧོ༔ བདག་ཅག་ལས་དང་ཉོན་མོངས་ཀྱི༔ </text:p>
      <text:p text:style-name="Tibetan">དབང་གྱུར་ཆོ་ག་ལྷག་ཆད་འཁྲུལ༔ </text:p>
      <text:p text:style-name="P3">ཏིང་འཛིན་བྱིང་རྨུག་ནོངས་པའི་ཚོགས༔</text:p>
      <text:p text:style-name="P3">འགྱོད་པས་བཤགས་སོ་དག་པར་མཛོད༔ </text:p>
      <text:p text:style-name="Tibetan">ཨ་ཨ་ཨ༔ </text:p>
      <text:p text:style-name="Tibetan_20_Instructions">ཡིག་བརྒྱ་བརྗོད༔ བཅུ་བཞི་ལྷ་སྣང་བསྡུ་ལྡང་ནི༔ </text:p>
      <text:p text:style-name="Tibetan">སྣང་བཅས་གཟུགས་སྐུའི་རྟེན་བརྟེན་པ༔ </text:p>
      <text:p text:style-name="Tibetan">འོད་གསལ་ཆོས་སྐུའིདབྱིངས་སུ་ཐིམ༔ </text:p>
      <text:p text:style-name="Tibetan">ཐུགས་རྗེའི་རང་རྩལ་མ་འགག་པ༔ </text:p>
      <text:p text:style-name="Tibetan">སྣང་གྲགས་རིག་པ་དཀྱིལ་འཁོར་གསུམ༔ </text:p>
      <text:p text:style-name="Tibetan">གདོད་ནས་འཕོ་འགྱུར་མ་དམིགས་པའི༔ </text:p>
      <text:p text:style-name="Tibetan">ཡེ་ཤེས་གཅིག་གི་རྣམ་རོལ་གྱུར༔ </text:p>
      <text:p text:style-name="Tibetan_20_Instructions">བཅོ་ལྔ་བསྔོ་སྨོན་རྒྱས་གདབ་ཕྱིར༔ </text:p>
      <text:p text:style-name="Tibetan">ཧོ༔ བསྐྱེད་རིམ་སྲིད་པ་ཕུར་བུ་ཡིས༔ </text:p>
      <text:p text:style-name="Tibetan">སྣོད་བཅུད་དཀྱིལ་འཁོར་གསུམ་དུ་ཤར༔ </text:p>
      <text:p text:style-name="Tibetan">མཚན་མ་རྫས་ཀྱི་ཕུར་བུ་ཡིས༔ </text:p>
      <text:p text:style-name="Tibetan">དགྲ་གསུམ་བདུད་བཞི་དབྱིངས་སུ་སྒྲོལ༔ </text:p>
      <text:p text:style-name="Tibetan"><text:soft-page-break/>བདེ་ཆེན་བྱང་སེམས་ཕུར་བུ་ཡིས༔ </text:p>
      <text:p text:style-name="Tibetan">བདེ་སྟོང་འཕོ་མེད་ཐིག་ལེར་ཐིམ༔ </text:p>
      <text:p text:style-name="P3">རིག་པ་ཡེ་ཤེས་ཕུར་བུ་ཡིས༔</text:p>
      <text:p text:style-name="P3">མི་སློབ་འབྲས་བུའི་མཆོག་ཐོབ་ཤོག༔ </text:p>
      <text:p text:style-name="Tibetan_20_Instructions">བཅུ་དྲུག་ཤིས་བརྗོད་བདེན་ཚིག་ནི༔ </text:p>
      <text:p text:style-name="Tibetan">ཧོ༔ བརྒྱུད་གསུམ་རིག་འཛིན་བླ་མ་ཡིས༔ </text:p>
      <text:p text:style-name="P3">བྱིན་རླབས་ཆར་འབེབས་བཀྲ་ཤིས་ཤོག༔</text:p>
      <text:p text:style-name="P3">རབ་འབྱམས་ཡི་དམ་ལྷ་ཚོགས་ཀྱིས༔ </text:p>
      <text:p text:style-name="Tibetan">དངོས་གྲུབ་མཆོག་སྩོལ་བཀྲ་ཤིས་ཤོག༔ </text:p>
      <text:p text:style-name="Tibetan">གནས་གསུམ་ཌཱ་ཀི་ཆོས་སྲུང་གིས༔ </text:p>
      <text:p text:style-name="Tibetan">ཕྲིན་ལས་ཐོགས་མེད་བཀྲ་ཤིས་ཤོག༔ </text:p>
      <text:p text:style-name="Tibetan">གནས་སྐབས་ལས་བཞི་མྱུར་འགྲུབ་ཅིང༔ </text:p>
      <text:p text:style-name="Tibetan">མཐར་ཐུག་ཕྱག་རྒྱ་ཆེན་པོ་རྟོགས༔ </text:p>
      <text:p text:style-name="Tibetan">རང་གཞན་དོན་གཉིས་མཐར་ཕྱིན་པའི༔ </text:p>
      <text:p text:style-name="Tibetan">བདེ་ལེགས་མཆོག་གི་བཀྲ་ཤིས་ཤོག༔ </text:p>
      <text:p text:style-name="P16">ས་མ་ཡ༔ བདག་ཉིད་ཆེན་པོ་པདྨ་དང༔ དཔལ་ཆེན་རྡོ་རྗེ་གཞོན་ནུ་གཉིས༔ གཅིག་ཏུ་དྲིལ་བའི་ཐབས་ཟབ་མོ༔ བྱིན་རླབས་ཚན་ཆེན་ཟབ་ལ་འདྲིལ༔ ཀུན་མཐུན་ཀུན་ལས་ཁྱད་འཕགས་པའི༔ ཡང་ཟབ་ཐུགས་ཀྱི་ཐིག་ལེ་འདི༔ ཤིན་ཏུ་སྙིགས་མའི་གདུལ་བྱ་རྣམས༔ འདུལ་ཕྱིར་རྗེས་སུ་གདམས་པ་བཞིན༔ སྣང་ནས་བསྟན་འགྲོར་ཕན་པར་ཤོག༔ ཅེས་པའང་མཁས་ཤིང་དངོས་གྲུབ་བཪྙེས་པའི་རྡོ་རྗེ་སློབ་དཔོན་ཆེན་པོ་ཀློང་ཆེན་ཡེ་ཤེས་རྡོ་རྗེའི་ཟབ་གཏེར་གྱི་ཉིང་ཁུ་སྤ་གྲོ་སྟག་ཚང་རྡོ་རྗེའི་བྲག་གི་ཀེའུ་ཚང་ནས་གསང་གཏེར་དུ་བཞེས་པའི་བླ་ཕུར་ཐུགས་ཀྱི་ཐིག་ལེ་ལ་དབང་གི་རྩ་ཐོ་ཙམ་ལས་གཏན་ལ་ཕབ་མ་མཛད་པས་དབང་འཇུག་བདེ་ཞིག་གལ་ཆེ་བས་ཁྱེད་ནས་འབྲི་བར་འོས་ཞེས་རྗེ་བླ་མའི་གསང་ཡུམ། སྐུ་གསུང་ཐུགས་ཀྱི་སྲས་ལྕམ་དྲལ་རྣམས་ནས་རྟེན་དང་བཅས་ཏེ་བཀའ་ནན་བསྩལ་བ་ལྟར་སྙིང་བཅགས་ཞུས་པ་དབང་ཟིན་སྟ་གོན་དངོས་གཞི་བཅས་གསུངས་པ། ལས་བྱང་རྒྱས་ཙམ་ཞིག་མ་བྱུང་ཐབས་མེད་སེམས་པ་བཞིན་ལྕགས་སྤྲེལ་ཆུ་སྟོད་ཟླ་བའི་ཚེས་བཅུར་ལྷོ་མོན་སྤ་གྲོ་སྟག་ཚང་དཔལ་ཕུག་ཏུ་ག་ཪྙ་ཙཀྲ་འབུམ་ཕྲག་དང་། སྣང་གསལ་གྱི་མཆོད་པ་ཆིག་འབུམ་བཅས་འབུལ་སྐབས་གནས་དུས་ཆོས་གྲོགས་ཀྱི་རྟེན་འབྲེལ་བཟང་པོའི་མཚམས་སྦྱར་ཏེ་པདྨ་གར་དབང་འོད་གསལ་མདོ་སྔགས་གླིང་པས་བྲིས་པ་འདིས་ཀྱང་སྙིགས་དུས་བསྟན་འགྲོ་ལ་ཕན་པའི་<text:soft-page-break/>དབུགས་འབྱིན་ཁྱད་པར་ཅན་ཐོབ་པའི་རྒྱུར་མཚོ་སྐྱེས་རྒྱལ་བ་སྲས་དང་བཅས་པས་བྱིན་གྱིས་བརླབ་ཏུ་གསོལ། རྗེས་འཇུག་རྣམས་ཀྱི་ཉམས་ལེན་ནི། རྗེ་བླ་མའི་རྡོ་རྗེའི་གསུང་ཕྲིན་ལས་དཔལ་ཆེན་རང་རྫོགས་ཉིད་བྱིན་རླབས་ཀྱི་གཟི་བྱིན་མ་ཉམས་པ་ཁོ་ན་གཅེས་སོ། །འདི་ལ་བརྒྱུད་འདེབས་སྨན་མཆོད་བསྐང་བ་སོགས་རྗེ་བླ་མའི་གསུང་སྦྱར་བར་བྱའོ།། །དགེའོ།། །།</text:p>
      <text:p text:style-name="Tibetan_20_Instructions">༄༅། །ཕྲིན་ལས་རྒྱས་པ་ལས༔ བསྒྲལ་མཆོད༔ </text:p>
      <text:p text:style-name="Tibetan">ཧཱུྃ༔ རྡོ་རྗེ་ཁྲོས་པའི་ཡེ་ཤེས་མཚོན༔ </text:p>
      <text:p text:style-name="Tibetan">བདག་རྟོག་རུ་ཏྲར་བཏབ་ཅིང་བསྒྲལ༔ </text:p>
      <text:p text:style-name="Tibetan">སྡུག་བསྔལ་ཉེར་ལེན་ཤ་ཁྲག་རུས༔ </text:p>
      <text:p text:style-name="Tibetan">དཔལ་ཆེན་དགྱེས་པའི་ཞལ་དུ་བསྟབ༔ </text:p>
      <text:p text:style-name="P6">རུ་ཏྲ་ཧ་ལ་པཉྩ་ཛྙཱ་ན་པཱུ་ཛ་ཁཱ་ཧི༔</text:p>
      <text:p text:style-name="Tibetan_20_Instructions">༄༅། །སྨད་ལས༔ བསྒྲལ་མཆོད༔ དཔལ་ཆེན་དགོངས་གཟེར་ཕུར་སྐོར་བཅས༔</text:p>
      <text:p text:style-name="P5">ཧཱུྃ༔ དམ་ཚིག་ཆེན་པོའི་དུས་ལ་བབ༔ </text:p>
      <text:p text:style-name="Tibetan">དིཔྟ་ཙཀྲ་ཕུར་པའི་ལྷ༔ </text:p>
      <text:p text:style-name="Tibetan">སྲས་མཆོག་ཡཛ་ཀྲོསྡ་ནི༔ </text:p>
      <text:p text:style-name="Tibetan">མཐིང་ནག་ལྕགས་ཀྱི་རལ་པ་ཅན༔ </text:p>
      <text:p text:style-name="Tibetan">ཨུཏྤལ་རྒྱས་པའི་མདོག་འདྲ་ཞིང་༔ </text:p>
      <text:p text:style-name="Tibetan">ཕྱག་གཉིས་མི་བཟད་ཕུར་བུ་འདྲིལ༔ </text:p>
      <text:p text:style-name="Tibetan">འཁོར་འདས་སྲིད་ཞི་ཐལ་བར་འབྱིན༔ </text:p>
      <text:p text:style-name="Tibetan">སྐུ་གསུང་ཐུགས་དང་མཉམ་སྦྱོར་བའི༔ </text:p>
      <text:p text:style-name="Tibetan">བཏབ་ན་ལྷ་ཡང་བརླག་གྱུར་ན༔ </text:p>
      <text:p text:style-name="Tibetan">དགྲ་དང་བགེགས་ལ་སྨོས་ཅི་དགོས༔ </text:p>
      <text:p text:style-name="Tibetan">ཧཱུྃ༔ སྙིང་རྗེས་བསྒྲལ་བའི་དམ་ཚིག་ནི༔ </text:p>
      <text:p text:style-name="Tibetan">བསད་ཅིང་མནན་པ་མ་ཡིན་ཏེ༔ </text:p>
      <text:p text:style-name="Tibetan">ཕུང་པོ་རྡོ་རྗེས་གཏམས་བྱས་ནས༔ </text:p>
      <text:p text:style-name="Tibetan"><text:soft-page-break/>རྣམ་པར་ཤེས་པ་རྡོ་རྗེར་བསྒོམས༔ </text:p>
      <text:p text:style-name="P3">ཨེ་མ་བདག་ཉིད་ཆེན་པོ་ཡིས༔</text:p>
      <text:p text:style-name="P3">ཉམས་པ་བདུན་ལྡན་ཞིང་བཅུའི་དགྲ༔ </text:p>
      <text:p text:style-name="Tibetan">བསད་པར་བྱ་བ་བསད་པར་བྱ༔ </text:p>
      <text:p text:style-name="Tibetan">ཁྱོད་ནི་རྒྱལ་བའི་སྲས་སུ་བསྐྱེད༔ </text:p>
      <text:p text:style-name="Tibetan">རྣམ་ཤེས་ཀ་དག་དབྱིངས་སུ་སྦྱངས༔ </text:p>
      <text:p text:style-name="Tibetan">ཚེ་བསོད་སླར་བསྡུས་བདག་ལ་ཐིམ༔ </text:p>
      <text:p text:style-name="P3">གཟུགས་ཕུང་དུག་ལྔ་དུམ་བུར་གཏུབས༔</text:p>
      <text:p text:style-name="P3">བཛྲ་ཀཱི་ལཱི་ཀཱི་ལ་ཡ་སརྦ་བི<text:span text:style-name="T4">གྷྣཾ</text:span>་ཤ་ཏྲུན་མཱ་ར་ཡ་ཨེ་<text:span text:style-name="T1">སྥ</text:span>་ར་<text:span text:style-name="T1">ཎ</text:span>་ཕཊ྄༔ </text:p>
      <text:p text:style-name="P7">སཾ་<text:span text:style-name="T1">ཧུ</text:span>་ར་<text:span text:style-name="T1">ཎ</text:span>་ཧཱུྃ༔</text:p>
      <text:p text:style-name="Tibetan_20_Instructions">ཞེས་བསྒྲལ་རྣམ་ཤེས་ཆོས་དབྱིངས་སྤར༔ </text:p>
      <text:p text:style-name="Tibetan_20_Instructions"/>
      <text:p text:style-name="Tibetan_20_Instructions">༄༅། །བླ་ཕུར་སྨན་མཆོད་ནི། </text:p>
      <text:p text:style-name="P8">གདོད་མའི་མགོན་པོ་ཆོས་སྐུ་ཀུན་ཏུ་བཟང་། །</text:p>
      <text:p text:style-name="Tibetan">རིགས་ལྔ་རྡོར་སེམས་གསང་བདག་རྡོ་རྗེ་ཆོས། །</text:p>
      <text:p text:style-name="P8">ལས་ཀྱི་དབང་མོ་པྲ་བྷ་ཧསྟི་ལ། །</text:p>
      <text:p text:style-name="P8">སྨན་མཆོད་འབུལ་ལོ་མཆོག་ཐུན་དངོས་གྲུབ་སྩོལ། །</text:p>
      <text:p text:style-name="P8">སརྦ་པཉྩ་ཨ་མྲི་ཏ་ཁཱ་ཧི། </text:p>
      <text:p text:style-name="P8">སངས་རྒྱས་གཉིས་པ་པདྨ་ཐོད་ཕྲེང་རྩལ། །</text:p>
      <text:p text:style-name="Tibetan">རྒྱལ་ཡུམ་མཚོ་རྒྱལ་ཆོས་རྒྱལ་ཁྲི་སྲོང་རྗེ། །</text:p>
      <text:p text:style-name="Tibetan">ལང་གྲོ་དཀོན་མཆོག་ནམ་སྙིང་དཔལ་སེང་ལ། །</text:p>
      <text:p text:style-name="Tibetan">སྨན་མཆོད་འབུལ་ལོ་མཆོག་ཐུན་དངོས་གྲུབ་སྩོལ། །</text:p>
      <text:p text:style-name="P8"><text:soft-page-break/>སརྦ་པཉྩ་ཨ་མྲི་ཏ་ཁཱ་ཧི། </text:p>
      <text:p text:style-name="P8">གཏེར་ཆེན་བདུད་འཇོམས་ནམ་མཁའི་རྡོ་རྗེའི་ཞབས། །</text:p>
      <text:p text:style-name="Tibetan">ལས་ཅན་ཆོས་ཀྱི་བདག་པོ་བརྒྱུད་པར་བཅས། །</text:p>
      <text:p text:style-name="Tibetan">ཡི་དམ་ཌཱ་ཀི་དམ་ཅན་གཏེར་སྲུང་ལ། །</text:p>
      <text:p text:style-name="Tibetan">སྨན་མཆོད་འབུལ་ལོ་མཆོག་ཐུན་དངོས་གྲུབ་སྩོལ། །</text:p>
      <text:p text:style-name="P8">སརྦ་པཉྩ་ཨ་མྲི་ཏ་ཁཱ་ཧི། </text:p>
      <text:p text:style-name="Tibetan_20_Instructions">ཞེས་སྨན་མཆོད་ཕུལ་ཏེ་བདུད་རྩི་གནས་གསུམ་དུ་རེག་ལ། </text:p>
      <text:p text:style-name="P8">བླ་མ་ཡི་དམ་མཆོད་པས་མཉེས། །</text:p>
      <text:p text:style-name="Tibetan">མཁའ་འགྲོ་ཆོས་སྐྱོང་ཐུགས་དམ་བསྐང་། །</text:p>
      <text:p text:style-name="Tibetan">རིགས་དྲུག་མགྲོན་རྣམས་དགྱེས་པ་བསྐྱེད། །</text:p>
      <text:p text:style-name="Tibetan">རྣལ་འབྱོར་མཆོག་ཐུན་ཀུན་འགྲུབ་གྱུར། །</text:p>
      <text:p text:style-name="P11">ཀཱ་ཡ་ཝཱ་ཀ་ཙིང་སིདྡྷི་ཧཱུྃ། ཞེས་བླང་ངོ་།། །།</text:p>
      <text:p text:style-name="P17"/>
      <text:p text:style-name="Tibetan_20_Instructions">༄༅། །བླ་ཕུར་ཐུགས་ཀྱི་ཐིག་ལེ་ལས༔ ལྷ་ཚོགས་བསྟོད་པ་ཟུར་བཀོལ་ནི༔</text:p>
      <text:p text:style-name="P5">ཧཱུྃ༔ བསྐལ་པ་མེ་ལྟར་འབར་བའི་དབུས༔ </text:p>
      <text:p text:style-name="P3">རྒྱལ་ཀུན་ཕྲིན་ལས་རྡོ་རྗེའི་སྐུ༔</text:p>
      <text:p text:style-name="P3">དཔལ་དང་དུར་ཁྲོད་ཆས་རྣམས་རྫོགས༔ </text:p>
      <text:p text:style-name="P3">བཅོམ་ལྡན་རྡོ་རྗེ་གཞོན་ནུར་བསྟོད༔</text:p>
      <text:p text:style-name="P3">དམ་སྲི་རྒྱལ་འགོང་མིང་མེད་འདུལ༔ </text:p>
      <text:p text:style-name="P3">ཡེ་ཤེས་སེམས་དཔའི་སྐུ་ལ་བསྟོད༔</text:p>
      <text:p text:style-name="P3">སྐྱེ་མེད་གསལ་བའི་ཤེས་རབ་ཡུམ༔ </text:p>
      <text:p text:style-name="P3">འཁོར་ལོ་རྒྱས་འདེབས་མ་ལ་བསྟོད༔</text:p>
      <text:p text:style-name="P3"><text:soft-page-break/>བདུད་བཞིའི་གཡུལ་འཇོམས་ལས་བཞིའི་བདག༔ </text:p>
      <text:p text:style-name="Tibetan">སྲས་མཆོག་འབར་བའི་ཚོགས་ལ་བསྟོད༔ </text:p>
      <text:p text:style-name="Tibetan">ཞིང་བཅུ་ཚར་གཅོད་ས་བཅུའི་དཔལ༔ </text:p>
      <text:p text:style-name="Tibetan">ཁྲོ་རྒྱལ་ཕ་བཅུའིསྐུ་ལ་བསྟོད༔ </text:p>
      <text:p text:style-name="Tibetan">ཕ་རོལ་ཕྱིན་བཅུ་རྣམ་དག་ཡུམ༔ </text:p>
      <text:p text:style-name="Tibetan">ཁྲོ་མོ་བཅུ་ལ་ཕྱག་འཚལ་བསྟོད༔ </text:p>
      <text:p text:style-name="Tibetan">རྣམ་པ་ཉི་ཤུས་བྱང་ཆུབ་པ༔ </text:p>
      <text:p text:style-name="P3">ཁྲ་ཐབས་ཉི་ཤུའི་ཚོགས་ལ་བསྟོད༔</text:p>
      <text:p text:style-name="P3">སྣ་ཚོགས་གཟུགས་ཀྱིས་གདུག་པ་འདུལ༔ </text:p>
      <text:p text:style-name="Tibetan">དབང་ཕྱུག་ཕུར་སྲུང་བཅས་ལ་བསྟོད༔ </text:p>
      <text:p text:style-name="Tibetan">ཐབས་ཀྱི་སྤྱོད་པས་འགྲོ་དོན་དུ༔ </text:p>
      <text:p text:style-name="P3">བྱམས་དང་སྙིང་རྗེའི་སྐུར་སྟོན་པ༔</text:p>
      <text:p text:style-name="P3">སངས་རྒྱས་ཕྲིན་ལས་རྫོགས་མཛད་པའི༔ </text:p>
      <text:p text:style-name="Tibetan">ཕུར་པ་ཕྲིན་ལས་ལྷ་ལ་བསྟོད༔ </text:p>
      <text:p text:style-name="Tibetan_20_Instructions">ཅེས་བསྟོད་དོ།། །།</text:p>
      <text:p text:style-name="Tibetan_20_Instructions"/>
      <text:p text:style-name="Tibetan_20_Instructions">༄༅། །བླ་ཕུར་ཐུགས་ཀྱི་ཐིག་ལེ་ལས། །ཚེ་འགུགས་འཆི་མེད་བཅུད་སྦྱིན་བཞུགས། །ཐམས་ཤེས་དམ་ཚིག་ཚེ་ཡི་རྫས༔ ཚང་ལེགས་བཀྲམ་ལ་འདི་སྐད་གྱེར༔ </text:p>
      <text:p text:style-name="Tibetan">ཧཱུྃ་ཧྲཱིཿ སྤྲོས་བྲལ་ཀ་དག་གདོད་མའི་མགོན། །</text:p>
      <text:p text:style-name="Tibetan">ཀུན་ཏུ་བཟང་པོ་ཚེ་ཡི་བདག །</text:p>
      <text:p text:style-name="Tibetan">དེང་འདིར་རྣལ་འབྱོར་སྒྲུབ་པ་པོར། །</text:p>
      <text:p text:style-name="Tibetan">འཆི་མེད་རྡོ་རྗེའི་ཚེ་མཆོག་སྩོལ། །</text:p>
      <text:p text:style-name="Tibetan"><text:soft-page-break/>ཕྱོགས་བཞི་དབུས་ལྔའི་ཞིང་གི་མགོན། །</text:p>
      <text:p text:style-name="Tibetan">རྒྱལ་བ་རིགས་ལྔ་ཚེ་ཡི་བདག །</text:p>
      <text:p text:style-name="P3">དེང་འདིར་རྣལ་འབྱོར་སྒྲུབ་པཔོར།།</text:p>
      <text:p text:style-name="P3">འཆི་མེད་རྡོ་རྗེའི་ཚེ་མཆོག་སྩོལ། །</text:p>
      <text:p text:style-name="Tibetan">རིགས་ཀུན་བདག་པོ་བཅོམ་ལྡན་འདས། །</text:p>
      <text:p text:style-name="Tibetan">རྡོ་རྗེ་སེམས་དཔའ་ཚེ་ཡི་བདག །</text:p>
      <text:p text:style-name="P3">དེང་འདིར་རྣལ་འབྱོར་སྒྲུབ་པཔོར།།</text:p>
      <text:p text:style-name="P3">འཆི་མེད་རྡོ་རྗེའི་ཚེ་མཆོག་སྩོལ། །</text:p>
      <text:p text:style-name="Tibetan">ཐེག་ཆེན་བཀའ་ཡི་བསྡུ་བ་པོ། །</text:p>
      <text:p text:style-name="Tibetan">གསང་བའི་བདག་པོ་ཚེ་ཡི་བདག །</text:p>
      <text:p text:style-name="Tibetan">དེང་འདིར་རྣལ་འབྱོར་སྒྲུབ་པ་པོར། །</text:p>
      <text:p text:style-name="Tibetan">འཆི་མེད་རྡོ་རྗེའི་ཚེ་མཆོག་སྩོལ། །</text:p>
      <text:p text:style-name="Tibetan">གསང་ཆེན་རྒྱུད་ཀྱི་གཉེར་འཛིན་མ། །</text:p>
      <text:p text:style-name="Tibetan">ལས་ཀྱི་དབང་མོ་ཚེ་ཡི་བདག །</text:p>
      <text:p text:style-name="Tibetan">དེང་འདིར་རྣལ་འབྱོར་སྒྲུབ་པ་པོར། །</text:p>
      <text:p text:style-name="Tibetan">འཆི་མེད་རྡོ་རྗེའི་ཚེ་མཆོག་སྩོལ། །</text:p>
      <text:p text:style-name="Tibetan">ཕྲིན་ལས་བཀའ་བབ་པཎྜི་ཏ། །</text:p>
      <text:p text:style-name="Tibetan">པྲ་བྷ་ཧསྟི་ཚེ་ཡི་བདག །</text:p>
      <text:p text:style-name="Tibetan">དེང་འདིར་རྣལ་འབྱོར་སྒྲུབ་པ་པོར། །</text:p>
      <text:p text:style-name="Tibetan">འཆི་མེད་རྡོ་རྗེའི་ཚེ་མཆོག་སྩོལ། །</text:p>
      <text:p text:style-name="Tibetan">ཚེདབང་རིག་འཛིན་རྡོ་རྗེའི་སྐུ། །</text:p>
      <text:p text:style-name="Tibetan"><text:soft-page-break/>པདྨ་ཐོད་ཕྲེང་ཚེ་ཡི་བདག །</text:p>
      <text:p text:style-name="Tibetan">དེང་འདིར་རྣལ་འབྱོར་སྒྲུབ་པ་པོར། །</text:p>
      <text:p text:style-name="Tibetan">འཆི་མེད་རྡོ་རྗེའི་ཚེ་མཆོག་སྩོལ། །</text:p>
      <text:p text:style-name="Tibetan">རྒྱལ་བ་ཀུན་ཡུམ་དབྱིངས་ཀྱི་གཙོ། །</text:p>
      <text:p text:style-name="Tibetan">ཡེ་ཤེས་མཚོ་རྒྱལ་ཚེ་ཡི་བདག །</text:p>
      <text:p text:style-name="Tibetan">དེང་འདིར་རྣལ་འབྱོར་སྒྲུབ་པ་པོར། །</text:p>
      <text:p text:style-name="Tibetan">འཆི་མེད་རྡོ་རྗེའི་ཚེ་མཆོག་སྩོལ། །</text:p>
      <text:p text:style-name="Tibetan">ཡེ་ཤེས་རིག་མཆོག་རྫུ་འཕྲུལ་བཪྙེས། །</text:p>
      <text:p text:style-name="Tibetan">ཐུགས་སྲས་རྗེ་འབངས་ཚེ་ཡི་བདག །</text:p>
      <text:p text:style-name="Tibetan">དེང་འདིར་རྣལ་འབྱོར་སྒྲུབ་པ་པོར། །</text:p>
      <text:p text:style-name="Tibetan">འཆི་མེད་རྡོ་རྗེའི་ཚེ་མཆོག་སྩོལ། །</text:p>
      <text:p text:style-name="Tibetan">ལང་གྲོའི་རིགས་འཁྲུངས་ཆོས་ཀྱི་སྤྱན། །</text:p>
      <text:p text:style-name="Tibetan">དཀོན་མཆོག་འབྱུང་གནས་ཚེ་ཡི་བདག །</text:p>
      <text:p text:style-name="Tibetan">དེང་འདིར་རྣལ་འབྱོར་སྒྲུབ་པ་པོར། །</text:p>
      <text:p text:style-name="Tibetan">འཆི་མེད་རྡོ་རྗེའི་ཚེ་མཆོག་སྩོལ། །</text:p>
      <text:p text:style-name="Tibetan">ཟབ་གཏེར་གསལ་མཛད་ཆོས་ཀྱི་རྗེ། །</text:p>
      <text:p text:style-name="Tibetan">ནམ་མཁའི་རྡོ་རྗེ་ཚེ་ཡི་བདག །</text:p>
      <text:p text:style-name="Tibetan">དེང་འདིར་རྣལ་འབྱོར་སྒྲུབ་པ་པོར། །</text:p>
      <text:p text:style-name="Tibetan">འཆི་མེད་རྡོ་རྗེའི་ཚེ་མཆོག་སྩོལ། །</text:p>
      <text:p text:style-name="Tibetan">ཟབ་ཆོས་སྤེལ་ཞིང་འགྲོ་དོན་མཛད། །</text:p>
      <text:p text:style-name="Tibetan">ལས་ཅན་ཆོས་བདག་ཚེ་ཡི་བདག །</text:p>
      <text:p text:style-name="Tibetan"><text:soft-page-break/>དེང་འདིར་རྣལ་འབྱོར་སྒྲུབ་པ་པོར། །</text:p>
      <text:p text:style-name="Tibetan">འཆི་མེད་རྡོ་རྗེའི་ཚེ་མཆོག་སྩོལ། །</text:p>
      <text:p text:style-name="Tibetan">སྨོན་ལམ་དབང་ཐོབ་བསྟན་འགྲོའི་མགོན། །</text:p>
      <text:p text:style-name="Tibetan">རྩ་བརྒྱུད་བླ་མ་ཚེ་ཡི་བདག །</text:p>
      <text:p text:style-name="Tibetan">དེང་འདིར་རྣལ་འབྱོར་སྒྲུབ་པ་པོར། །</text:p>
      <text:p text:style-name="Tibetan">འཆི་མེད་རྡོ་རྗེའི་ཚེ་མཆོག་སྩོལ། །</text:p>
      <text:p text:style-name="Tibetan">ཕྲིན་ལས་ཐོགས་མེད་དོན་ཀུན་འགྲུབ། །</text:p>
      <text:p text:style-name="Tibetan">རྡོ་རྗེ་གཞོན་ནུ་ཚེ་ཡི་བདག །</text:p>
      <text:p text:style-name="Tibetan">དེང་འདིར་རྣལ་འབྱོར་སྒྲུབ་པ་པོར། །</text:p>
      <text:p text:style-name="Tibetan">འཆི་མེད་རྡོ་རྗེའི་ཚེ་མཆོག་སྩོལ། །</text:p>
      <text:p text:style-name="Tibetan">རྒྱལ་ཀུན་ཡུམ་མཆོག་དམ་ཚིག་སྒྲོལ། །</text:p>
      <text:p text:style-name="Tibetan">འཁོར་ལོ་རྒྱས་འདེབས་ཚེ་ཡི་བདག །</text:p>
      <text:p text:style-name="Tibetan">དེང་འདིར་རྣལ་འབྱོར་སྒྲུབ་པ་པོར། །</text:p>
      <text:p text:style-name="Tibetan">འཆི་མེད་རྡོ་རྗེའི་ཚེ་མཆོག་སྩོལ། །</text:p>
      <text:p text:style-name="Tibetan">བདུད་བཞིའི་གཡུལ་འཇོམས་ལས་བཞི་གྲུབ། །</text:p>
      <text:p text:style-name="Tibetan">སྲས་མཆོག་རིགས་བཞི་ཚེ་ཡི་བདག །</text:p>
      <text:p text:style-name="Tibetan">དེང་འདིར་རྣལ་འབྱོར་སྒྲུབ་པ་པོར། །</text:p>
      <text:p text:style-name="Tibetan">འཆི་མེད་རྡོ་རྗེའི་ཚེ་མཆོག་སྩོལ། །</text:p>
      <text:p text:style-name="Tibetan">སྟོབས་བཅུ་དཔལ་མངའ་ས་བཅུའི་བདག །</text:p>
      <text:p text:style-name="Tibetan">ཁྲོ་རྒྱལ་ཕ་བཅུ་ཚེ་ཡི་བདག །</text:p>
      <text:p text:style-name="P3">དེང་འདིར་རྣལ་འབྱོར་སྒྲུབ་པཔོར།།</text:p>
      <text:p text:style-name="P3"><text:soft-page-break/>འཆི་མེད་རྡོ་རྗེའི་ཚེ་མཆོག་སྩོལ། །</text:p>
      <text:p text:style-name="Tibetan">དབྱིངས་ལས་སྐུར་བཞེངས་ཐབས་ཤེས་སྦྱོར། །</text:p>
      <text:p text:style-name="Tibetan">ཁྲོ་མོ་མ་བཅུ་ཚེ་ཡི་བདག །</text:p>
      <text:p text:style-name="Tibetan">དེང་འདིར་རྣལ་འབྱོར་སྒྲུབ་པ་པོར། །</text:p>
      <text:p text:style-name="Tibetan">འཆི་མེད་རྡོ་རྗེའི་ཚེ་མཆོག་སྩོལ། །</text:p>
      <text:p text:style-name="Tibetan">ཁྲོ་བཅུ་ཡབ་ཡུམ་ཐུགས་ལས་སྤྲུལ། །</text:p>
      <text:p text:style-name="Tibetan">ཁྲ་ཐབས་ཉི་ཤུ་ཚེ་ཡི་བདག །</text:p>
      <text:p text:style-name="Tibetan">དེང་འདིར་རྣལ་འབྱོར་སྒྲུབ་པ་པོར། །</text:p>
      <text:p text:style-name="Tibetan">འཆི་མེད་རྡོ་རྗེའི་ཚེ་མཆོག་སྩོལ། །</text:p>
      <text:p text:style-name="Tibetan">སྣ་ཚོགས་གཟུགས་ཀྱིས་གདུག་པ་འདུལ། །</text:p>
      <text:p text:style-name="Tibetan">དབང་ཕྱུག་ཉེར་བརྒྱད་ཚེ་ཡི་བདག །</text:p>
      <text:p text:style-name="Tibetan">དེང་འདིར་རྣལ་འབྱོར་སྒྲུབ་པ་པོར། །</text:p>
      <text:p text:style-name="Tibetan">འཆི་མེད་རྡོ་རྗེའི་ཚེ་མཆོག་སྩོལ། །</text:p>
      <text:p text:style-name="P3">ཀུན་དོན་རྟོགས་ཅིང་བསྟན་པ་སྲུང་། </text:p>
      <text:p text:style-name="P3">ཕུར་སྲུང་བཅུ་དྲུག་ཚེ་ཡི་བདག །</text:p>
      <text:p text:style-name="Tibetan">དེང་འདིར་རྣལ་འབྱོར་སྒྲུབ་པ་པོར། །</text:p>
      <text:p text:style-name="Tibetan">འཆི་མེད་རྡོ་རྗེའི་ཚེ་མཆོག་སྩོལ། །</text:p>
      <text:p text:style-name="Tibetan">ཕྱག་རྒྱ་བཞི་པོའི་དོན་སྟོན་པ། །</text:p>
      <text:p text:style-name="Tibetan">སྒོ་བ་རྣམ་བཞི་ཚེ་ཡི་བདག །</text:p>
      <text:p text:style-name="Tibetan">དེང་འདིར་རྣལ་འབྱོར་སྒྲུབ་པ་པོར། །</text:p>
      <text:p text:style-name="Tibetan">འཆི་མེད་རྡོ་རྗེའི་ཚེ་མཆོག་སྩོལ། །</text:p>
      <text:p text:style-name="Tibetan"><text:soft-page-break/>ཕྱི་ནང་བླ་ཚེ་ཆད་ཉམས་བསྡུས། །</text:p>
      <text:p text:style-name="Tibetan">བདེ་སྟོང་དགའ་བཞིའི་ཡེ་ཤེས་བསྐྱེད། །</text:p>
      <text:p text:style-name="Tibetan">འཆི་མེད་རིག་འཛིན་རྡོ་རྗེའི་ཚེ། །</text:p>
      <text:p text:style-name="Tibetan">མཆོག་ཐུན་དངོས་གྲུབ་དུས་འདིར་སྩོལ། །</text:p>
      <text:p text:style-name="Tibetan_20_Instructions">འཆི་མེད་རྡོ་རྗེའི་ཚེ་ཡི་སྔགས༔ </text:p>
      <text:p text:style-name="P3">ༀ་ཨཱཿཧཱུྃ་གུ་རུ་བཛྲ་ཀུ་མཱ་ར་སརྦ་སིདྡྷི་ཕ་ལ་ཨཱ་ཡུ<text:span text:style-name="T5">རྫྙཱ</text:span>་ན་ཚེ་བྷྲཱུྃ་ཧཱུྃ་<text:span text:style-name="T2">ནྲི</text:span>་ཛཿ </text:p>
      <text:p text:style-name="Tibetan_20_Instructions">འོད་ཟེར་འཕྲོ་འདུའི་གཟེར་དང་བཅས༔ རྩེ་གཅིག་འབྲུ་འབུམ་བཟླས་གྱུར་ན༔ཉི་ཟླ་ཤར་དང་ཆུ་ཆེན་བརྒལ༔ ནམ་མཁར་འཕུར་དང་ཟང་ཐལ་བགྲོད༔ དངོས་ཉམས་གྲུབ་པའི་རྟགས་མཐོང་ན༔ཐེ་ཚོམ་བྲལ་བར་གསོལ་བ་གདབ༔ དབང་བླངས་འཆི་མེད་ངེས་པར་འགྲུབ༔ ས་མ་ཡ༔ སྣོད་ལྡན་སྨིན་གྲོལ་བཅུད་འབེབས་ན༔ བགེགས་བསྐྲད་གསོལ་གདབ་ལོ་རྒྱུས་བཤད༔ སྐུ་གསུང་ཐུགས་ཀྱི་དབང་བསྐུར་ལ༔འཆི་མེད་རྡོ་རྗེའི་ཚེ་སྔགས་མཐར༔། </text:p>
      <text:p text:style-name="P3">ཀཱ་ཡ་ཝཱ་ཀ་ཙིངས་བསྐུར༔ </text:p>
      <text:p text:style-name="P16">ཚེ་རིལ་ཚེ་ཆང་མཐའ་བརྟེན་བཅས༔ནོད་པས་གཟའ་ཀླུ་སྡེ་བརྒྱད་གཟེར༔ བྱད་ཕུར་རྦོད་གཏོང་ཀུན་ལས་རྒྱལ༔ འཆི་མེད་མཆོག་གི་རིག་འཛིན་འགྲུབ༔ས་མ་ཡ༔ སྡ་ཐིམ༔ གུ་<text:span text:style-name="T5">ཧྱ</text:span>༔ དགེ་ལེགས་འཕེལ།། །།</text:p>
      <text:p text:style-name="P16"/>
      <text:p text:style-name="P16">༄༅། །བླ་ཕུར་ཐུགས་ཀྱི་ཐིག་ལེ་ལས། །བསྐང་བཤགས་རྡོ་རྗེའི་སྒྲ་དབྱངས་བཞུགས། །</text:p>
      <text:p text:style-name="Tibetan">ཧཱུྃ་ཧྲཱིཿ གདོད་མའི་ཨེ་དབྱིངས་ཀ་པཱ་ལར། །</text:p>
      <text:p text:style-name="Tibetan">སྲིད་བཅུད་ཡོངས་གྲུབ་སྐོང་རྟེན་རྫས། །</text:p>
      <text:p text:style-name="Tibetan">མ་ཚང་མེད་པ་དེ་ཁོ་ན། །</text:p>
      <text:p text:style-name="Tibetan">རང་བཞིན་ལྷུན་གྲུབ་དགྱེས་མཆོད་འདིས། །</text:p>
      <text:p text:style-name="Tibetan">སངས་རྒྱས་ཐོག་མ་ཐ་མ་མེད། །</text:p>
      <text:p text:style-name="Tibetan">ཀུན་ཏུ་བཟང་པོའི་ཐུགས་དམ་བསྐང་། །</text:p>
      <text:p text:style-name="Tibetan">ཡེ་ཤེས་མངའ་བདག་ཅོད་པན་ཅན། །</text:p>
      <text:p text:style-name="Tibetan">རྒྱལ་བ་རིགས་ལྔའི་ཐུགས་དམ་བསྐང་། །</text:p>
      <text:p text:style-name="Tibetan"><text:soft-page-break/>རིགས་རྣམས་ཀུན་བདག་ཆེ་བའི་མཆོག །</text:p>
      <text:p text:style-name="Tibetan">རྡོ་རྗེ་སེམས་དཔའི་ཐུགས་དམ་བསྐང་། །</text:p>
      <text:p text:style-name="Tibetan">རྡོ་རྗེ་འཆང་ཆེན་གསང་སྔགས་འཆང་། །</text:p>
      <text:p text:style-name="Tibetan">ལག་ན་རྡོ་རྗེའི་ཐུགས་དམ་བསྐང་། །</text:p>
      <text:p text:style-name="Tibetan">རྒྱུད་རྣམས་ཀུན་གྱི་བདག་པོ་མཆོག །</text:p>
      <text:p text:style-name="Tibetan">ལས་ཀྱི་དབང་མོའི་ཐུགས་དམ་བསྐང་། །</text:p>
      <text:p text:style-name="Tibetan">ཕྲིན་ལས་བཀའ་བབ་གྲུབ་པའི་གཙོ། །</text:p>
      <text:p text:style-name="Tibetan">པྲ་བྷ་ཧསྟའི་ཐུགས་དམ་བསྐང་། །</text:p>
      <text:p text:style-name="Tibetan">རྡོ་རྗེ་སློབ་དཔོན་འཇིགས་པ་མེད། །</text:p>
      <text:p text:style-name="Tibetan">པདྨ་ཐོད་ཕྲེང་ཐུགས་དམ་བསྐང་། །</text:p>
      <text:p text:style-name="Tibetan">ཐམས་ཅད་མཁྱེན་པའི་ཡེ་ཤེས་མཚོ། །</text:p>
      <text:p text:style-name="Tibetan">ཡེ་ཤེས་མཚོ་རྒྱལ་ཐུགས་དམ་བསྐང་། །</text:p>
      <text:p text:style-name="Tibetan">སྤྱན་ལྔ་ཆགས་པ་མེད་པར་འཆང་། །</text:p>
      <text:p text:style-name="Tibetan">རྗེ་འབངས་གྲོགས་ལྔའི་ཐུགས་དམ་བསྐང་། །</text:p>
      <text:p text:style-name="Tibetan">སྨོན་ལམ་ཡེ་ཤེས་རྒྱ་མཚོ་སྟེ། །</text:p>
      <text:p text:style-name="Tibetan">ལང་གྲོ་ལོ་ཙཱའི་ཐུགས་དམ་བསྐང་། །</text:p>
      <text:p text:style-name="Tibetan">ཡེ་ཤེས་དབང་བསྐུར་ཅོད་པན་ཅན། །</text:p>
      <text:p text:style-name="Tibetan">བདུད་འཇོམས་རྡོ་རྗེའི་ཐུགས་དམ་བསྐང་། །</text:p>
      <text:p text:style-name="Tibetan">ཆོས་ཀྱི་བདག་པོ་རིགས་སྔགས་འཆང་། །</text:p>
      <text:p text:style-name="Tibetan">ཆོས་བདག་རྣམས་ཀྱི་ཐུགས་དམ་བསྐང་། །</text:p>
      <text:p text:style-name="Tibetan">སངས་རྒྱས་སྤྲུལ་པའི་རྒྱུད་འཆང་བ། །</text:p>
      <text:p text:style-name="Tibetan"><text:soft-page-break/>བརྒྱུད་པའི་བླ་མའི་ཐུགས་དམ་བསྐང་། །</text:p>
      <text:p text:style-name="Tibetan">དོན་ཆེན་འགྲོ་བའི་དོན་བྱེད་པ། །</text:p>
      <text:p text:style-name="Tibetan">རྩ་བའིབླ་མའི་ཐུགས་དམ་བསྐང་། །</text:p>
      <text:p text:style-name="Tibetan">རྡོ་རྗེ་འཆང་དབང་ཀུན་གྱི་རྗེ། །</text:p>
      <text:p text:style-name="Tibetan">རྡོ་རྗེ་གཞོན་ནུའི་ཐུགས་དམ་བསྐང་། །</text:p>
      <text:p text:style-name="Tibetan">དབྱིངས་ཀྱི་ཡུམ་ཆེན་ཀུན་བཟང་མོ། །</text:p>
      <text:p text:style-name="Tibetan">འཁོར་ལོ་རྒྱས་འདེབས་ཐུགས་དམ་བསྐང་། །</text:p>
      <text:p text:style-name="Tibetan">བདུད་བཞིའི་འཇིགས་པ་སེལ་བྱེད་པ། །</text:p>
      <text:p text:style-name="Tibetan">སྲས་མཆོག་རིགས་བཞིའི་ཐུགས་དམ་བསྐང་། །</text:p>
      <text:p text:style-name="Tibetan">མགོན་པོ་ས་བཅུའི་དབང་ཕྱུག་སྟེ། །</text:p>
      <text:p text:style-name="Tibetan">ཁྲོ་རྒྱལ་ཕ་བཅུའི་ཐུགས་དམ་བསྐང་། །</text:p>
      <text:p text:style-name="P8">ཕ་རོལ་ཕྱིན་བཅུ་དག་པ་སྟེ། །</text:p>
      <text:p text:style-name="P3">ཁྲོ་མོ་མ་བཅུའི་ཐུགས་དམ་བསྐང་། །</text:p>
      <text:p text:style-name="Tibetan">རྣམ་པ་ཉི་ཤུས་བྱང་ཆུབ་པ། །</text:p>
      <text:p text:style-name="Tibetan">ཁྲ་ཐབ་ཉི་ཤུའི་ཐུགས་དམ་བསྐང་། །</text:p>
      <text:p text:style-name="Tibetan">གཟུགས་རྣམས་སྣ་ཚོགས་ཀུན་ཏུ་སྟོན། །</text:p>
      <text:p text:style-name="Tibetan">དབང་ཕྱུག་ཉེར་བརྒྱད་ཐུགས་དམ་བསྐང་། །</text:p>
      <text:p text:style-name="Tibetan">དེ་ཉིད་རྣམ་པ་བཅུ་དྲུག་རིག །</text:p>
      <text:p text:style-name="Tibetan">ཕུར་སྲུང་བཅུ་དྲུག་ཐུགས་དམ་བསྐང་། །</text:p>
      <text:p text:style-name="Tibetan">ཕྱག་རྒྱ་བཞི་པོའི་དོན་སྟོན་པ། །</text:p>
      <text:p text:style-name="Tibetan">སྒོ་བ་བཞི་ཡི་ཐུགས་དམ་བསྐང་། །</text:p>
      <text:p text:style-name="Tibetan"><text:soft-page-break/>གཞན་ཡང་གནས་ཞིང་རྩ་རླུང་ཐིག །</text:p>
      <text:p text:style-name="Tibetan">ཁམས་གསུམ་ཀ་དག་སྐུ་གསུམ་ཀློང་། །</text:p>
      <text:p text:style-name="Tibetan">གདོད་ནས་སྤྲོས་བྲལ་དག་མཉམ་ཆེ། །</text:p>
      <text:p text:style-name="Tibetan">ཡེགྲོལ་རྫོགས་པ་ཆེན་པོར་བསྐང་། །</text:p>
      <text:p text:style-name="Tibetan">རྩ་བ་ཡན་ལག་གིས་བསྡུས་པའི། །</text:p>
      <text:p text:style-name="Tibetan">གཉིས་འཛིན་རེ་དོགས་མཚན་འཛིན་ཀུན། །</text:p>
      <text:p text:style-name="Tibetan">གདོད་ནས་རང་གྲོལ་ཕྱག་རྒྱ་ཆེ། །</text:p>
      <text:p text:style-name="Tibetan">བཤགས་བྱ་བཤགས་བྱེད་གཉིས་མེད་གྲོལ། །</text:p>
      <text:p text:style-name="P16">ཞེས་དང་ཡིག་བརྒྱས་ལྷག་ཆད་བསྐང་། །གཏེར་གཞུང་རྡོ་རྗེའི་ཚིག་རྐང་ལ། །རྒྱུད་ཀྱི་དགོངས་པས་ཁ་བསྐངས་ཏེ། །ཀློང་ཆེན་ཡེ་ཤེས་རྡོ་རྗེས་སྤེལ། །དགེ་བས་འགྲོ་ཀུན་སྨིན་གྲོལ་ཤོག །ཤུ་བྷཾ།། །།</text:p>
      <text:p text:style-name="P16"/>
      <text:p text:style-name="P16">༄༅། །བླ་ཕུར་ཚོགས་བསྡུས་གྲངས་བསགས་ནི། །ཐབས་ཤེས་དམ་ཚིག་རྫས་རྣམས་ཀུན། །</text:p>
      <text:p text:style-name="P11">རྃ་ཡྃ་ཁྃ་</text:p>
      <text:p text:style-name="Tibetan_20_Instructions">གིས་བསངས་སྦྱངས་ཏེ། །</text:p>
      <text:p text:style-name="P11">ༀ་ཨཱཿཧཱུྃ་</text:p>
      <text:p text:style-name="Tibetan_20_Instructions">གིས་བྱིན་གྱིས་བརླབས། །</text:p>
      <text:p text:style-name="Tibetan">བླ་མ་ཕུར་པའི་དཀྱིལ་འཁོར་ལ། །</text:p>
      <text:p text:style-name="Tibetan">ཕྱི་ནང་གསང་བའི་ཚོགས་མཆོད་འབུལ། །</text:p>
      <text:p text:style-name="Tibetan">ཉམས་ཆག་སྡིག་སྒྲིབ་མཐོལ་ཞིང་བཤགས། །</text:p>
      <text:p text:style-name="Tibetan">བར་ཆད་སྒྲོལ་ལ་དངོས་གྲུབ་སྩོལ། །</text:p>
      <text:p text:style-name="Tibetan">ལྷག་གཏོར་འབུལ་ལོ་ཕྲིན་ལས་སྒྲུབས། །</text:p>
      <text:p text:style-name="Tibetan">ༀ་ཨཱཿཧཱུྃ་གུ་རུ་བཛྲ་ཀུ་མཱ་ར་ས་པ་རི་ཝཱ་ར་མ་ཧཱ་ག་ཪྙ་ཙཀྲ་པཱུ་ཛ་ཁཱ་ཧི། ཨུ་བྲིསྔ་བ་ལིཕྱ་བྷཀྵ་སྭཱ་ཧཱ། །</text:p>
      <text:p text:style-name="P16"><text:soft-page-break/>ཞེས་གྲངས་བསགས་པས་འགྲུབ་བོ།། །།</text:p>
      <text:p text:style-name="Space_20_after_20_insertion"/>
      <text:p text:style-name="Tibetan">༄༅། །ན་མོ་ཤྲཱི་བཛྲ་ཀུ་མཱ་ར་ཡེ། </text:p>
      <text:p text:style-name="P16">འདིར་ཕུར་སྲུང་དམ་ཅན་རྣམས་ཀྱིས་མཆོད་བྱང་<text:span text:style-name="T2">ཉུ</text:span>ང་ངུར་སྡེབ་པ་ལ། དཀར་དམར་གྱི་གཏོར་མ་ཤ་ཁྲག་གིས་བརྒྱན་པ་དང་། སྨན་རཀ་ཕུད་ཀྱི་བཏུང་བ་སོགས་ཚང་བར་བཤམས་ལ།</text:p>
      <text:p text:style-name="P11">རང་ཉིད་དཔལ་ཆེན་པོར་གསལ་བའི་ཐུགས་ཀའི་འོད་ཟེར་གྱིས་ཕུར་སྲུང་དམ་ཅན་རྒྱ་མཚོ་འཁོར་དང་བཅས་པ་བཛྲ་ས་མཱ་ཡ་ཛཿ</text:p>
      <text:p text:style-name="P16">ས་སྤྱན་དྲངས་ལ།</text:p>
      <text:p text:style-name="Space_20_after_20_insertion"/>
      <text:p text:style-name="Tibetan">ཧཱུྃ༔ སྲིད་པའི་ཕུར་བུ་སྒྲུབ་པ་དང་༔ </text:p>
      <text:p text:style-name="P3">དབང་དང་དངོས་གྲུབ་བླང་བའི་ཕྱིར༔</text:p>
      <text:p text:style-name="P3">ཡེ་ཤེས་ཁྲོ་བོ་གཤེགས་སུ་གསོལ༔ </text:p>
      <text:p text:style-name="P3">ཡེ་ཤེས་ཁྲོ་བོ་གཤེགས་ནས་ཀྱང་༔</text:p>
      <text:p text:style-name="P3">རྟགས་དང་མཚན་མ་སྟོན་པ་དང་༔ </text:p>
      <text:p text:style-name="Tibetan">དངོས་གྲུབ་མ་ལུས་སྩོལ་བའི་ཕྱིར༔ </text:p>
      <text:p text:style-name="Tibetan">འབར་བའི་གདན་ལ་བཞུགས་སུ་གསོལ༔ </text:p>
      <text:p text:style-name="Space_20_after_20_insertion"/>
      <text:p text:style-name="Tibetan">ཧཱུྃ༔ བྲན་དང་བཀའ་ཉན་ཕོ་ཉའི་ཚོགས༔</text:p>
      <text:p text:style-name="P3">སྔོན་ཚེ་ཇི་ལྟར་ཁས་བླངས་པའི༔ </text:p>
      <text:p text:style-name="Tibetan">དམ་ཚིག་དེ་ལས་མ་འདའ་བར༔ </text:p>
      <text:p text:style-name="Tibetan">བདག་གིས་མཆོད་ཅིང་སྒྲུབ་བྱེད་ན༔ </text:p>
      <text:p text:style-name="Tibetan">དམ་ཅན་མ་གཡེལ་དམ་ལ་འདུས༔ </text:p>
      <text:p text:style-name="Tibetan">གང་བཅོལ་ཕྲིན་ལས་འགྲུབ་པར་མཛོད༔ </text:p>
      <text:p text:style-name="P13">ༀ་བཛྲ་ཀཱི་ལི་ཀཱི་ལ་ཡ་ས་པ་རི་ཝཱ་ར་བཛྲ་ས་མ་ཡ་ཛཿ</text:p>
      <text:p text:style-name="P13"><text:soft-page-break/>ཏིསྤ་ལྷན༔ ཨ་ཏི་པཱུ་ཧོཿ པྲ་ཏཱིབྲ་ཧོཿ </text:p>
      <text:p text:style-name="P13">བཛྲ་ཨརྒྷཾ་ནས་ཤརྒྷ་པྲ་ཏཱིབྲ་ཡེ་སྭཱ་ཧཱ</text:p>
      <text:p text:style-name="P16">ས་ཕྱི་མཆོད་དང་།</text:p>
      <text:p text:style-name="Tibetan">ༀ་བཛྲ་ཀཱི་ལི་ཀཱི་ལ་ཡ་སྡརྨཱ་པཱ་ལ་ས་པ་རི་ཝཱ་ར་ཨི་དཾ་བ་ལིཕྱ་ཁ་ཁ་ཁཱ་ཧི་ཁཱ་ཧི༔ </text:p>
      <text:p text:style-name="Tibetan_20_Instructions">ཞེས་གསུམ་དང་།</text:p>
      <text:p text:style-name="P11">སརྦ་པཉྩ་ཨ་མྲི་ཏ༴ མ་ཧཱ་རཅ༴ མ་ཧཱ་སརྦ་པཱུ་ཛ་ཁཱ་ཧི༔ </text:p>
      <text:p text:style-name="Tibetan_20_Instructions">ཞེས་པས་མཆོད་དོ།</text:p>
      <text:p text:style-name="P14">ཕུར་སྲུང་དམ་ཅན་རྒྱ་མཚོ་འཁོར་དང་བཅས་པ་རྣམས་ཀྱིས་མཆོད་སྦྱིན་གྱི་གཏོར་མ་རྒྱ་ཆེན་པོ་འདི་བཞེས་ལ།</text:p>
      <text:p text:style-name="P14">སངས་རྒྱས་ཀྱི་བསྟན་པ་སྲུངས།</text:p>
      <text:p text:style-name="P11">དཀོན་མཆོག་གི་དབུ་འཕང་བསྟོད། </text:p>
      <text:p text:style-name="P12">དགེ་འདུན་དང་ཆོས་ཀྱི་རྒྱལ་སྲིད་སྐྱོངས། </text:p>
      <text:p text:style-name="P12">འཇིག་རྟེན་གྱི་རྒུད་པ་སོལ། </text:p>
      <text:p text:style-name="P12">སེམས་ཅན་གྱི་ཕན་བདེ་སྤེལ། </text:p>
      <text:p text:style-name="P12">རྣལ་འབྱོར་པ་རྣམས་ཀྱི་སྡོང་གྲོགས་མཛོད། </text:p>
      <text:p text:style-name="P12">སྔགས་འཆང་རྣམས་ཀྱི་ཕྲིན་ལས་སྒྲུབ། </text:p>
      <text:p text:style-name="P12">སྡང་བའི་དགྲ་ཐུལ། གནོད་པའི་བགེགས་ཆོམས། </text:p>
      <text:p text:style-name="P12">ཁྱད་པར་དམ་ཚིག་འདིར་འདུས་པ་རྣམས་ཀྱི་ཕྱི་ནང་གསང་བའི་འགལ་རྐྱེན་ཞི་བ་དང་།</text:p>
      <text:p text:style-name="P12">མཐུན་རྐྱེན་སྨོན་པའི་ལེགས་ཚོགས་ཐམས་ཅད་འཕེལ་ཞིང་རྒྱས་པ་དང་།</text:p>
      <text:p text:style-name="P12">མཆོག་དང་ཐུན་མོང་གི་དངོས་གྲུབ་མ་ལུས་པ་མྱུར་དུ་འགྲུབ་པའི་ཕྲིན་ལས་མཛོད་ཅིག </text:p>
      <text:p text:style-name="Space_20_after_20_insertion"/>
      <text:p text:style-name="P9">ཧཱུྃ༔ སྔོན་ཚེ་ཧེ་རུ་ཀ་ཡི་སྤྱན་སྔ་རུ༔ </text:p>
      <text:p text:style-name="Tibetan">ཕྲིན་ལས་རྣམ་བཞི་སྒྲུབ་པར་ཁས་བླངས་པའི༔ </text:p>
      <text:p text:style-name="Tibetan">ཤྭ་ན་ས་བདག་བདག་ཉིད་སྐྱེས་བུ་སོགས༔ </text:p>
      <text:p text:style-name="Tibetan"><text:soft-page-break/>ཕུར་སྲུང་དམ་ཅན་རྒྱ་མཚོའི་ཚོགས་རྣམས་ཀྱིས༔ </text:p>
      <text:p text:style-name="Tibetan">དགྲ་བགེགས་ཤ་ཁྲག་གཏོར་མ་འདི་བཞེས་ལ༔ </text:p>
      <text:p text:style-name="Tibetan">རྣལ་འབྱོར་བཅོལ་བའི་ཕྲིན་ལས་ཡིད་བཞིན་སྒྲུབས༔ </text:p>
      <text:p text:style-name="Tibetan_20_Instructions">ཞེས་གསོལ་ཞིང་གཏོར་མ་གཙང་སར་འབུལ། ཞེས་པའང་ཉེར་མཁོའི་ཡན་ལག་ཏུ་རྗེ་དྲུང་པས་སོ།། །།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alibri1" svg:font-family="Calibri, sans-serif"/>
    <style:font-face style:name="FreeSans1" svg:font-family="FreeSans" style:font-family-generic="swiss"/>
    <style:font-face style:name="Batang" svg:font-family="Batang" style:font-family-generic="system" style:font-pitch="fixed"/>
    <style:font-face style:name="Linux Libertine Display G" svg:font-family="'Linux Libertine Display G'" style:font-pitch="variable"/>
    <style:font-face style:name="Linux Libertine Display G1" svg:font-family="'Linux Libertine Display G'" style:font-adornments="Normal" style:font-pitch="variable"/>
    <style:font-face style:name="Monlam Uni OuChan2" svg:font-family="'Monlam Uni OuChan2'" style:font-adornments="Normal" style:font-pitch="variable"/>
    <style:font-face style:name="TibetanChogyalUnicode-170221" svg:font-family="TibetanChogyalUnicode-170221" style:font-pitch="variable"/>
    <style:font-face style:name="TibetanChogyalUnicode-ID" svg:font-family="TibetanChogyalUnicode-ID" style:font-pitch="variable"/>
    <style:font-face style:name="Berlin Sans FB" svg:font-family="'Berlin Sans FB'" style:font-family-generic="roman" style:font-pitch="variable"/>
    <style:font-face style:name="Calibri2" svg:font-family="Calibri" style:font-family-generic="roman" style:font-pitch="variable"/>
    <style:font-face style:name="Century" svg:font-family="Century" style:font-family-generic="roman" style:font-pitch="variable"/>
    <style:font-face style:name="Century1" svg:font-family="Century" style:font-adornments="Normal" style:font-family-generic="roman" style:font-pitch="variable"/>
    <style:font-face style:name="Garamond" svg:font-family="Garamond" style:font-family-generic="roman" style:font-pitch="variable"/>
    <style:font-face style:name="Garamond Dia" svg:font-family="'Garamond Dia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betanChogyal" svg:font-family="TibetanChogyal" style:font-family-generic="roman" style:font-pitch="variable"/>
    <style:font-face style:name="TibetanChogyalSkt3" svg:font-family="TibetanChogyalSkt3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Gras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parajita" svg:font-family="Aparajita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ato1" svg:font-family="Lato" style:font-family-generic="swiss" style:font-pitch="variable"/>
    <style:font-face style:name="Lato" svg:font-family="Lato" style:font-adornments="Gra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FZSongTi" svg:font-family="FZSongTi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Himalaya" svg:font-family="'Microsoft Himalaya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Aqua" xlink:href="Pictures/100000000000005E0000005E5FBDFD39DF1AB59D.png" xlink:type="simple" xlink:show="embed" xlink:actuate="onLoad"/>
    <draw:fill-image draw:name="AudioIcon" xlink:href="Pictures/10000201000000C3000001038C928AA4E07C356B.png" xlink:type="simple" xlink:show="embed" xlink:actuate="onLoad"/>
    <draw:fill-image draw:name="Bitmap_20_23" draw:display-name="Bitmap 23" xlink:href="Pictures/10000201000000C3000001038C928AA4E07C356B.png" xlink:type="simple" xlink:show="embed" xlink:actuate="onLoad"/>
    <draw:fill-image draw:name="audio_25_20icon" draw:display-name="audio%20icon" xlink:href="Pictures/10000201000000150000001D355EE526B56FE171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0827in" fo:margin-bottom="0.0827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text-align="justify" style:justify-single-word="false"/>
      <style:text-properties style:font-name="Times New Roman" fo:font-family="'Times New Roman'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0827in" fo:margin-bottom="0.0827in" style:contextual-spacing="false" fo:keep-together="always" fo:keep-with-next="always"/>
      <style:text-properties style:font-name="Lato1" fo:font-family="Lato" style:font-family-generic="swiss" style:font-pitch="variable" fo:font-size="18pt" fo:font-style="normal" fo:font-weight="normal" style:font-name-asian="Noto Sans CJK SC Regular" style:font-family-asian="'Noto Sans CJK SC Regular'" style:font-family-generic-asian="system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3pt" style:font-style-complex="normal" style:font-weight-complex="normal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Lato" fo:font-family="Lato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783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Contents_20_1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Times New Roman1" fo:font-family="'Times New Roman'" style:font-style-name="Normal" style:font-family-generic="roman" style:font-pitch="variable"/>
    </style:style>
    <style:style style:name="Contents_20_3" style:display-name="Contents 3" style:family="paragraph" style:parent-style-name="Contents_20_2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Contents_20_3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Contents_20_4" style:class="index">
      <loext:graphic-properties draw:fill="none" draw:fill-color="#729fcf"/>
      <style:paragraph-properties fo:margin-left="0.7874in" fo:margin-right="0in" fo:text-indent="0in" style:auto-text-indent="false" fo:background-color="transparent" text:number-lines="false" text:line-number="0">
        <style:tab-stops>
          <style:tab-stop style:position="6.9252in" style:type="right" style:leader-style="dotted" style:leader-text="."/>
        </style:tab-stops>
      </style:paragraph-properties>
    </style:style>
    <style:style style:name="Heading_20_1" style:display-name="Heading 1" style:family="paragraph" loext:hidden="true" style:hidden="true" style:parent-style-name="Heading" style:next-style-name="Text_20_body" style:default-outline-level="1" style:list-style-name="Outline" style:class="text">
      <style:paragraph-properties fo:margin-left="0in" fo:margin-right="0in" fo:text-indent="0in" style:auto-text-indent="false"/>
      <style:text-properties fo:font-variant="small-caps" style:font-name="Lato1" fo:font-family="Lato" style:font-family-generic="swiss" style:font-pitch="variable" fo:font-size="22pt" style:font-size-asian="18pt" style:font-size-complex="18pt" style:font-weight-complex="bold"/>
    </style:style>
    <style:style style:name="Heading_20_5" style:display-name="Heading 5" style:family="paragraph" style:parent-style-name="Heading_20_4" style:next-style-name="Text_20_body" style:default-outline-level="5" style:list-style-name="Outline" style:class="text">
      <style:paragraph-properties fo:margin-left="0in" fo:margin-right="0in" fo:margin-top="0.0827in" fo:margin-bottom="0.0827in" style:contextual-spacing="false" fo:text-indent="0in" style:auto-text-indent="false"/>
      <style:text-properties fo:font-size="85%" fo:font-style="normal" fo:font-weight="bold" style:font-size-asian="85%" style:font-style-asian="normal" style:font-weight-asian="bold" style:font-size-complex="85%" style:font-style-complex="normal" style:font-weight-complex="bold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>
      <style:paragraph-properties fo:margin-left="0in" fo:margin-right="0in" fo:margin-top="0.0827in" fo:margin-bottom="0.0827in" style:contextual-spacing="false" fo:text-indent="0in" style:auto-text-indent="false" fo:keep-with-next="always"/>
      <style:text-properties fo:font-variant="normal" fo:text-transform="none" style:font-name="Lato1" fo:font-family="Lato" style:font-family-generic="swiss" style:font-pitch="variable" fo:font-size="16pt" fo:font-style="normal" fo:font-weight="normal" officeooo:rsid="01412b7d" style:font-name-asian="Noto Sans CJK SC Regular" style:font-family-asian="'Noto Sans CJK SC Regular'" style:font-family-generic-asian="system" style:font-pitch-asian="variable" style:font-size-asian="101%" style:font-style-asian="italic" style:font-weight-asian="normal" style:font-name-complex="FreeSans" style:font-family-complex="FreeSans" style:font-family-generic-complex="system" style:font-pitch-complex="variable" style:font-size-complex="101%" style:font-style-complex="italic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" style:class="text">
      <style:paragraph-properties fo:margin-top="0.0827in" fo:margin-bottom="0.0827in" style:contextual-spacing="false" fo:keep-together="always" fo:keep-with-next="always"/>
      <style:text-properties style:font-name="Lato1" fo:font-family="Lato" style:font-family-generic="swiss" style:font-pitch="variable" fo:font-size="85%" fo:font-style="normal" fo:font-weight="normal" style:font-name-asian="Noto Sans CJK SC Regular" style:font-family-asian="'Noto Sans CJK SC Regular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3pt" style:font-style-complex="normal" style:font-weight-complex="600"/>
    </style:style>
    <style:style style:name="Subtitle_20_noToC" style:display-name="Subtitle noToC" style:family="paragraph" style:auto-update="true" style:default-outline-level="" style:list-style-name="">
      <style:paragraph-properties fo:margin-left="0in" fo:margin-right="0in" fo:margin-top="0in" fo:margin-bottom="0.0783in" style:contextual-spacing="false" fo:text-align="center" style:justify-single-word="false" fo:text-indent="0in" style:auto-text-indent="false"/>
      <style:text-properties fo:font-variant="small-caps" style:font-name="Linux Libertine Display G" fo:font-family="'Linux Libertine Display G'" style:font-pitch="variable" fo:font-size="20pt" style:font-size-asian="20pt" style:font-size-complex="20pt"/>
    </style:style>
    <style:style style:name="Title_20_not_20_ToC" style:display-name="Title not ToC" style:family="paragraph" style:default-outline-level="" style:list-style-name="">
      <style:paragraph-properties fo:margin-top="0in" fo:margin-bottom="0.0783in" style:contextual-spacing="false" fo:text-align="center" style:justify-single-word="false"/>
      <style:text-properties style:font-name="Liberation Sans1" fo:font-family="'Liberation Sans'" style:font-style-name="Bold" style:font-family-generic="swiss" style:font-pitch="variable" fo:font-size="20pt" fo:font-weight="bold" officeooo:rsid="002d25a2" style:font-size-asian="20pt" style:font-size-complex="20pt"/>
    </style:style>
    <style:style style:name="Subtitle_20_noToC_20_smaller" style:display-name="Subtitle noToC smaller" style:family="paragraph" style:parent-style-name="Subtitle_20_noToC" style:auto-update="true">
      <style:text-properties fo:font-size="16pt" style:font-size-asian="10.5pt" style:font-size-complex="20pt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27in" style:contextual-spacing="true" fo:text-indent="0in" style:auto-text-indent="false"/>
    </style:style>
    <style:style style:name="Quotations" style:family="paragraph" style:parent-style-name="Standard" style:class="html" style:master-page-name="">
      <loext:graphic-properties draw:fill="none" draw:fill-color="#729fcf"/>
      <style:paragraph-properties fo:margin-left="0.3937in" fo:margin-right="0in" fo:margin-top="0in" fo:margin-bottom="0.0984in" style:contextual-spacing="false" fo:line-height="100%" fo:text-indent="0in" style:auto-text-indent="false" style:page-number="auto" fo:background-color="transparent"/>
      <style:text-properties style:font-name="Times New Roman1" fo:font-family="'Times New Roman'" style:font-style-name="Normal" style:font-family-generic="roman" style:font-pitch="variable" officeooo:rsid="00c0ba99" style:font-size-asian="10.5pt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Namdröl_20_Shingta" style:display-name="Namdröl Shingta" style:family="paragraph" style:parent-style-name="Text_20_body">
      <style:paragraph-properties fo:padding="0.1965in" fo:border-left="3pt solid #000000" fo:border-right="none" fo:border-top="none" fo:border-bottom="none" style:shadow="none"/>
      <style:text-properties fo:color="#333333" loext:opacity="100%"/>
    </style:style>
    <style:style style:name="Citation_20_Namdröl_20_Shingta" style:display-name="Citation Namdröl Shingta" style:family="paragraph" style:parent-style-name="Namdröl_20_Shingta">
      <style:paragraph-properties fo:padding="0.3937in" fo:border-left="3pt solid #000000" fo:border-right="none" fo:border-top="none" fo:border-bottom="none" style:shadow="none" style:join-border="true"/>
      <style:text-properties fo:color="#333333" loext:opacity="100%" style:font-size-asian="10.5pt"/>
    </style:style>
    <style:style style:name="Heading_20_6" style:display-name="Heading 6" style:family="paragraph" style:parent-style-name="Heading_20_5" style:next-style-name="Text_20_body" style:default-outline-level="6" style:list-style-name="Outline" style:class="text" style:master-page-name="">
      <style:paragraph-properties style:page-number="auto"/>
      <style:text-properties fo:font-size="11.5500001907349pt" fo:font-weight="normal" style:font-weight-complex="bold"/>
    </style:style>
    <style:style style:name="Heading_20_7" style:display-name="Heading 7" style:family="paragraph" style:parent-style-name="Heading_20_6" style:next-style-name="Text_20_body" style:auto-update="true" style:default-outline-level="7" style:list-style-name="Outline" style:class="text" style:master-page-name="">
      <style:paragraph-properties style:page-number="auto"/>
      <style:text-properties fo:font-size="85%" fo:font-weight="bold" style:font-weight-complex="bold"/>
    </style:style>
    <style:style style:name="Contents_20_6" style:display-name="Contents 6" style:family="paragraph" style:parent-style-name="Index" style:class="index">
      <loext:graphic-properties draw:fill="none" draw:fill-color="#729fcf"/>
      <style:paragraph-properties fo:margin-left="0.9839in" fo:margin-right="0in" fo:text-indent="0in" style:auto-text-indent="false" fo:background-color="transparent" text:number-lines="false" text:line-number="0">
        <style:tab-stops>
          <style:tab-stop style:position="6.9252in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_20_8" style:next-style-name="Text_20_body" style:auto-update="true" style:default-outline-level="9" style:list-style-name="Outline" style:class="text">
      <style:text-properties fo:font-weight="normal" fo:background-color="transparent" style:font-weight-complex="bold"/>
    </style:style>
    <style:style style:name="Heading_20_8" style:display-name="Heading 8" style:family="paragraph" style:parent-style-name="Heading_20_7" style:next-style-name="Text_20_body" style:auto-update="true" style:default-outline-level="8" style:list-style-name="Outline" style:class="text">
      <style:text-properties fo:font-style="italic"/>
    </style:style>
    <style:style style:name="Heading_20_10" style:display-name="Heading 10" style:family="paragraph" style:parent-style-name="Heading_20_9" style:next-style-name="Text_20_body" style:auto-update="true" style:default-outline-level="10" style:list-style-name="Outline" style:class="text"/>
    <style:style style:name="Contents_20_8" style:display-name="Contents 8" style:family="paragraph" style:parent-style-name="Index" style:class="index">
      <loext:graphic-properties draw:fill="none" draw:fill-color="#729fcf"/>
      <style:paragraph-properties fo:margin-left="1.378in" fo:margin-right="0in" fo:text-indent="0in" style:auto-text-indent="false" fo:background-color="transparent" text:number-lines="false" text:line-number="0">
        <style:tab-stops>
          <style:tab-stop style:position="6.925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margin-right="0in" fo:text-indent="0in" style:auto-text-indent="false"/>
    </style:style>
    <style:style style:name="Contents_20_10" style:display-name="Contents 10" style:family="paragraph" style:parent-style-name="Index" style:class="index">
      <style:paragraph-properties fo:margin-left="1.7717in" fo:margin-right="0in" fo:text-indent="0in" style:auto-text-indent="false"/>
    </style:style>
    <style:style style:name="Contents_20_7" style:display-name="Contents 7" style:family="paragraph" style:parent-style-name="Index" style:class="index">
      <loext:graphic-properties draw:fill="none" draw:fill-color="#729fcf"/>
      <style:paragraph-properties fo:margin-left="1.1811in" fo:margin-right="0in" fo:text-indent="0in" style:auto-text-indent="false" fo:background-color="transparent" text:number-lines="false" text:line-number="0">
        <style:tab-stops>
          <style:tab-stop style:position="6.9252in" style:type="right" style:leader-style="dotted" style:leader-text="."/>
        </style:tab-stops>
      </style:paragraph-properties>
    </style:style>
    <style:style style:name="Sitation" style:family="paragraph" style:parent-style-name="Namdröl_20_Shingta">
      <style:paragraph-properties fo:margin-left="0in" fo:margin-right="0in" fo:margin-top="0.0783in" fo:margin-bottom="0.0984in" style:contextual-spacing="true" fo:line-height="115%" fo:text-align="justify" style:justify-single-word="false" fo:orphans="0" fo:widows="0" fo:hyphenation-ladder-count="no-limit" fo:text-indent="0in" style:auto-text-indent="false" fo:padding-left="0.5902in" fo:padding-right="0.0193in" fo:padding-top="0.0193in" fo:padding-bottom="0.0193in" fo:border-left="3pt solid #000000" fo:border-right="none" fo:border-top="none" fo:border-bottom="none" style:shadow="none">
        <style:tab-stops>
          <style:tab-stop style:position="6.3984in" style:type="right"/>
        </style:tab-stops>
      </style:paragraph-properties>
      <style:text-properties style:font-name="Century" fo:font-family="Century" style:font-family-generic="roman" style:font-pitch="variable" fo:font-size="12pt" style:font-size-asian="12pt" style:font-size-complex="12pt" fo:hyphenate="false" fo:hyphenation-remain-char-count="2" fo:hyphenation-push-char-count="2" loext:hyphenation-no-caps="false"/>
    </style:style>
    <style:style style:name="Sitation_20_Décalée" style:display-name="Sitation Décalée" style:family="paragraph" style:parent-style-name="Sitation" style:master-page-name="">
      <style:paragraph-properties fo:margin-left="0in" fo:margin-right="0in" fo:margin-top="0.0783in" fo:margin-bottom="0.0984in" style:contextual-spacing="true" fo:line-height="115%" fo:text-align="justify" style:justify-single-word="false" fo:keep-together="always" fo:orphans="0" fo:widows="0" fo:hyphenation-ladder-count="no-limit" fo:text-indent="0in" style:auto-text-indent="false" style:page-number="auto" fo:padding-left="0.5902in" fo:padding-right="0.0193in" fo:padding-top="0.0193in" fo:padding-bottom="0.0193in" fo:border-left="3pt solid #000000" fo:border-right="none" fo:border-top="none" fo:border-bottom="none" fo:keep-with-next="auto">
        <style:tab-stops/>
      </style:paragraph-properties>
      <style:text-properties style:font-name="Century" fo:font-family="Century" style:font-family-generic="roman" style:font-pitch="variable" fo:font-size="12pt" style:font-size-asian="12pt" style:font-size-complex="12pt" fo:hyphenate="false" fo:hyphenation-remain-char-count="2" fo:hyphenation-push-char-count="2" loext:hyphenation-no-caps="false"/>
    </style:style>
    <style:style style:name="_31_.1.1_20_Sous_20_Titre" style:display-name="1.1.1 Sous Titre" style:family="paragraph" style:next-style-name="Début_20_Paragraphe" style:default-outline-level="6" style:list-style-name="MOBI">
      <style:paragraph-properties fo:margin-left="0.5909in" fo:margin-right="0in" fo:margin-top="0in" fo:margin-bottom="0in" style:contextual-spacing="false" fo:line-height="115%" fo:keep-together="always" fo:hyphenation-ladder-count="no-limit" fo:text-indent="-0.5909in" style:auto-text-indent="false" fo:keep-with-next="always">
        <style:tab-stops/>
      </style:paragraph-properties>
      <style:text-properties style:font-name="Century" fo:font-family="Century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Microsoft Himalaya" style:font-family-complex="'Microsoft Himalaya'" style:font-family-generic-complex="system" style:font-pitch-complex="variable" style:font-size-complex="14pt" style:font-weight-complex="bold" fo:hyphenate="false" fo:hyphenation-remain-char-count="2" fo:hyphenation-push-char-count="2" loext:hyphenation-no-caps="false"/>
    </style:style>
    <style:style style:name="Début_20_Paragraphe" style:display-name="Début Paragraphe" style:family="paragraph" style:parent-style-name="Namdröl_20_Shingta" style:next-style-name="Milieu_20_Paragraphe">
      <style:paragraph-properties fo:margin-top="0in" fo:margin-bottom="0in" style:contextual-spacing="false" fo:line-height="115%" fo:text-align="justify" style:justify-single-word="false" fo:orphans="0" fo:widows="0" fo:hyphenation-ladder-count="no-limit">
        <style:tab-stops>
          <style:tab-stop style:position="0.3937in"/>
        </style:tab-stops>
      </style:paragraph-properties>
      <style:text-properties style:font-name="Century" fo:font-family="Century" style:font-family-generic="roman" style:font-pitch="variable" fo:font-size="12pt" style:font-size-asian="12pt" style:font-size-complex="12pt" fo:hyphenate="false" fo:hyphenation-remain-char-count="2" fo:hyphenation-push-char-count="2" loext:hyphenation-no-caps="false"/>
    </style:style>
    <style:style style:name="Milieu_20_Paragraphe" style:display-name="Milieu Paragraphe" style:family="paragraph" style:parent-style-name="Namdröl_20_Shingta">
      <style:paragraph-properties fo:margin-left="0in" fo:margin-right="0in" fo:margin-top="0.0783in" fo:margin-bottom="0.0984in" style:contextual-spacing="true" fo:line-height="115%" fo:text-align="justify" style:justify-single-word="false" fo:orphans="0" fo:widows="0" fo:hyphenation-ladder-count="no-limit" fo:text-indent="0in" style:auto-text-indent="false" style:shadow="none">
        <style:tab-stops>
          <style:tab-stop style:position="7.1862in" style:type="right"/>
        </style:tab-stops>
      </style:paragraph-properties>
      <style:text-properties style:font-name="Century" fo:font-family="Century" style:font-family-generic="roman" style:font-pitch="variable" fo:font-size="12pt" style:font-size-asian="12pt" style:font-size-complex="12pt" fo:hyphenate="false" fo:hyphenation-remain-char-count="2" fo:hyphenation-push-char-count="2" loext:hyphenation-no-caps="false"/>
    </style:style>
    <style:style style:name="BASE_20_MOBI" style:display-name="BASE MOBI" style:family="paragraph">
      <style:paragraph-properties fo:margin-top="0in" fo:margin-bottom="0in" style:contextual-spacing="false" fo:line-height="100%" fo:text-align="justify" style:justify-single-word="false" fo:orphans="0" fo:widows="0" fo:hyphenation-ladder-count="no-limit" style:shadow="none"/>
      <style:text-properties style:font-name="Century1" fo:font-family="Century" style:font-style-name="Normal" style:font-family-generic="roman" style:font-pitch="variable" fo:font-size="6pt" style:font-name-asian="Times New Roman" style:font-family-asian="'Times New Roman'" style:font-family-generic-asian="roman" style:font-pitch-asian="variable" style:font-size-asian="12pt" style:font-name-complex="Microsoft Himalaya" style:font-family-complex="'Microsoft Himalaya'" style:font-family-generic-complex="system" style:font-pitch-complex="variable" fo:hyphenate="false" fo:hyphenation-remain-char-count="2" fo:hyphenation-push-char-count="2" loext:hyphenation-no-caps="false"/>
    </style:style>
    <style:style style:name="Footnote" style:family="paragraph" style:parent-style-name="Standard" style:class="extra"/>
    <style:style style:name="Note_20_de_20_Bas_20_de_20_Page" style:display-name="Note de Bas de Page" style:family="paragraph">
      <style:paragraph-properties fo:margin-left="0.2953in" fo:margin-right="0in" fo:margin-top="0in" fo:margin-bottom="0.0555in" style:contextual-spacing="false" fo:line-height="100%" fo:text-align="justify" style:justify-single-word="false" fo:orphans="0" fo:widows="0" fo:hyphenation-ladder-count="no-limit" fo:text-indent="-0.2953in" style:auto-text-indent="false">
        <style:tab-stops/>
      </style:paragraph-properties>
      <style:text-properties style:font-name="Century" fo:font-family="Century" style:font-family-generic="roman" style:font-pitch="variable" fo:font-size="10pt" style:font-size-asian="10pt" style:font-size-complex="10pt" fo:hyphenate="false" fo:hyphenation-remain-char-count="2" fo:hyphenation-push-char-count="2" loext:hyphenation-no-caps="false"/>
    </style:style>
    <style:style style:name="_31_.1._20_SOUS_20_TITRE" style:display-name="1.1. SOUS TITRE" style:family="paragraph" style:next-style-name="Début_20_Paragraphe" style:default-outline-level="5" style:list-style-name="MOBI">
      <style:paragraph-properties fo:margin-top="0.0783in" fo:margin-bottom="0.0984in" style:contextual-spacing="false" fo:line-height="115%" fo:keep-together="always" fo:hyphenation-ladder-count="no-limit" style:shadow="none" fo:keep-with-next="always"/>
      <style:text-properties fo:text-transform="uppercase" style:font-name="Century" fo:font-family="Century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Microsoft Himalaya" style:font-family-complex="'Microsoft Himalaya'" style:font-family-generic-complex="system" style:font-pitch-complex="variable" style:font-size-complex="14pt" style:font-weight-complex="bold" fo:hyphenate="false" fo:hyphenation-remain-char-count="2" fo:hyphenation-push-char-count="2" loext:hyphenation-no-caps="false"/>
    </style:style>
    <style:style style:name="Sitation_20_-" style:display-name="Sitation -" style:family="paragraph" style:parent-style-name="Namdröl_20_Shingta" style:master-page-name="">
      <loext:graphic-properties draw:fill="none" draw:fill-color="#729fcf"/>
      <style:paragraph-properties fo:margin-left="1.378in" fo:margin-right="0in" fo:margin-top="0in" fo:margin-bottom="0in" style:contextual-spacing="false" fo:line-height="115%" fo:text-align="justify" style:justify-single-word="false" fo:hyphenation-ladder-count="no-limit" fo:text-indent="-1.378in" style:auto-text-indent="false" style:page-number="auto" fo:background-color="transparent" fo:padding-left="0.5902in" fo:padding-right="0.1965in" fo:padding-top="0.1965in" fo:padding-bottom="0.1965in" fo:border-left="3pt solid #000000" fo:border-right="none" fo:border-top="none" fo:border-bottom="none" style:shadow="none">
        <style:tab-stops/>
      </style:paragraph-properties>
      <style:text-properties style:font-name="Century" fo:font-family="Century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Microsoft Himalaya" style:font-family-complex="'Microsoft Himalaya'" style:font-family-generic-complex="system" style:font-pitch-complex="variable" fo:hyphenate="false" fo:hyphenation-remain-char-count="2" fo:hyphenation-push-char-count="2" loext:hyphenation-no-caps="false"/>
    </style:style>
    <style:style style:name="_31_.1.1.1._20_sous_20_titre" style:display-name="1.1.1.1. sous titre" style:family="paragraph" style:next-style-name="BASE_20_MOBI" style:default-outline-level="7" style:list-style-name="MOBI">
      <style:paragraph-properties fo:margin-left="0.8862in" fo:margin-right="0.0591in" fo:margin-top="0in" fo:margin-bottom="0in" style:contextual-spacing="false" fo:keep-together="always" fo:hyphenation-ladder-count="no-limit" fo:text-indent="-0.8862in" style:auto-text-indent="false" fo:keep-with-next="always">
        <style:tab-stops/>
      </style:paragraph-properties>
      <style:text-properties style:font-name="Century" fo:font-family="Century" style:font-family-generic="roman" style:font-pitch="variable" fo:font-size="14pt" fo:font-style="italic" style:font-name-asian="Batang" style:font-family-asian="Batang" style:font-family-generic-asian="system" style:font-pitch-asian="fixed" style:font-size-asian="14pt" style:font-style-asian="italic" style:font-name-complex="Aparajita" style:font-family-complex="Aparajita" style:font-family-generic-complex="swiss" style:font-pitch-complex="variable" style:font-size-complex="14pt" style:font-style-complex="italic" fo:hyphenate="false" fo:hyphenation-remain-char-count="2" fo:hyphenation-push-char-count="2" loext:hyphenation-no-caps="false"/>
    </style:style>
    <style:style style:name="Track_20_Number" style:display-name="Track Number" style:family="paragraph" style:parent-style-name="Standard" style:list-style-name="Numbering_20_123" style:master-page-name="">
      <loext:graphic-properties draw:fill="bitmap" draw:fill-image-name="AudioIcon" draw:fill-image-width="0.1909in" draw:fill-image-height="0.2535in" style:repeat="no-repeat" draw:fill-image-ref-point-x="0%" draw:fill-image-ref-point-y="0%" draw:fill-image-ref-point="left" draw:tile-repeat-offset="0% vertical"/>
      <style:paragraph-properties fo:margin-top="0.1181in" fo:margin-bottom="0.1181in" style:contextual-spacing="false" fo:line-height="100%" style:page-number="auto" fo:padding-left="0.2756in" fo:padding-right="0in" fo:padding-top="0in" fo:padding-bottom="0in" fo:border-left="0.51pt solid #ffffff" fo:border-right="none" fo:border-top="none" fo:border-bottom="none" style:shadow="none" fo:keep-with-next="always" style:join-border="true">
        <style:tab-stops/>
        <style:drop-cap/>
        <style:background-image xlink:href="Pictures/10000201000000C3000001038C928AA4E07C356B.png" xlink:type="simple" xlink:actuate="onLoad" style:position="center left" style:repeat="no-repeat"/>
      </style:paragraph-properties>
      <style:text-properties fo:font-variant="normal" fo:text-transform="none" fo:color="#071a70" loext:opacity="100%" style:text-outline="false" style:font-name="Lato1" fo:font-family="Lato" style:font-family-generic="swiss" style:font-pitch="variable" fo:font-size="12pt" fo:font-style="normal" fo:text-shadow="none" style:text-underline-style="none" fo:font-weight="bold" officeooo:rsid="011af792" style:text-underline-mode="continuous" style:text-overline-mode="continuous" style:text-line-through-mode="continuous" fo:background-color="transparent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jouts" style:family="paragraph" style:parent-style-name="Text_20_body">
      <style:paragraph-properties fo:margin-top="0.0547in" fo:margin-bottom="0in" style:contextual-spacing="true" fo:padding="0.0783in" fo:border-left="4pt solid #666666" fo:border-right="none" fo:border-top="none" fo:border-bottom="none" style:shadow="none"/>
      <style:text-properties fo:background-color="transparent" style:font-size-asian="10.5pt"/>
    </style:style>
    <style:style style:name="Frame_20_contents" style:display-name="Frame contents" style:family="paragraph" style:parent-style-name="Standard" style:class="extra"/>
    <style:style style:name="Transcribed_20_by" style:display-name="Transcribed by" style:family="paragraph" style:parent-style-name="Subtitle_20_noToC_20_smaller">
      <style:text-properties fo:language="en" fo:country="US" officeooo:rsid="0156c431"/>
    </style:style>
    <style:style style:name="Tibetan" style:family="paragraph" style:parent-style-name="Text_20_body" style:next-style-name="Transliteration">
      <style:paragraph-properties fo:margin-left="0.2953in" fo:margin-right="0in" fo:margin-top="0in" fo:margin-bottom="0.0398in" style:contextual-spacing="false" fo:line-height="100%" fo:text-indent="0in" style:auto-text-indent="false"/>
      <style:text-properties fo:font-size="28pt" style:font-size-asian="28pt" style:font-name-complex="TibetanChogyalUnicode-170221" style:font-family-complex="TibetanChogyalUnicode-170221" style:font-pitch-complex="variable" style:font-size-complex="2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17in" style:type="center"/>
          <style:tab-stop style:position="7.0835in" style:type="right"/>
        </style:tab-stops>
      </style:paragraph-properties>
    </style:style>
    <style:style style:name="Translation" style:family="paragraph" style:parent-style-name="Text_20_body" style:next-style-name="Transliteration">
      <style:paragraph-properties fo:margin-left="0.4925in" fo:margin-right="0in" fo:margin-top="0in" fo:margin-bottom="0in" style:contextual-spacing="false" fo:line-height="100%" fo:orphans="5" fo:widows="5" fo:text-indent="0in" style:auto-text-indent="false"/>
    </style:style>
    <style:style style:name="Transliteration" style:family="paragraph" style:parent-style-name="Text_20_body" style:next-style-name="Translation">
      <style:paragraph-properties fo:margin-left="0.2953in" fo:margin-right="0in" fo:margin-top="0in" fo:margin-bottom="0in" style:contextual-spacing="false" fo:line-height="100%" fo:text-indent="0in" style:auto-text-indent="false"/>
      <style:text-properties style:font-name="Calibri" fo:font-family="Calibri" style:font-family-generic="swiss" style:font-pitch="variable" fo:language="zxx" fo:country="none" style:language-asian="zxx" style:country-asian="none" style:language-complex="zxx" style:country-complex="none"/>
    </style:style>
    <style:style style:name="Citation" style:family="paragraph" style:parent-style-name="Standard">
      <style:paragraph-properties fo:margin-left="0in" fo:margin-right="0in" fo:margin-top="0.0398in" fo:margin-bottom="0in" style:contextual-spacing="true" fo:text-indent="0in" style:auto-text-indent="false" fo:padding-left="0.1965in" fo:padding-right="0in" fo:padding-top="0.0398in" fo:padding-bottom="0.0398in" fo:border-left="4.99pt solid #999999" fo:border-right="none" fo:border-top="none" fo:border-bottom="none"/>
      <style:text-properties style:font-name="Garamond Dia" fo:font-family="'Garamond Dia'" style:font-style-name="Normal" style:font-family-generic="roman" style:font-pitch="variable" officeooo:rsid="018b3103" fo:background-color="transparent"/>
    </style:style>
    <style:style style:name="P._20_TIB" style:display-name="P. TIB" style:family="paragraph" style:default-outline-level="">
      <style:paragraph-properties fo:text-align="justify" style:justify-single-word="false" fo:orphans="2" fo:widows="2" style:writing-mode="lr-tb"/>
      <style:text-properties fo:font-size="11pt" style:font-size-asian="11pt"/>
    </style:style>
    <style:style style:name="Space_20_after_20_insertion" style:display-name="Space after insertion" style:family="paragraph" style:parent-style-name="Standard" style:next-style-name="Text_20_body">
      <style:paragraph-properties fo:text-align="start" style:justify-single-word="false"/>
      <style:text-properties fo:font-size="10pt" style:font-size-asian="8.75pt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structions" style:family="paragraph" style:parent-style-name="Transliteration">
      <style:text-properties style:font-name="Times New Roman" fo:font-family="'Times New Roman'" style:font-family-generic="roman" style:font-pitch="variable" fo:font-size="12pt" fo:language="fr" fo:country="FR" fo:font-style="italic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Corps_20_de_20_texte.transliteration" style:display-name="Corps de texte.transliteration" style:family="paragraph" style:parent-style-name="Text_20_body">
      <style:paragraph-properties fo:margin-left="0.2953in" fo:margin-right="0in" fo:margin-top="0in" fo:margin-bottom="0in" style:contextual-spacing="false" fo:line-height="100%" fo:text-indent="0in" style:auto-text-indent="false"/>
      <style:text-properties style:font-name="Calibri1" fo:font-family="Calibri, sans-serif"/>
    </style:style>
    <style:style style:name="Transliteration_20_1" style:display-name="Transliteration 1" style:family="paragraph" style:default-outline-level="">
      <loext:graphic-properties draw:fill="none" draw:fill-color="#ffffff"/>
      <style:paragraph-properties fo:margin-left="0.2953in" fo:margin-right="0in" fo:margin-top="0in" fo:margin-bottom="0in" style:contextual-spacing="false" fo:line-height="100%" fo:text-align="justify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italic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italic" style:font-weight-asian="normal" style:font-name-complex="Arial Unicode MS" style:font-family-complex="'Arial Unicode MS'" style:font-family-generic-complex="system" style:font-pitch-complex="variable" style:font-size-complex="12pt" style:font-style-complex="italic" style:font-weight-complex="normal" fo:hyphenate="false" fo:hyphenation-remain-char-count="2" fo:hyphenation-push-char-count="2" loext:hyphenation-no-caps="false"/>
    </style:style>
    <style:style style:name="Standard_20__28_user_29_" style:display-name="Standard (user)" style:family="paragraph" style:default-outline-level="">
      <style:paragraph-properties fo:orphans="0" fo:widows="0" fo:hyphenation-ladder-count="no-limit">
        <style:tab-stops>
          <style:tab-stop style:position="0.5in"/>
        </style:tab-stops>
      </style:paragraph-properties>
      <style:text-properties style:use-window-font-color="true" loext:opacity="0%" style:font-name="Thorndale" fo:font-family="Thorndale" style:font-family-generic="roman" style:font-pitch="variable" fo:font-size="12pt" fo:language="en" fo:country="GB" style:font-name-asian="FZSongTi" style:font-family-asian="FZSongTi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betanSmall" style:family="paragraph" style:parent-style-name="Tibetan" style:master-page-name="">
      <style:paragraph-properties fo:margin-left="0in" fo:margin-right="0in" fo:margin-top="0in" fo:margin-bottom="0in" style:contextual-spacing="false" fo:text-indent="0in" style:auto-text-indent="false" style:page-number="auto"/>
      <style:text-properties style:font-name="Monlam Uni OuChan2" fo:font-family="'Monlam Uni OuChan2'" style:font-style-name="Normal" style:font-pitch="variable" fo:font-size="25pt" style:font-size-asian="25pt" style:font-name-complex="TibetanChogyalUnicode-ID" style:font-family-complex="TibetanChogyalUnicode-ID" style:font-pitch-complex="variable" style:font-size-complex="25pt"/>
    </style:style>
    <style:style style:name="FooterEnglish" style:family="paragraph" style:parent-style-name="Tibetan">
      <style:paragraph-properties fo:text-align="center" style:justify-single-word="false"/>
      <style:text-properties officeooo:rsid="006c6e53"/>
    </style:style>
    <style:style style:name="TitleEnglish" style:family="paragraph" style:parent-style-name="Text_20_body">
      <style:paragraph-properties fo:margin-top="0in" fo:margin-bottom="0in" style:contextual-spacing="false" fo:text-align="center" style:justify-single-word="false"/>
      <style:text-properties fo:font-variant="small-caps" style:font-name="Linux Libertine Display G1" fo:font-family="'Linux Libertine Display G'" style:font-style-name="Normal" style:font-pitch="variable" fo:font-size="19pt" style:font-size-asian="18pt" style:font-size-complex="18pt"/>
    </style:style>
    <style:style style:name="FooterTibetan" style:family="paragraph" style:parent-style-name="FooterEnglish">
      <style:text-properties style:font-name="Times New Roman" fo:font-family="'Times New Roman'" style:font-family-generic="roman" style:font-pitch="variable" officeooo:rsid="006e62d5"/>
    </style:style>
    <style:style style:name="EnglishInstruction" style:family="paragraph" style:parent-style-name="Text_20_body">
      <style:paragraph-properties fo:margin-top="0.2756in" fo:margin-bottom="0.0984in" style:contextual-spacing="false"/>
      <style:text-properties fo:font-size="13pt" fo:font-style="italic" style:font-size-asian="13pt" style:font-style-asian="italic" style:font-size-complex="13pt" style:font-style-complex="italic"/>
    </style:style>
    <style:style style:name="EnglishTranslation" style:family="paragraph" style:next-style-name="Transliteration" style:master-page-name="">
      <loext:graphic-properties draw:fill="none" draw:fill-color="#729fcf"/>
      <style:paragraph-properties fo:margin-left="0.4134in" fo:margin-right="0in" fo:margin-top="0in" fo:margin-bottom="0in" style:contextual-spacing="false" fo:text-indent="0in" style:auto-text-indent="false" style:page-number="auto" fo:background-color="transparent"/>
      <style:text-properties style:font-name="Times New Roman1" fo:font-family="'Times New Roman'" style:font-style-name="Normal" style:font-family-generic="roman" style:font-pitch="variable" fo:font-size="14pt" officeooo:rsid="00b5037d" style:font-size-asian="14pt" style:font-size-complex="14pt"/>
    </style:style>
    <style:style style:name="Homage" style:family="paragraph" style:parent-style-name="Text_20_body">
      <style:paragraph-properties fo:margin-top="0in" fo:margin-bottom="0.1965in" style:contextual-spacing="false" fo:text-align="center" style:justify-single-word="false">
        <style:tab-stops/>
      </style:paragraph-properties>
      <style:text-properties fo:font-variant="small-caps" style:font-name="Linux Libertine Display G1" fo:font-family="'Linux Libertine Display G'" style:font-style-name="Normal" style:font-pitch="variable" style:font-size-asian="10.5pt"/>
    </style:style>
    <style:style style:name="SubtitleEnglish" style:family="paragraph" style:parent-style-name="Text_20_body">
      <style:paragraph-properties fo:margin-top="0in" fo:margin-bottom="0.2953in" style:contextual-spacing="true" fo:text-align="center" style:justify-single-word="false"/>
      <style:text-properties style:font-name="Linux Libertine Display G1" fo:font-family="'Linux Libertine Display G'" style:font-style-name="Normal" style:font-pitch="variable" fo:font-size="16pt" style:font-size-asian="10.5pt"/>
    </style:style>
    <style:style style:name="TibetanSpace" style:family="paragraph" style:parent-style-name="Tibetan">
      <style:text-properties fo:font-size="8pt" style:font-size-asian="7pt" style:font-size-complex="8pt"/>
    </style:style>
    <style:style style:name="Tibetanpace" style:family="paragraph" style:parent-style-name="Tibetan"/>
    <style:style style:name="EnglishSectionTitle" style:family="paragraph" style:parent-style-name="Standard">
      <style:paragraph-properties fo:margin-left="0in" fo:margin-right="0in" fo:margin-top="0.3937in" fo:margin-bottom="0.2953in" style:contextual-spacing="false" fo:text-align="center" style:justify-single-word="false" fo:text-indent="0in" style:auto-text-indent="false"/>
      <style:text-properties style:font-name="Times New Roman2" fo:font-family="'Times New Roman'" style:font-style-name="Gras" style:font-family-generic="roman" style:font-pitch="variable" fo:font-size="14pt" fo:font-style="italic" fo:font-weight="bold" officeooo:rsid="00accc11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/>
    <style:style style:name="FrontPageTitle" style:family="paragraph" style:parent-style-name="TitleEnglish">
      <style:text-properties fo:font-size="26pt" style:font-size-asian="26pt" style:font-size-complex="26pt"/>
    </style:style>
    <style:style style:name="FrontPageTibetan" style:family="paragraph" style:parent-style-name="Tibetan"/>
    <style:style style:name="Copyright" style:family="paragraph" style:parent-style-name="Standard">
      <style:paragraph-properties fo:margin-top="0in" fo:margin-bottom="0.1575in" style:contextual-spacing="true" fo:text-align="center" style:justify-single-word="false"/>
      <style:text-properties style:font-name="Garamond" fo:font-family="Garamond" style:font-family-generic="roman" style:font-pitch="variable"/>
    </style:style>
    <style:style style:name="Copyright_20_SmallCaps" style:display-name="Copyright SmallCaps" style:family="paragraph" style:parent-style-name="Copyright">
      <style:paragraph-properties fo:margin-top="0in" fo:margin-bottom="0in" style:contextual-spacing="false"/>
      <style:text-properties fo:font-variant="small-caps" fo:font-size="14pt" style:font-size-asian="14pt" style:font-size-complex="14pt"/>
    </style:style>
    <style:style style:name="FrontPageSubtitle" style:family="paragraph" style:parent-style-name="FrontPageTitle">
      <style:text-properties fo:font-size="19pt" style:font-size-asian="19pt" style:font-size-complex="19pt"/>
    </style:style>
    <style:style style:name="TibetanSpaceSmall" style:family="paragraph" style:parent-style-name="TibetanSpace">
      <style:text-properties fo:font-size="3pt" style:font-size-asian="2.59999990463257pt" style:font-size-complex="3pt"/>
    </style:style>
    <style:style style:name="TibetanNarrow" style:family="paragraph" style:parent-style-name="Tibetan">
      <style:text-properties style:font-name-complex="TibetanChogyalUnicode-ID" style:font-family-complex="TibetanChogyalUnicode-ID" style:font-pitch-complex="variable"/>
    </style:style>
    <style:style style:name="EnglishInstructionNoMarginTop" style:family="paragraph" style:parent-style-name="EnglishInstruction">
      <style:paragraph-properties fo:margin-top="0in" fo:margin-bottom="0.0984in" style:contextual-spacing="false"/>
      <style:text-properties officeooo:rsid="00a7ff77"/>
    </style:style>
    <style:style style:name="EnglishSectionSubtitle" style:family="paragraph" style:parent-style-name="EnglishSectionTitle">
      <style:paragraph-properties fo:margin-top="0in" fo:margin-bottom="0.2953in" style:contextual-spacing="false"/>
      <style:text-properties fo:font-style="italic" fo:font-weight="normal" style:font-weight-complex="normal"/>
    </style:style>
    <style:style style:name="EnglishSectionTitleWithSubtitle" style:family="paragraph" style:parent-style-name="EnglishSectionTitle">
      <style:paragraph-properties fo:margin-top="0.3937in" fo:margin-bottom="0.0591in" style:contextual-spacing="false"/>
      <style:text-properties style:font-weight-complex="normal"/>
    </style:style>
    <style:style style:name="EnglishInstructionShortMarginTop" style:family="paragraph" style:parent-style-name="EnglishInstruction">
      <style:paragraph-properties fo:margin-top="0.1181in" fo:margin-bottom="0.1181in" style:contextual-spacing="false"/>
    </style:style>
    <style:style style:name="EnglishTitle" style:family="paragraph" style:parent-style-name="Standard"/>
    <style:style style:name="TransliterationNarrow" style:family="paragraph" style:parent-style-name="Transliteration">
      <style:text-properties fo:font-size="15.6000003814697pt" style:font-size-asian="15.6000003814697pt" style:font-size-complex="15.6000003814697pt"/>
    </style:style>
    <style:style style:name="EnglishSectionTitleNoMarginTop" style:family="paragraph" style:parent-style-name="EnglishSectionTitle">
      <style:paragraph-properties fo:margin-top="0in" fo:margin-bottom="0.2362in" style:contextual-spacing="false"/>
    </style:style>
    <style:style style:name="Horizontal_20_Line" style:display-name="Horizontal Line" style:family="paragraph" style:parent-style-name="Standard" style:class="html"/>
    <style:style style:name="EnglishSectionTitleInToCLevel1" style:family="paragraph" style:parent-style-name="EnglishSectionTitle" style:default-outline-level="1" style:list-style-name="">
      <style:text-properties fo:background-color="transparent"/>
    </style:style>
    <style:style style:name="EnglishSectionTitleInToCLevel2" style:family="paragraph" style:parent-style-name="EnglishSectionTitle" style:default-outline-level="2" style:list-style-name="">
      <style:paragraph-properties fo:margin-top="0.3543in" fo:margin-bottom="0.2362in" style:contextual-spacing="false"/>
    </style:style>
    <style:style style:name="EnglishSectionTitleWithSubtitleInToCLevel2" style:family="paragraph" style:parent-style-name="EnglishSectionTitleWithSubtitle" style:default-outline-level="2" style:list-style-name=""/>
    <style:style style:name="EnglishSectionTitleNoMarginTopInToCLevel1" style:family="paragraph" style:parent-style-name="EnglishSectionTitleNoMarginTop" style:default-outline-level="1" style:list-style-name=""/>
    <style:style style:name="EnglishTranslationNarrow" style:family="paragraph" style:parent-style-name="EnglishTranslation"/>
    <style:style style:name="Endnote" style:family="paragraph" style:parent-style-name="Standard" style:class="extra"/>
    <style:style style:name="EnglishSmall" style:family="paragraph" style:default-outline-level="">
      <style:paragraph-properties fo:margin-left="0.2165in" fo:margin-right="0in" fo:margin-top="0in" fo:margin-bottom="0in" style:contextual-spacing="false" fo:line-height="106%" fo:text-indent="0in" style:auto-text-indent="false" fo:keep-with-next="always"/>
      <style:text-properties style:font-name="Calibri2" fo:font-family="Calibri" style:font-family-generic="roman" style:font-pitch="variable" fo:font-size="6pt" fo:language="en" fo:country="US" style:font-size-asian="6pt"/>
    </style:style>
    <style:style style:name="EnglishInstructions" style:family="paragraph" style:default-outline-level="">
      <style:paragraph-properties fo:margin-left="0.2165in" fo:margin-right="0in" fo:margin-top="0in" fo:margin-bottom="0in" style:contextual-spacing="false" fo:line-height="106%" fo:text-indent="0in" style:auto-text-indent="false" fo:keep-with-next="always"/>
      <style:text-properties style:font-name="Calibri2" fo:font-family="Calibri" style:font-family-generic="roman" style:font-pitch="variable" fo:font-size="6pt" fo:language="en" fo:country="US" style:font-size-asian="6pt"/>
    </style:style>
    <style:style style:name="Tibetan_20_Instructions" style:display-name="Tibetan Instructions" style:family="paragraph" style:parent-style-name="Tibetan">
      <style:text-properties fo:font-size="28pt" style:font-size-asian="28pt" style:font-size-complex="22pt" style:language-complex="bo" style:country-complex="IN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WW_5f_CharLFO5LVL1" style:display-name="WW_CharLFO5LVL1" style:family="text">
      <style:text-properties style:use-window-font-color="true" loext:opacity="0%" style:font-name="Century" fo:font-family="Century" style:font-family-generic="roman" style:font-pitch="variable" fo:font-size="8pt" fo:font-style="normal" fo:font-weight="normal" style:font-size-asian="8pt" style:font-style-asian="normal" style:font-weight-asian="normal"/>
    </style:style>
    <style:style style:name="WW_5f_CharLFO5LVL2" style:display-name="WW_CharLFO5LVL2" style:family="text">
      <style:text-properties fo:font-variant="normal" fo:text-transform="none" style:use-window-font-color="true" loext:opacity="0%" style:font-name="Century" fo:font-family="Century" style:font-family-generic="roman" style:font-pitch="variable" fo:font-size="16pt" fo:font-style="normal" style:text-underline-style="none" fo:font-weight="normal" style:font-size-asian="16pt" style:font-style-asian="normal" style:font-weight-asian="normal"/>
    </style:style>
    <style:style style:name="WW_5f_CharLFO5LVL3" style:display-name="WW_CharLFO5LVL3" style:family="text">
      <style:text-properties fo:font-variant="normal" fo:text-transform="none" style:font-name="Century" fo:font-family="Century" style:font-family-generic="roman" style:font-pitch="variable" fo:font-size="16pt" fo:font-style="normal" fo:font-weight="normal" style:font-size-asian="16pt" style:font-style-asian="normal" style:font-weight-asian="normal"/>
    </style:style>
    <style:style style:name="WW_5f_CharLFO5LVL4" style:display-name="WW_CharLFO5LVL4" style:family="text">
      <style:text-properties style:font-name="Century" fo:font-family="Century" style:font-family-generic="roman" style:font-pitch="variable" fo:font-size="14pt" fo:font-style="normal" fo:font-weight="normal" style:font-size-asian="14pt" style:font-style-asian="normal" style:font-weight-asian="normal"/>
    </style:style>
    <style:style style:name="WW_5f_CharLFO5LVL5" style:display-name="WW_CharLFO5LVL5" style:family="text">
      <style:text-properties style:font-name="Century" fo:font-family="Century" style:font-family-generic="roman" style:font-pitch="variable" fo:font-size="14pt" fo:font-style="normal" fo:font-weight="normal" style:font-size-asian="14pt" style:font-style-asian="normal" style:font-weight-asian="normal"/>
    </style:style>
    <style:style style:name="WW_5f_CharLFO5LVL6" style:display-name="WW_CharLFO5LVL6" style:family="text">
      <style:text-properties style:font-name="Century" fo:font-family="Century" style:font-family-generic="roman" style:font-pitch="variable" fo:font-size="14pt" style:font-size-asian="14pt"/>
    </style:style>
    <style:style style:name="WW_5f_CharLFO5LVL7" style:display-name="WW_CharLFO5LVL7" style:family="text">
      <style:text-properties style:font-name="Century" fo:font-family="Century" style:font-family-generic="roman" style:font-pitch="variable" fo:font-size="14pt" style:text-underline-style="none" style:font-size-asian="14pt"/>
    </style:style>
    <style:style style:name="Police_20_par_20_défaut" style:display-name="Police par défaut" style:family="text"/>
    <style:style style:name="Paragraphe_20_de_20_liste_20_Car" style:display-name="Paragraphe de liste Car" style:family="text" style:parent-style-name="Police_20_par_20_défaut"/>
    <style:style style:name="Milieu_20_Paragraphe_20_Car" style:display-name="Milieu Paragraphe Car" style:family="text" style:parent-style-name="Paragraphe_20_de_20_liste_20_Car">
      <style:text-properties style:font-name="Century" fo:font-family="Century" style:font-family-generic="roman" style:font-pitch="variable" fo:font-size="12pt" style:font-size-asian="12pt" style:font-size-complex="12pt"/>
    </style:style>
    <style:style style:name="PECHAS_20_NUM_20_Car" style:display-name="PECHAS NUM Car" style:family="text" style:parent-style-name="Milieu_20_Paragraphe_20_Car">
      <style:text-properties style:font-name="Century" fo:font-family="Century" style:font-family-generic="roman" style:font-pitch="variable" fo:font-size="12pt" fo:font-weight="bold" style:font-size-asian="12pt" style:font-weight-asian="bold" style:font-size-complex="12pt"/>
    </style:style>
    <style:style style:name="Titre_20_4_20_Car" style:display-name="Titre 4 Car" style:family="text" style:parent-style-name="Police_20_par_20_défaut">
      <style:text-properties fo:color="#2e74b5" loext:opacity="100%"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language-asian="fr" style:country-asian="FR" style:font-style-asian="italic" style:font-name-complex="Microsoft Himalaya" style:font-family-complex="'Microsoft Himalaya'" style:font-family-generic-complex="system" style:font-pitch-complex="variable" style:font-style-complex="italic"/>
    </style:style>
    <style:style style:name="_31_._20_Titre_20_Car" style:display-name="1. Titre Car" style:family="text" style:parent-style-name="Titre_20_4_20_Car">
      <style:text-properties fo:color="#2e74b5" loext:opacity="100%" style:font-name="Century" fo:font-family="Century" style:font-family-generic="roman" style:font-pitch="variable" fo:font-size="16pt" fo:font-style="normal" fo:font-weight="bold" style:font-name-asian="Times New Roman" style:font-family-asian="'Times New Roman'" style:font-family-generic-asian="roman" style:font-pitch-asian="variable" style:font-size-asian="16pt" style:language-asian="fr" style:country-asian="FR" style:font-style-asian="normal" style:font-weight-asian="bold" style:font-name-complex="Microsoft Himalaya" style:font-family-complex="'Microsoft Himalaya'" style:font-family-generic-complex="system" style:font-pitch-complex="variable" style:font-style-complex="italic" style:font-weight-complex="bold"/>
    </style:style>
    <style:style style:name="_31_.1._20_SOUS_20_TITRE_20_Car" style:display-name="1.1. SOUS TITRE Car" style:family="text" style:parent-style-name="_31_._20_Titre_20_Car">
      <style:text-properties fo:text-transform="uppercase" fo:color="#2e74b5" loext:opacity="100%" style:font-name="Century" fo:font-family="Century" style:font-family-generic="roman" style:font-pitch="variable" fo:font-size="14pt" fo:font-style="normal" fo:font-weight="normal" style:font-name-asian="Times New Roman" style:font-family-asian="'Times New Roman'" style:font-family-generic-asian="roman" style:font-pitch-asian="variable" style:font-size-asian="14pt" style:language-asian="fr" style:country-asian="FR" style:font-style-asian="normal" style:font-weight-asian="normal" style:font-name-complex="Microsoft Himalaya" style:font-family-complex="'Microsoft Himalaya'" style:font-family-generic-complex="system" style:font-pitch-complex="variable" style:font-size-complex="14pt" style:font-style-complex="normal" style:font-weight-complex="bold"/>
    </style:style>
    <style:style style:name="PECHAS_20_NUM_20_TITLE_20_Car" style:display-name="PECHAS NUM TITLE Car" style:family="text" style:parent-style-name="_31_.1._20_SOUS_20_TITRE_20_Car">
      <style:text-properties fo:text-transform="uppercase" fo:color="#000000" loext:opacity="100%" style:font-name="Century" fo:font-family="Century" style:font-family-generic="roman" style:font-pitch="variable" fo:font-size="12pt" fo:font-style="normal" fo:font-weight="normal" style:font-name-asian="Times New Roman" style:font-family-asian="'Times New Roman'" style:font-family-generic-asian="roman" style:font-pitch-asian="variable" style:font-size-asian="12pt" style:language-asian="fr" style:country-asian="FR" style:font-style-asian="normal" style:font-weight-asian="normal" style:font-name-complex="Microsoft Himalaya" style:font-family-complex="'Microsoft Himalaya'" style:font-family-generic-complex="system" style:font-pitch-complex="variable" style:font-size-complex="11pt" style:font-style-complex="normal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2" style:display-name="ListLabel 2" style:family="text">
      <style:text-properties style:use-window-font-color="true" loext:opacity="0%" style:font-name="Berlin Sans FB" fo:font-family="'Berlin Sans FB'" style:font-family-generic="roman" style:font-pitch="variable" fo:font-size="8pt" fo:font-style="normal" fo:font-weight="normal" style:font-size-asian="8pt" style:font-style-asian="normal" style:font-weight-asian="normal"/>
    </style:style>
    <style:style style:name="ListLabel_20_3" style:display-name="ListLabel 3" style:family="text">
      <style:text-properties fo:text-transform="uppercase" style:use-window-font-color="true" loext:opacity="0%" fo:font-size="16pt" fo:font-style="normal" style:text-underline-style="none" fo:font-weight="normal" style:font-size-asian="16pt" style:font-style-asian="normal" style:font-weight-asian="normal"/>
    </style:style>
    <style:style style:name="ListLabel_20_4" style:display-name="ListLabel 4" style:family="text">
      <style:text-properties fo:font-variant="normal" fo:text-transform="none" fo:font-size="16pt" fo:font-style="normal" fo:font-weight="normal" style:font-size-asian="16pt" style:font-style-asian="normal" style:font-weight-asian="normal"/>
    </style:style>
    <style:style style:name="ListLabel_20_5" style:display-name="ListLabel 5" style:family="text">
      <style:text-properties fo:font-size="14pt" fo:font-style="normal" fo:font-weight="normal" style:font-size-asian="14pt" style:font-style-asian="normal" style:font-weight-asian="normal"/>
    </style:style>
    <style:style style:name="ListLabel_20_6" style:display-name="ListLabel 6" style:family="text">
      <style:text-properties fo:font-size="14pt" fo:font-style="normal" fo:font-weight="normal" style:font-size-asian="14pt" style:font-style-asian="normal" style:font-weight-asian="normal"/>
    </style:style>
    <style:style style:name="ListLabel_20_7" style:display-name="ListLabel 7" style:family="text">
      <style:text-properties fo:font-size="14pt" style:font-size-asian="14pt"/>
    </style:style>
    <style:style style:name="ListLabel_20_8" style:display-name="ListLabel 8" style:family="text">
      <style:text-properties fo:font-size="14pt" style:font-size-asian="14pt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MOBI">
      <text:list-level-style-number text:level="1" text:style-name="WW_5f_CharLFO5LVL1" style:num-format="">
        <style:list-level-properties text:list-level-position-and-space-mode="label-alignment">
          <style:list-level-label-alignment text:label-followed-by="nothing" fo:text-indent="-0.3937in" fo:margin-left="0.3937in"/>
        </style:list-level-properties>
      </text:list-level-style-number>
      <text:list-level-style-number text:level="2" text:style-name="WW_5f_CharLFO5LVL2" style:num-format="I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3" text:style-name="WW_5f_CharLFO5LVL3" style:num-suffix="." style:num-format="1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4" text:style-name="WW_5f_CharLFO5LVL4" style:num-suffix="." style:num-format="1" text:display-levels="4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5" text:style-name="WW_5f_CharLFO5LVL5" style:num-suffix="." style:num-format="1" text:display-levels="5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6" text:style-name="WW_5f_CharLFO5LVL6" style:num-suffix="." style:num-format="1" text:display-levels="6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7" text:style-name="WW_5f_CharLFO5LVL7" style:num-suffix="." style:num-format="1" text:display-levels="7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" style:num-suffix="." style:num-format="I">
        <style:list-level-properties text:list-level-position-and-space-mode="label-alignment">
          <style:list-level-label-alignment text:label-followed-by="listtab" fo:text-indent="-0.4925in" fo:margin-left="0.4925in"/>
        </style:list-level-properties>
      </text:list-level-style-number>
      <text:list-level-style-number text:level="3" text:style-name="ListLabel_20_4" style:num-suffix="." style:num-format="1">
        <style:list-level-properties text:list-level-position-and-space-mode="label-alignment">
          <style:list-level-label-alignment text:label-followed-by="listtab" fo:text-indent="-0.4925in" fo:margin-left="0.4925in"/>
        </style:list-level-properties>
      </text:list-level-style-number>
      <text:list-level-style-number text:level="4" text:style-name="ListLabel_20_5" style:num-suffix="." style:num-format="1" text:display-levels="2">
        <style:list-level-properties text:list-level-position-and-space-mode="label-alignment">
          <style:list-level-label-alignment text:label-followed-by="listtab" fo:text-indent="-0.4925in" fo:margin-left="0.4925in"/>
        </style:list-level-properties>
      </text:list-level-style-number>
      <text:list-level-style-number text:level="5" text:style-name="ListLabel_20_6" style:num-suffix="." style:num-format="1" text:display-levels="3">
        <style:list-level-properties text:list-level-position-and-space-mode="label-alignment">
          <style:list-level-label-alignment text:label-followed-by="listtab" fo:text-indent="-0.4925in" fo:margin-left="0.4925in"/>
        </style:list-level-properties>
      </text:list-level-style-number>
      <text:list-level-style-number text:level="6" text:style-name="ListLabel_20_7" style:num-suffix="​" style:num-format="">
        <style:list-level-properties text:list-level-position-and-space-mode="label-alignment">
          <style:list-level-label-alignment text:label-followed-by="listtab" fo:text-indent="-0.4925in" fo:margin-left="0.4925in"/>
        </style:list-level-properties>
      </text:list-level-style-number>
      <text:list-level-style-number text:level="7" text:style-name="ListLabel_20_8" style:num-format="">
        <style:list-level-properties text:list-level-position-and-space-mode="label-alignment">
          <style:list-level-label-alignment text:label-followed-by="nothing" fo:text-indent="-0.4925in" fo:margin-left="0.4925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4925in" fo:margin-left="0.4925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4925in" fo:margin-left="0.4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day-of-week number:style="long"/>
      <number:text>, </number:text>
      <number:month number:style="long" number:textual="true"/>
      <number:text> </number:text>
      <number:day/>
      <number:text>, y</number:text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1d680d2" officeooo:paragraph-rsid="01d680d2"/>
    </style:style>
    <style:page-layout style:name="Mpm1">
      <style:page-layout-properties fo:page-width="8.5in" fo:page-height="11in" style:num-format="1" style:print-orientation="portrait" fo:margin-top="0.7083in" fo:margin-bottom="0.7083in" fo:margin-left="0.7083in" fo:margin-right="0.708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7T21:57:02.272000000</meta:creation-date>
    <meta:editing-duration>PT25M57S</meta:editing-duration>
    <meta:editing-cycles>6</meta:editing-cycles>
    <meta:generator>LibreOffice/7.1.3.2$Windows_X86_64 LibreOffice_project/47f78053abe362b9384784d31a6e56f8511eb1c1</meta:generator>
    <dc:subject>TODO Subject</dc:subject>
    <dc:title>Basic</dc:title>
    <meta:keyword>transcript</meta:keyword>
    <meta:keyword>Tülku Rinpoche</meta:keyword>
    <meta:keyword>chanteloube</meta:keyword>
    <meta:keyword>Vajrakilaya</meta:keyword>
    <meta:keyword>kyerim</meta:keyword>
    <meta:keyword>yidam</meta:keyword>
    <dc:date>2021-07-18T09:14:43.805000000</dc:date>
    <meta:document-statistic meta:table-count="0" meta:image-count="0" meta:object-count="0" meta:page-count="42" meta:paragraph-count="861" meta:word-count="3633" meta:character-count="22671" meta:non-whitespace-character-count="21742"/>
    <meta:template xlink:type="simple" xlink:actuate="onRequest" xlink:title="Basic" xlink:href="../../../../../AppData/Roaming/LibreOffice/4/user/template/Basic.ott" meta:date="2021-07-17T21:57:02.096000000"/>
  </office:meta>
</office:document-meta>
</file>